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5" style:family="paragraph" style:parent-style-name="Normal">
      <style:paragraph-properties fo:break-before="page">
        <style:tab-stops>
          <style:tab-stop style:position="6.749cm"/>
        </style:tab-stops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/>
      <style:text-properties officeooo:paragraph-rsid="000a939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officeooo:rsid="000a93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6">G</text:span><text:bookmark-start text:name="bookmark0"/>ALENI DE SYMPTOMATVM CAVSIS<text:line-break/>LIBER PRIMVS.<text:bookmark-end text:name="bookmark0"/></text:h>
      <text:h text:style-name="Heading_20_2" text:outline-level="2">Cap. I. </text:h>
      <text:p text:style-name="P10">Causas symptomatum his in libris contum-<text:line-break/>plahimur, eundem orationis ordinem servantes, quem in<text:line-break/>libro de ipsorum diffe<text:span text:style-name="Default_20_Paragraph_20_Font"><text:span text:style-name="T1">r</text:span></text:span>entiis jam posuimus. Quum igitur<text:line-break/>symptomatum genera in universum tria sint, de eo primum<text:line-break/>nobis oratio suit, in quo laesam esse actionem diximus, et<text:line-break/>ita eam intelligere volumus, si qua etiam omnino perierit.<text:line-break/>Quum autem duplices genere sint actiones, aliae naturales,<text:line-break/>aliae animales; ab animalibus auspicati eas quoque tripar-</text:p>
      <text:p text:style-name="P3">titas, alias se<text:span text:style-name="Default_20_Paragraph_20_Font"><text:span text:style-name="T1">n</text:span></text:span>tientes, alias motrices, alias principes appela<text:line-break/>lavimus. Ergo in sentiendi actionibus triplex fymptoma-<text:line-break/>tum est differentia; una quum ipsum primmn <text:span text:style-name="Default_20_Paragraph_20_Font"><text:span text:style-name="T1">t</text:span></text:span>ensus orga.<text:line-break/>num male affectum est; altera , quum sentiendi . facultas ;<text:line-break/>tertia, quum <text:span text:style-name="Default_20_Paragraph_20_Font"><text:span text:style-name="T1">partium</text:span></text:span> ad usum aliquem primi <text:span text:style-name="Default_20_Paragraph_20_Font"><text:span text:style-name="T1">t</text:span></text:span>ensus organi<text:line-break/>pr<text:span text:style-name="Default_20_Paragraph_20_Font"><text:span text:style-name="T1">o</text:span></text:span>creaturum <text:span text:style-name="Default_20_Paragraph_20_Font"><text:span text:style-name="T1">quaepiam. male habet,</text:span></text:span></text:p>
      <text:h text:style-name="Heading_20_2" text:outline-level="2">Cap. II. </text:h>
      <text:p text:style-name="P10">Exempli gratia in oculo primum sentiendi<text:line-break/>instrumentum crystallinus est humor, eum namque siclum a<text:line-break/>coloribus alterari demousiratum esu Sentiens vero facul-<text:line-break/>tus,. quae a cerebro per nervum in ipsum descendentem pro-<text:line-break/>ecdit. . Ad illius vero -usum caeterae omnes ocusi partes<text:line-break/>sunt conditae. Itaque una quadam parte ex praedictis laesit<text:line-break/>vel male ridebit animal, vel protius non videbit. Jam<text:line-break/>crystallini quidem humoris morbi per octo intemperies <text:span text:style-name="Default_20_Paragraph_20_Font"><text:span text:style-name="T1">ili-.<text:line-break/></text:span></text:span>stinguuntur, <text:span text:style-name="Default_20_Paragraph_20_Font"><text:span text:style-name="T1">m</text:span></text:span>o<text:span text:style-name="Default_20_Paragraph_20_Font"><text:span text:style-name="T1">rbi</text:span></text:span> autem facultatis, vel quod nervus, vel<text:line-break/>quod cerebrum male sit affectum, <text:span text:style-name="Default_20_Paragraph_20_Font"><text:span text:style-name="T1">ortum habeat. </text:span></text:span>Atque<text:line-break/>utriusque horum octo. sunt morbi, ipsis ut similaribus par-.</text:p>
      <text:p text:style-name="P3">tibus accide<text:span text:style-name="Default_20_Paragraph_20_Font"><text:span text:style-name="T1">n</text:span></text:span>tes; atque alii, ut organicis, tum obstructio-<text:line-break/>nes, tuum compressiones, tum quaecunque ex humorum ast-<text:line-break/>fluxu molem praeter naturam moliuntur. Continui vero<text:line-break/>folutio praeter omnia praedicta, tum similaribus, tum or-<text:line-break/>garritus partibus communis est <text:span text:style-name="Default_20_Paragraph_20_Font"><text:span text:style-name="T1">assectu</text:span></text:span>s, qui non cerebro<text:line-break/>modo, aut nervo, fed etiam crystallino humori accidere po-.<text:line-break/>test, huic autem, quod a propria sede dimoveatur ac dece-.<text:line-break/>dat, o<text:span text:style-name="Default_20_Paragraph_20_Font"><text:span text:style-name="T1">r</text:span></text:span>gauieus morbus accidit. Haec senis mutatio, si ver-<text:line-break/>sus aut angulum majo<text:span text:style-name="Default_20_Paragraph_20_Font"><text:span text:style-name="T1">r</text:span></text:span>em aut minorem fiat, nihil effatu<text:line-break/>dignum oblaesus. Si ve<text:span text:style-name="Default_20_Paragraph_20_Font"><text:span text:style-name="T1">r</text:span></text:span>o sursum deorsimrve <text:span text:style-name="Default_20_Paragraph_20_Font"><text:span text:style-name="T1">tran</text:span></text:span>s<text:span text:style-name="Default_20_Paragraph_20_Font"><text:span text:style-name="T1">latio.<text:line-break/>fiat</text:span></text:span>, duplitia, quae cernuntur, omnia appa<text:span text:style-name="Default_20_Paragraph_20_Font"><text:span text:style-name="T1">r</text:span></text:span>ere sarit. At-<text:line-break/>que lu quidem sunt tum primi villis organi, tum eorum,<text:line-break/>quae issi facultatem subministrant, mo<text:span text:style-name="Default_20_Paragraph_20_Font"><text:span text:style-name="T1">r</text:span></text:span>bi. Earum vero<text:line-break/><text:span text:style-name="Default_20_Paragraph_20_Font"><text:span text:style-name="T1">partium</text:span></text:span>, quae usum aliquem ei conserunt, hi <text:span text:style-name="Default_20_Paragraph_20_Font"><text:span text:style-name="T1">sunt m</text:span></text:span>o<text:span text:style-name="Default_20_Paragraph_20_Font"><text:span text:style-name="T1">rbi;<text:line-break/></text:span></text:span>si in uveae tunicae foramine, vel etiam inter hanc et cry-<text:line-break/>stallinum humor spici tusve tantus constiterit, ut primum<text:line-break/>xifus organum ad sensibilium dign<text:span text:style-name="Default_20_Paragraph_20_Font"><text:span text:style-name="T1">a</text:span></text:span>tionem impediat. Ad -<text:line-break/>eundem modum corneae quoque pars ea, quae pupillae</text:p>
      <text:p text:style-name="P3">praeposita est, visum impedit, sive ea per fe; sive esta qua-<text:line-break/>piam ratione ab eo, qui sccundum naturum est, statu decesse-<text:line-break/>rit. Igitur foramen uveae quatuor modis a propria natura<text:line-break/>destertit, vel auctum, vel imminutum, vel in aliquam partem<text:line-break/>divulsum, vel ruptum. Atqui increme<text:span text:style-name="Default_20_Paragraph_20_Font"><text:span text:style-name="T1">n</text:span></text:span>tum sive ab ortu<text:line-break/>sit, sive post acciderit, semper vi<text:span text:style-name="Default_20_Paragraph_20_Font"><text:span text:style-name="T1">t</text:span></text:span>um laedit; imminutio ve-<text:line-break/>ro in utero contractu acutissimi visus est:; quae vero post<text:line-break/>accidit, pravi. Reliquorum <text:span text:style-name="Default_20_Paragraph_20_Font"><text:span text:style-name="T1">viti</text:span></text:span>o<text:span text:style-name="Default_20_Paragraph_20_Font"><text:span text:style-name="T1">rum</text:span></text:span> neutrum, sive ab ori-<text:line-break/>gine, sive post acciderit, laesionem effatu dignam risui ad-<text:line-break/>fert. Jam enim saepenumero vidimus in parva uveae pro-<text:line-break/>cidentia cicatrice inducta detortam pupillam, hominem ta-<text:line-break/>men quo minus cerneret haud quaquam fuisse impeditum,<text:line-break/>quum ante <text:span text:style-name="Default_20_Paragraph_20_Font"><text:span text:style-name="T1">t</text:span></text:span>e corneae pa<text:span text:style-name="Default_20_Paragraph_20_Font"><text:span text:style-name="T1">r</text:span></text:span>tem splendidam inculpate haberet.<text:line-break/>Atque haec quidem experientia docuit. Verum causa pro-<text:line-break/>pter quum laxitas foraminis ad perspicaciam villis semper<text:line-break/>sit noxia, angustia non senrper, discussione digna esu Vi-<text:line-break/>detur autem milli nervus is, qui a cerebro ad oculum de-</text:p>
      <text:p text:style-name="P3">fertur, quem meatum appellunt Herophili sectatores, quod<text:line-break/>hic solus foramen manifestum habeat, <text:span text:style-name="Default_20_Paragraph_20_Font"><text:span text:style-name="T1">s</text:span></text:span>ensibilis spiritus via.<text:line-break/>Proinde quum altero oculo connivemus , alterius pupillam<text:line-break/>dilatari contingit, tanquam in rurum solum commeante fpi-<text:line-break/>ritu, qui prius lu duos erat dispertitus. Itaque etiam hoc<text:line-break/>maxime ligno elignoscitur, an suffusi conpuncta et detracta<text:line-break/>suffusione visum recepturi sini, an non. Quippe quibus al-<text:line-break/>tero oculo conniventibus, alterius pupillam dilatari contin-<text:line-break/>git, iis si conpunctio administretur, recipiendi visus fiducia<text:line-break/>est; quibus non dilatatur, horum nemo unquam vidit, ne-<text:line-break/>que si minimo cum dolore ac commodissime iis est admini-<text:line-break/>strata <text:span text:style-name="Default_20_Paragraph_20_Font"><text:span text:style-name="T1">compunctio. </text:span></text:span>Ex his omnibus liquet confluere ad<text:line-break/>oculos a cerebro spiritum animalem tum in crystallinum<text:line-break/>ipsum humorem, tum in totum illi objectum spatium, quod<text:line-break/>uveae foramen determinat. Quum igitur amplior suerit<text:line-break/>pupilla, sive in prima statim consormatione, sive postea, non<text:line-break/>probe universa animali expletur spiritu; fundi igitur, dis-</text:p>
      <text:p text:style-name="P3">fulvi ac dissipari cogitur, sicut contra in minore pupilla<text:line-break/>colligitur, constringitur ac de<text:span text:style-name="Default_20_Paragraph_20_Font"><text:span text:style-name="T1">n</text:span></text:span>satur spiritus. Atqui in<text:line-break/>libris de usu partium demonstratum est, ejus collectio<text:span text:style-name="Default_20_Paragraph_20_Font"><text:span text:style-name="T1">n</text:span></text:span>em<text:line-break/>ac constrictionem ad sensus facilitatem illi conducere; co<text:span text:style-name="Default_20_Paragraph_20_Font"><text:span text:style-name="T1">n-<text:line-break/></text:span></text:span>tra dissolutionem ac dispersionem ad sensus difficultatem<text:line-break/>deducere. Cur igitur imminuta pupilla morbi ratione, non<text:line-break/>natura, multo. deterior efficitur quam mediocris ? An quia<text:line-break/>pravos affectus sequitur,. ob quos necessario deterius cer<text:span text:style-name="Default_20_Paragraph_20_Font"><text:span text:style-name="T1">n</text:span></text:span>it<text:line-break/>oculus sic assectus, no<text:span text:style-name="Default_20_Paragraph_20_Font"><text:span text:style-name="T1">n</text:span></text:span> propter pupulae exiguitatem? Qui-<text:line-break/>nam igitur lu <text:span text:style-name="Default_20_Paragraph_20_Font"><text:span text:style-name="T1">sunt</text:span></text:span> affectus? nam hoc etiam disputati<text:span text:style-name="Default_20_Paragraph_20_Font"><text:span text:style-name="T1">o</text:span></text:span> re-<text:line-break/>quirit. Unus quidem ipsius nveae tunicae ta<text:span text:style-name="Default_20_Paragraph_20_Font"><text:span text:style-name="T1">n</text:span></text:span>tum est; alter<text:line-break/>humoris tenuis effusi, qui messius inter ipsam uveam et cry-<text:line-break/>stallinum humorem locatur. Ac tunicae quidem solius af-<text:line-break/>lectus, extensio quaedam est et relaxatio, qualis in externis<text:line-break/>articulis faepe cernitur, quum ligamenta redundante humo.-<text:line-break/>re sunt persusa. Humorum vero affectus desectus quidam<text:line-break/>est, ob quem vacuato interno spatio, uvea in se concidens</text:p>
      <text:p text:style-name="P3">contrahitur ac nugatur, atque idcirco pupillam imminuit.<text:line-break/>Deterius ergo aut nihil <text:span text:style-name="Default_20_Paragraph_20_Font"><text:span text:style-name="T1">o</text:span></text:span>mnin<text:span text:style-name="Default_20_Paragraph_20_Font"><text:span text:style-name="T1">o</text:span></text:span> exi talibus affectibus cernere<text:line-break/>contingit non propter pupillae parvitatem, fed propter hu-<text:line-break/>nroris penuriam. Demonstratum enim est: in iis, quae de<text:line-break/>villi tum in opere de usu partium tum de placitis Hippo-.<text:line-break/>eratis et Platonis disseruimus , crystallinum humorem scnr-<text:line-break/>per propugnaculo quodam indigere, quo externum splendo-.<text:line-break/>rem sine offensa sustineat. Unum igitur propugnaculorum<text:line-break/>ejus et is humor est, cum eo etiam quod substantiae crystal-<text:line-break/>lini humoris nonnihil conducit. Ubi igitur parcior redtli-<text:line-break/>tus hic humor est, et crystallinus ipse sicrior efficitur, quod<text:line-break/>non amplius liberali humore irroretur, et uvea tunica in se<text:line-break/>concidens spatium, quod inter ipsam et crystallinum inter-<text:line-break/>est, angustius efficit. Atque ita coactus crystallinus humor<text:line-break/>parvo interstitio cum externo aeris splendore commercium<text:line-break/>habere, persimilem patitur affectum, qualis solem citra nicta-<text:line-break/>tionem c<text:span text:style-name="Default_20_Paragraph_20_Font"><text:span text:style-name="T1">o</text:span></text:span>ntuentibus accidit: horum eum aliqui occaecati</text:p>
      <text:p text:style-name="P3">sunt, omnes vero ita laesi, ut vix risum recuperarint. Nam<text:line-break/>demonstratum nobis est, fieri non posse, ut splendidam lu-<text:line-break/>cem citra laesionem toleret visus organum; ob idque uveam<text:line-break/>tunicam, quae nigra simul et caerulea est, illi p<text:span text:style-name="Default_20_Paragraph_20_Font"><text:span text:style-name="T1">r</text:span></text:span>opugnatur-<text:line-break/>lum esse, quod hi colores risum a splendida luce laboran-<text:line-break/>tem maxime consolentur. Atque haec quidem causa est<text:line-break/>cur immi<text:span text:style-name="Default_20_Paragraph_20_Font"><text:span text:style-name="T1">n</text:span></text:span>utus, qui in pupilla est humo<text:span text:style-name="Default_20_Paragraph_20_Font"><text:span text:style-name="T1">r, </text:span></text:span>tum deteriorem<text:line-break/>efficiat visionem, tum mi<text:span text:style-name="Default_20_Paragraph_20_Font"><text:span text:style-name="T1">n</text:span></text:span>us uveae tunicae fo<text:span text:style-name="Default_20_Paragraph_20_Font"><text:span text:style-name="T1">r</text:span></text:span>amen <text:span text:style-name="Default_20_Paragraph_20_Font"><text:span text:style-name="T1">r</text:span></text:span>eddat;<text:line-break/>eoque potissimum curatu difficillimus est ejusmodi oculorum<text:line-break/>mo<text:span text:style-name="Default_20_Paragraph_20_Font"><text:span text:style-name="T1">r</text:span></text:span>bus. Alter assectus, qui propter humorem rhagoidis<text:line-break/>minorem reddit pupillam, minus illaesi noxius ; difficilius<text:line-break/>namque est similarem corporis partem exiccatam huinecta- ..<text:line-break/>re, quam humidam exsiccare. Atque haec quidem medendi<text:line-break/>rationem quodammodo jam attingunt. Dicamus autem<text:line-break/>quod ab initio proponebatur. .Molesta est pupillae parvitas<text:line-break/>praeter naturam, bona quae congenita est. Laxitas autem<text:line-break/><text:span text:style-name="Default_20_Paragraph_20_Font"><text:span text:style-name="T2">nativa cuidam bona non est: ortae vero nraeter naturam.</text:span></text:span></text:p>
      <text:p text:style-name="P3">ne ipsa quidem bona, malum tamen est angustia nunus.<text:line-break/>Quippe laxitatis generandae causa (ut quispiam dixerit) con-<text:line-break/>tinens, tensio uveae tunicae est; ut parvitatis, <text:span text:style-name="Default_20_Paragraph_20_Font"><text:span text:style-name="T1">eju</text:span></text:span>s<text:span text:style-name="Default_20_Paragraph_20_Font"><text:span text:style-name="T1">dem</text:span></text:span> re-<text:line-break/>laxatio. Quoniam autem duplici ratione tenditur, quum<text:line-break/>propria ipsius ratione afficitur ; aut siccata ut pars similaris ;<text:line-break/>aut humectata, ut organica; siccitas quidem ejus difficilis<text:line-break/>curationis est, humiditas non difficilis. Etenim phlegmouae,<text:line-break/>fcirrhi, abscessus, et alii ejusmodi morbi organicarum sunt<text:line-break/>partium, ex supervacaneis humoribus o<text:span text:style-name="Default_20_Paragraph_20_Font"><text:span text:style-name="T1">riundi</text:span></text:span>, quos omnes,<text:line-break/>si in uvea consistant, peritus medicus non mag<text:span text:style-name="Default_20_Paragraph_20_Font"><text:span text:style-name="T1">n</text:span></text:span>o negotio<text:line-break/>superabit. Verum accedit uveae nonnu<text:span text:style-name="Default_20_Paragraph_20_Font"><text:span text:style-name="T1">n</text:span></text:span>quam etiam ex ac-.<text:line-break/>cidenti tensio, a multiVdine suspecturum humorum coner-<text:line-break/>sata. Impleta enim veluti uter vestrave iis quae inter<text:line-break/>ipsam et crystallinum humorem acervantur, in omnem par-<text:line-break/>tem distenditur et circumducitur. Quoniam autem non so-.<text:line-break/>tum foraminis, quod in rlragoide est, m<text:span text:style-name="Default_20_Paragraph_20_Font"><text:span text:style-name="T1">o</text:span></text:span>rbos disputatio per-<text:line-break/>censuit, sed etiam aliquos ipsius rhagoidis commemoravit,</text:p>
      <text:p text:style-name="P3">praetereaque tenuis humoris nonnullos, sequens fuerit reli-<text:line-break/>quos <text:span text:style-name="T6">i</text:span>p<text:span text:style-name="T6">s</text:span>orum <text:span text:style-name="Default_20_Paragraph_20_Font"><text:span text:style-name="T1">m</text:span></text:span>o<text:span text:style-name="Default_20_Paragraph_20_Font"><text:span text:style-name="T1">rbos</text:span></text:span> perfequi, quibus vel impeditur visus<text:line-break/>vel omnino aboletur. Ergo ex iis, qui in uvea tunica con-<text:line-break/>sistunt ac risum laedunt, unus adhuc morbus restat, tam<text:line-break/>similarium quam organicarum partium communis, unitatis<text:line-break/>solutio; quae lu hac parte tum vuluus tum ulcus est.<text:line-break/>Quum igitur tale vitium magnum est, ita ut et admodum<text:line-break/>disrumpatur uvea, ac tenuis humor ad exteriora <text:span text:style-name="Default_20_Paragraph_20_Font"><text:span text:style-name="T1">pr</text:span></text:span>o<text:span text:style-name="Default_20_Paragraph_20_Font"><text:span text:style-name="T1">lapsu</text:span></text:span>s<text:line-break/>e tunica effundatur, ut corneam contingat ; duo absurda iu-<text:line-break/>de accidere necesse est, tum ut concidat super crystallinum<text:line-break/>humorem uvea tunica, tum ut spiritus, qui a cerebr<text:span text:style-name="Default_20_Paragraph_20_Font"><text:span text:style-name="T1">o</text:span></text:span> in pu- <text:span text:style-name="Default_20_Paragraph_20_Font"><text:span text:style-name="T1">r<text:line-break/></text:span></text:span>piliam totus non pervenire potest, per vulnus effluat. Quod<text:line-break/>autem non fissum ambo haec coeuntia visionem laedant, fed .<text:line-break/>etiam eorum alterum, iis qui praedicta non negligenter au-<text:line-break/>dierum, manifestum arbitror.. Mihi vero tempestivum jam .<text:line-break/>suerit ad lenuem hum<text:span text:style-name="Default_20_Paragraph_20_Font"><text:span text:style-name="T1">o</text:span></text:span>rerti transire, de quo supra dictum<text:line-break/>hactenus saltem est. onod is sive adaugeatur. sive imminua-</text:p>
      <text:p text:style-name="P3">fur, risum laedit. Qu<text:span text:style-name="Default_20_Paragraph_20_Font"><text:span text:style-name="T1">o</text:span></text:span>d autem etiamsi aut crassi<text:span text:style-name="Default_20_Paragraph_20_Font"><text:span text:style-name="T1">o</text:span></text:span>r ali-.<text:line-break/>quando sit c<text:span text:style-name="Default_20_Paragraph_20_Font"><text:span text:style-name="T1">o</text:span></text:span>nsistentia, aut c<text:span text:style-name="Default_20_Paragraph_20_Font"><text:span text:style-name="T1">o</text:span></text:span>l<text:span text:style-name="Default_20_Paragraph_20_Font"><text:span text:style-name="T1">o</text:span></text:span>re magis alie<text:span text:style-name="Default_20_Paragraph_20_Font"><text:span text:style-name="T1">n</text:span></text:span>us, sic quoque<text:line-break/>symptoma aliquod circa videndi actionem excitabit, quod<text:line-break/>dictum prius n<text:span text:style-name="Default_20_Paragraph_20_Font"><text:span text:style-name="T1">o</text:span></text:span>n est, sied jam id dicendi tempus est. Ergo<text:line-break/>hic hum<text:span text:style-name="Default_20_Paragraph_20_Font"><text:span text:style-name="T1">o</text:span></text:span>r si sieipfo crassior sit redditus, tum integram risus<text:line-break/>aciem adimet, tum longitudinem pr<text:span text:style-name="Default_20_Paragraph_20_Font"><text:span text:style-name="T1">o</text:span></text:span>hibebit; ita ut neque<text:line-break/>longe posita cernantur, neque prope admota exacte perfpi-<text:line-break/>ciantur. Quod si adm<text:span text:style-name="Default_20_Paragraph_20_Font"><text:span text:style-name="T1">o</text:span></text:span>dum crassius sit factus, quemadmo-<text:line-break/>dum in suffusionibus evenit, visum prohibebit. Quod si<text:line-break/>t<text:span text:style-name="Default_20_Paragraph_20_Font"><text:span text:style-name="T1">o</text:span></text:span>tum forame<text:span text:style-name="Default_20_Paragraph_20_Font"><text:span text:style-name="T1">n</text:span></text:span> a crass<text:span text:style-name="Default_20_Paragraph_20_Font"><text:span text:style-name="T1">o</text:span></text:span> illic consistente corp<text:span text:style-name="Default_20_Paragraph_20_Font"><text:span text:style-name="T1">o</text:span></text:span>re <text:span text:style-name="Default_20_Paragraph_20_Font"><text:span text:style-name="T1">o</text:span></text:span>btenebra-<text:line-break/>tum no<text:span text:style-name="Default_20_Paragraph_20_Font"><text:span text:style-name="T1">n</text:span></text:span> sit, fed aliqua nars <text:span text:style-name="Default_20_Paragraph_20_Font"><text:span text:style-name="T1">eju</text:span></text:span>s pura supersit; per illam .<text:line-break/>res externas singulas per <text:span text:style-name="Default_20_Paragraph_20_Font"><text:span text:style-name="T1">t</text:span></text:span>e s<text:span text:style-name="Default_20_Paragraph_20_Font"><text:span text:style-name="T1">o</text:span></text:span>las nihilo deterius quam ante<text:line-break/>rident; non tamen similiter uno tempore multas, ob visio-<text:line-break/>nis conum, qui seipsio factus est angustior. At si in pupillae<text:line-break/>centr<text:span text:style-name="Default_20_Paragraph_20_Font"><text:span text:style-name="T1">o</text:span></text:span> exigua suffusio constiterit, partibus quae in rircuitu<text:line-break/>sunt manentibus puris , omnia sic affectis veluti fenestras<text:line-break/>habere ridentur; quippe qu<text:span text:style-name="Default_20_Paragraph_20_Font"><text:span text:style-name="T1">o</text:span></text:span>d lu medi<text:span text:style-name="Default_20_Paragraph_20_Font"><text:span text:style-name="T1">o</text:span></text:span> non cernitur, ex-</text:p>
      <text:p text:style-name="P3">cismn esse videtur. Jam si divulsa, nec inter se conjuncta<text:line-break/>crassa corpora in jam dicto humore fluitent, facient ut sic<text:line-break/>affecti circumcursantes cusices foris ridere sibi videantur,<text:line-break/>Saepenumero vero ex crassiore humoris c<text:span text:style-name="Default_20_Paragraph_20_Font"><text:span text:style-name="T1">o</text:span></text:span>usistentia, tan-<text:line-break/>quam simulacra quaedam sibi apparere imaginantur. Porro<text:line-break/>ejusmodi simulacrorum ortus, postquam a somno surgitur,<text:line-break/>plerumque prodit, potissimum pueris et iis qui plusculum<text:line-break/><text:span text:style-name="Default_20_Paragraph_20_Font"><text:span text:style-name="T1">vini</text:span></text:span> biberunt, aut alias caput impleverunt. Quod si colore<text:line-break/>immutatus sit humor inter crystalloidem et rlrag<text:span text:style-name="Default_20_Paragraph_20_Font"><text:span text:style-name="T1">o</text:span></text:span>idem me-<text:line-break/>dius, si quidem ad luscum inclinet, veluti pe<text:span text:style-name="Default_20_Paragraph_20_Font"><text:span text:style-name="T1">r</text:span></text:span> nebulam su-<text:line-break/>tnumve hominem ridere -faciet; si ad alterum ullum col<text:span text:style-name="Default_20_Paragraph_20_Font"><text:span text:style-name="T1">o-<text:line-break/></text:span></text:span>rem vergat, ejus phantasiam visibilibus inrpartietur. At si<text:line-break/>inaequaliter vel a naturali consistentia, vel colore decessit,<text:line-break/>quaecunque ejus pars sic affecta ad pupillae .l<text:span text:style-name="Default_20_Paragraph_20_Font"><text:span text:style-name="T1">o</text:span></text:span>cum pervene-<text:line-break/>rit, similem etiam sibi imaginem in visibilibus repraesentabit ;<text:line-break/>quippe illius tum c<text:span text:style-name="Default_20_Paragraph_20_Font"><text:span text:style-name="T1">o</text:span></text:span>lorem tum consistentiam tum figuram suris<text:line-break/>se videre homo putabit. Ex hoc symptomatum genere sunt</text:p>
      <text:p text:style-name="P3">tum ea. quae suffusi imaginantur, tum quae fle iis, quibus<text:line-break/>vel fanguis ex naribus profluxurus est, vel qui vomituri<text:line-break/>sunt, ab Hippocrate sunt scripta. Jam vero quibus adeo<text:line-break/>exquisitus visus est, ut eum ne vel minimum sensibile fugiat ;<text:line-break/>exhalatio<text:span text:style-name="Default_20_Paragraph_20_Font"><text:span text:style-name="T1">n</text:span></text:span>es vero quaedam a ventriculo ufcendunt, potissi-.<text:line-break/>tuum ubi non probe concoxerim, similia symptomata suffit-<text:line-break/>floribus accidunt; num purissimus natura tum crystallinus<text:line-break/>humor iis est, tum lue ipse aquosus, de quo nunc agimus.<text:line-break/>Magnitudo autem symptomatum lu his pro morbi magnitu-<text:line-break/>dine semper est, non solum in iis, de quibus nuper sermo-<text:line-break/>nem absolvimus, sed etiam lu omnibus, quae praedicta Bruti.<text:line-break/>verbi gratia, fimbrium pa<text:span text:style-name="Default_20_Paragraph_20_Font"><text:span text:style-name="T1">r</text:span></text:span>tium i<text:span text:style-name="Default_20_Paragraph_20_Font"><text:span text:style-name="T1">n</text:span></text:span>temperies si parvae sint,<text:line-break/>parvam actionis laesionem afferunt, sin majores habeantur,<text:line-break/>actionis laesionem ipfis analogam adaugent; sicut quae pluri<text:line-break/>rimum a naturali statu decesserunt,- sunditus actionem tol-<text:line-break/>sunt. Aeque vero et quae de quantitate et .consistentia<text:line-break/>et colore aquofi humoris fiunt dicta , fi paululum a naturali</text:p>
      <text:p text:style-name="P3">statu decesserint, parvam etiam actioni laesionem asserunt,<text:line-break/>sin longius decesserint; pro ratione ulnae laesionis etiam<text:line-break/>actionis laesionem adaugent ; sed quum plurimum a naturali<text:line-break/>decedunt, omnino actionem adimunt. Ad eundem modum<text:line-break/>et quae de uveae ruptura et pupillae magnitudine sunt dieta,<text:line-break/>vel paululum actionem oblaedunt, vel amplius, vel omnino<text:line-break/>evertunt. Sic et animalis spiritus vel ad unguem purus<text:line-break/>est, qualis aether, vel nebulae ritu humidus ac turbidus. .<text:line-break/>Praeterea in quantitate substantiae vel plus ejus <text:span text:style-name="Default_20_Paragraph_20_Font"><text:span text:style-name="T1">habetur,<text:line-break/></text:span></text:span>vel murus. Si igitur simul et multus sit et aethereus, etiam<text:line-break/>quae longissime absunt ridet ac perfecte discernit ; sin pau-<text:line-break/>cus fit et purus, quae prope sunt exacte dignoscit, quae<text:line-break/>procul abfuut non videt; quod fi humidus simul multusque<text:line-break/>sit-, longissime quidem ridet, fed non exactu; sicuti etiam<text:line-break/>fi humidus simul exiguusque fit, nec exacte nec longissime<text:line-break/>ridet. Et de hoc quidem ut ad rem propositam haec ab-<text:line-break/>unde. . Corneae vero tunicae para, quae pupillae antestat,</text:p>
      <text:p text:style-name="P3">et quum crassior et densior et humidior facta est, visionem<text:line-break/>laedi I. Sic etiam si colorem suum mutaverit, et si ulcus<text:line-break/>maj <text:span text:style-name="Default_20_Paragraph_20_Font"><text:span text:style-name="T1">o</text:span></text:span>sculum in se habeat, et si quid eorum, quae extrinse-<text:line-break/>cus isti praejacent, iuauctum obscuritatem asserat^ Ac cras-<text:line-break/>sior quidem et densior comea hebetudinem visus creat ; hu-<text:line-break/>nudior autem ac densior sive ut similaris pars, sive ut orga-<text:line-break/>nica, non solum visus hebetudinem affert, <text:span text:style-name="Default_20_Paragraph_20_Font"><text:span text:style-name="T1">s</text:span></text:span>ed etiam ut<text:line-break/>quasi per caliginem, vel nebulam, vel halitum quempiam,<text:line-break/>vel fumum cernatur, effici I. Si vero humores non mulli,<text:line-break/>sed colore mutato sint, pro eorum natura haHucinalio sebo-<text:line-break/>vietur. Proinde qui regio morbo laborant, pallida omnia<text:line-break/>videre se putant; qui vero hyposphagma patiuntur, rubra<text:span text:style-name="Default_20_Paragraph_20_Font"><text:span text:style-name="T1">s<text:line-break/></text:span></text:span>Ulcus vero notatu dignum, non solum quod supervacaneum<text:line-break/>coacervat humorem, visionem laedit, sed esiam quod exiguo<text:line-break/>interstitio crystallinum cum circumfu<text:span text:style-name="Default_20_Paragraph_20_Font"><text:span text:style-name="T1">s</text:span></text:span>o lumine conversari<text:line-break/>cogat. At pene trans introrsum versus pupillam ulcus,<text:line-break/>etiam aliquid aquosi humoris foras effundit; proinde sic<text:line-break/>affectus in summum caecitatis discrimen adducitur: ob id</text:p>
      <text:p text:style-name="P3">qui.lu parte corneae. quae pupillae praetenditur, vulnus ac-.<text:line-break/>ceperunt, quum id vu<text:span text:style-name="Default_20_Paragraph_20_Font"><text:span text:style-name="T1">l</text:span></text:span>nus introrsum penetrat, ii magna ex<text:line-break/>parte occaecantur. Caeterum incredibile quiddam nec fieri<text:line-break/>vulgo solitum m puero vidimus, qui stylo in pupillam sue-.<text:line-break/>rat compunctus. Nam quum statim effluxisset aquosus hu-<text:line-break/>mor, tum pupilla ipsa mino<text:span text:style-name="Default_20_Paragraph_20_Font"><text:span text:style-name="T1">r</text:span></text:span> est reddita, tum tota cornea<text:line-break/>apparuit rugosior : caeterum sanatus postea recte aluit, col-<text:line-break/>lecto scilicet paulatim eo qui effi<text:span text:style-name="Default_20_Paragraph_20_Font"><text:span text:style-name="T1">n</text:span></text:span>xerat humore. Verum<text:line-break/>haec para sunt: caecitates autem ejusmodi vulueribus ple-<text:line-break/>r<text:span text:style-name="Default_20_Paragraph_20_Font"><text:span text:style-name="T1">n</text:span></text:span>mqne succedunt; ut etiam omnibus jam dictis causis, ubi<text:line-break/>plurimum sunt auctae. .Nam sive vehementer densa, sive<text:line-break/>ad summum crassa , sive immodice humida cornea est effecta,<text:line-break/>omnino tenebras oculis offundit, ita ut qui sic est affectus,<text:line-break/>prorsus non videat. Et quid mirum si singula praedicta,.<text:line-break/>quum inaucta sunt, animali risum adimunt, ubi ipsa sola<text:line-break/>cornea rugata aliquando similem <text:span text:style-name="Default_20_Paragraph_20_Font"><text:span text:style-name="T1">n</text:span></text:span>oxam adfert? Accidit luo<text:line-break/>assectus iis, qui ad ultimum pervenere senium. Sane con-<text:line-break/>sideranda hoc tempore diligenter est pupillae magnitudo.</text:p>
      <text:p text:style-name="P3">Quippe quae si minor sit facta, etiam aquosus humor in iis<text:line-break/>est imminutus; sin aequalis sibi permaneat, corneae solius<text:line-break/>affectus est. Verum ejusmodi discrimina praesens opus non<text:line-break/>requirit. Corneae vero tunicae morbi, si magni sint, prora<text:line-break/>sus risum impediunt; et maxime quum veli pblegmone, vel<text:line-break/>suppuratione, vel scirriro, aut alio ejusmodi morbo labo-<text:line-break/>ians ut pars organica humidis morbis afficitur. Ac corneae<text:line-break/>quidem tunicae morbi, qui visum laedant, tales et tot inci-<text:line-break/>dunt. Membrana vero adnata ubi plllegmo<text:span text:style-name="Default_20_Paragraph_20_Font"><text:span text:style-name="T1">n</text:span></text:span>e laborat; ef<text:line-break/>accidenti visus actionem impedit. At lu sis, quae vocantur<text:line-break/>chemoscs, praeterea in pterygiis, non ex accidenti, sed jam<text:line-break/>et primo pupillam obtenebrat. Ad eundem modum magnae<text:line-break/>palpebrarum phlegmonae tumoresque, si qui in his praeter<text:line-break/>naturam orti eo magnitudinis venerunt, ut pupillae umbram<text:line-break/>offendant. Atque haec omnia aut non videndi, aut male<text:line-break/>videndi sunt causae.</text:p>
      <text:h text:style-name="P8" text:outline-level="2">Cap. HI. </text:h>
      <text:p text:style-name="P10">Atque de oculis quidem haec sufficiunt.<text:line-break/>Nam exempli magis causa, quam ut singula particulatim<text:line-break/>persequeremur, de his sermonem instituimus, quum sit mihi<text:line-break/>nunc institutum per generaliores sermones methodum indi-<text:line-break/>care, qua usus quispiam symptomatum causas luveniat.<text:line-break/>Quoniam autem non fotum novisse methodos ipsas oportet,<text:line-break/>fed etiam multifariam in particularibus exercitari, quod sa-<text:line-break/>cere omnibus in promptu non est; idcirco qualem fieri nto-<text:line-break/>dum exercitationis oporteat, lu ocusis nunc ostendi. Eo-<text:line-break/>dem enim scilicet modo caeteras senfitrices facultates, qui<text:line-break/>volet, adeat, consulor etque in unaquaque tum primum ejus<text:line-break/>instrumentum, tum caetera, quae illi usum aliquem prae-<text:line-break/>stant, distinguatque, ut paulo ante dictum est, quinam ipsius<text:line-break/>facultatis laborantis sint morbi, quinam instrumentorum fin-<text:line-break/>gulorum, quibus actionem laedi continget. Siquidem au-<text:line-break/>diendi gravitas, et surditas, aut propter aurium ipsarum<text:line-break/>partem aliquam, aut propter nervum in stas a <text:span text:style-name="Default_20_Paragraph_20_Font"><text:span text:style-name="T1">c</text:span></text:span>erebro de-</text:p>
      <text:p text:style-name="P3">frendentem, aut propter cerebrum ipfnm in ea parte lae-<text:line-break/>fum, nude nervus exoritur, animali accident. Igitur in<text:line-break/>nervo quidem ex cerebro <text:span text:style-name="Default_20_Paragraph_20_Font"><text:span text:style-name="T1">m</text:span></text:span>o<text:span text:style-name="Default_20_Paragraph_20_Font"><text:span text:style-name="T1">rbi sunt</text:span></text:span> si<text:span text:style-name="Default_20_Paragraph_20_Font"><text:span text:style-name="T3">mili</text:span></text:span>ter iis, qui ru<text:line-break/>oculis ; qui vero in reliquis partibus <text:span text:style-name="Default_20_Paragraph_20_Font"><text:span text:style-name="T1">sunt</text:span></text:span>, ad proportionem<text:line-break/>quidem, non tamen omnino similiter laedent. Quam enim<text:line-break/>habet in oculo rationem humor crystallinus, hunc habet in<text:line-break/>auribus internus auditorii meatus suris, ubi nervum dilata-<text:line-break/>tum contingit; quae vero extra hunc lu anfractu meatus<text:line-break/>funi omnia, iis quae crystallino <text:span text:style-name="Default_20_Paragraph_20_Font"><text:span text:style-name="T1">humori</text:span></text:span> in oculo praeteu-<text:line-break/>dantur, proportione respondent. . Itaque etiam morbos illa-<text:line-break/>rutu partium huc transferri ex isses conveniet, similarium<text:line-break/>quidem partium, qui in intemperie et continui solutione<text:line-break/>consistunt; meatus vero in obstructionibus sive ob aliquem<text:line-break/>ipsarum partium tumorem praeter naturam, meatum ob-.<text:line-break/>struentem, ut abscessum, palegmonem, fcirrhum, oedema ;<text:line-break/>sive ob adventitium aliquem aut omnino quemuis tumorem<text:line-break/>praeter maturam, qualis in eodem meatu saepe fit, quum<text:line-break/>callosum quid aut carnosum sensim concrescit ex iis, quae</text:p>
      <text:p text:style-name="P3">meatum praete<text:span text:style-name="Default_20_Paragraph_20_Font"><text:span text:style-name="T1">r</text:span></text:span> naturum obstruunt, luter quae sunt et sor-<text:line-break/>des, quae in auribus colligi solent.</text:p>
      <text:h text:style-name="Heading_20_2" text:outline-level="2">Cap. IV. </text:h>
      <text:p text:style-name="P10">Quemadmodum igitur in his partium con-<text:line-break/>stitntio symptomatum indicarit causas, ita et lu lingua et<text:line-break/>na<text:span text:style-name="Default_20_Paragraph_20_Font"><text:span text:style-name="T1">t</text:span></text:span>o indicabit, modo in iis quoque tum primum se<text:span text:style-name="Default_20_Paragraph_20_Font"><text:span text:style-name="T1">n</text:span></text:span>tientem^<text:line-break/>partem, tum <text:span text:style-name="Default_20_Paragraph_20_Font"><text:span text:style-name="T1">r</text:span></text:span>eliquas, quae totum instrumentum complent;<text:line-break/>noverimus. Mousiratum enim est linguam, quia dualiter<text:line-break/>facultatibus, seusitrici et motrici, subservit, duas quoque-<text:line-break/>habere actiones: ac nunc eam ut sentientem considera--<text:line-break/>mus, Odoratus vero sensorium ipsos esse ce<text:span text:style-name="Default_20_Paragraph_20_Font"><text:span text:style-name="T1">r</text:span></text:span>ebri ventri—<text:line-break/>culos demonstrabamus, Ac gustandi quidem symptomata<text:line-break/>sunt tum omnino sapores non sentire, tum p<text:span text:style-name="Default_20_Paragraph_20_Font"><text:span text:style-name="T1">r</text:span></text:span>ave sentire.<text:line-break/>Quum autem male sentire, ut monstratum est, duplicrter-<text:line-break/>iutelligatur, alias quum diminute sentitur, alias cum de-<text:line-break/>pravam, diminute quidem gestare <text:span text:style-name="Default_20_Paragraph_20_Font"><text:span text:style-name="T1">r</text:span></text:span>espondet vi<text:span text:style-name="Default_20_Paragraph_20_Font"><text:span text:style-name="T1">t</text:span></text:span>us hebetu-<text:line-break/>dius, auditus gravitati; depravate autem gustare est, veluti<text:line-break/>cum- rerum aut odor; aut sigma, aut magnitudo, . aut fitus</text:p>
      <text:p text:style-name="P3">mutatus. ridetur, quod lu auditu obauditio nominatur. Ilo-<text:line-break/>rutu symptomatum auctores morbi m gustandi tum iacui-<text:line-break/>tute tum actione, partim substantiae linguae similari iusident,<text:line-break/>partim tunicae, qua hrvolvitur, partim mollibus nervis,<text:line-break/>partim ei praecipue cerebri parti, unde lu originem sumunt:<text:line-break/>Ac reliqui quidem praedictorum omnium morbi manifesti<text:line-break/>sunt: depravatus vero saporum <text:span text:style-name="Default_20_Paragraph_20_Font"><text:span text:style-name="T1">t</text:span></text:span>ensus, referta extraneo<text:line-break/>quopiam humore lingua, accidere folet, ita ut omnia, quae<text:line-break/>gustantur , aut ful<text:span text:style-name="Default_20_Paragraph_20_Font"><text:span text:style-name="T1">t</text:span></text:span>a , aut amara , aut usio quopiam alieno<text:line-break/><text:span text:style-name="Default_20_Paragraph_20_Font"><text:span text:style-name="T1">t</text:span></text:span>apore praedita videantur, sive is oratione exprimi queat,<text:line-break/>sive non. Quemadmodum enim videndi facultas ea foris ri-<text:line-break/>dere ridebatur, quae in oculo apparebant, eodem modo gu-<text:line-break/>standi facultas in lingua, sensibilibus imputat organorum<text:line-break/>symptomata, lu arquatis quidem bilis ama<text:span text:style-name="Default_20_Paragraph_20_Font"><text:span text:style-name="T1">t</text:span></text:span>orem non sin-<text:line-break/>guae, sed eorum, quae gustat, affectum esse existimans, in<text:line-break/>assis autem quibusdam affectibus salsuginem aut acorem edu-<text:line-break/>liis coutineri sibi fingens, dum admotum sensibile quietum</text:p>
      <text:p text:style-name="P3">hactenus in lingua pravum humorem commovet, gestandi<text:line-break/>autem facultas non id, quod admovetur, percipit, sed quod<text:line-break/>lu ipsis abmrdat. lirterdum autem etiam, licet rarius, prius-<text:line-break/>quam gustetur, . percipiuntur ii humores, quibus lingua per-<text:line-break/>fusa est, ob exquisitum gustandi sensum. Huic simile sym-<text:line-break/>ptonra est, ubi aut in oculis a stomachicis affectibus fuffu-<text:line-break/>sionis imaginatio oboritur; aut in auribus soni, nullo extra<text:line-break/>fonante, sed ipso meningum motu eam speciem creante;<text:line-break/>aut in naribus, odoris, ab humoribus illic contentis. Sest<text:line-break/>enim quoniam nasi meminimus duabus facultatibus, itidem<text:line-break/>ut lingua, inservientia (num et odorandi et respirandi in-<text:line-break/>stramentorum veluti quidam finis esit] satius est etiam de<text:line-break/>hoc, perinde ac de praedictis, disserere. Si quid enim huic<text:line-break/>accidat morbi, quod meatui incommodet, aut deterius, aut<text:line-break/>null<text:span text:style-name="Default_20_Paragraph_20_Font"><text:span text:style-name="T1">o</text:span></text:span> modo percipiet odores odoratrix simultas. Vchemen-<text:line-break/>ter itaque contusus aut polypo vel alio praeter naturam tu-<text:line-break/>nmre laborans, spicitus viam obstructi Hujus generis est</text:p>
      <text:p text:style-name="P3">et siqua in hrterna ejus membrana fiat phlogmone, quin<text:line-break/>etiam quaecunque lu aliqua parte ossium colatoriorum , aut<text:line-break/>etiam in cerebri involucris, aut ipsis ossium soraminibus ob-<text:line-break/>struunt, haec quoque odorandi sensum laedunt ; atque hoc<text:line-break/>magis si in processibus cerebri, qui ad has perveniunt par-<text:line-break/>titulus, fiant.. At in catarrhis, et corytis, et denique iis<text:line-break/>quibus ab aestu, frigore, vel hunrore oppleti priores cerebri<text:line-break/>yentricusi sunt, non Iocorum modo qui istic habentur ob-<text:line-break/>structio fit, sed etiam tum spiritui ipsi, qui in ventricusis<text:line-break/>est, tum cerebro, quod hos continet, intemperies quaedam<text:line-break/>accidit. Jam compressiones et sectiones notabiles cujusvis<text:line-break/>dictarum partium odorum sensum tum difficilem tum de-<text:line-break/>perditum efficiunt. Depravatus vero sensus hic fit propter<text:line-break/>vitiosum aliquem qui illic continetur humorem,. qui mali<text:line-break/>odoris aliquid exhalans, ascendentes ab admotis corporibus<text:line-break/>ad odoratricem facultatem halitus obturbat: taleque est in</text:p>
      <text:p text:style-name="P3">hac facultate hoc symptoma, quale arquatis i<text:span text:style-name="Default_20_Paragraph_20_Font"><text:span text:style-name="T1">n</text:span></text:span> gusiatrice<text:line-break/>accidere est dictum.</text:p>
      <text:h text:style-name="Heading_20_2" text:outline-level="2">Cap. v </text:h>
      <text:p text:style-name="P10">Quandoquidem de sensibus, qui in propriis<text:line-break/>sibi animalis partibus obeuntur, abunde dictum est, de sensu<text:line-break/>omnibus quomodocunque sentientibus communi (quem tactum<text:line-break/>vocita<text:span text:style-name="Default_20_Paragraph_20_Font"><text:span text:style-name="T1">n</text:span></text:span>t) jam agamus. Sunt utique hujus quoque ad asserun<text:span text:style-name="Default_20_Paragraph_20_Font"><text:span text:style-name="T1">t<text:line-break/></text:span></text:span>proportionem symptomata. Utitur autem is non propriis<text:line-break/>appellationibus , sed communibus , sicut etiam praedicturum<text:line-break/>nonnulli. Neque enim in gusiatrice, neque in odoratrice<text:line-break/>ejusmodi n<text:span text:style-name="Default_20_Paragraph_20_Font"><text:span text:style-name="T1">o</text:span></text:span>ruina habemus, questa sunt lu vifitrice hebetatio;<text:line-break/>caecitas et hallucinatio; in auditrice vero gravitas auditus<text:line-break/>et surditas et obauditio sive obaudi tus, nihil enim ur praes-<text:line-break/>entia interest, quibusnam quiris pro arbitrio utatur nomi-<text:line-break/>rubus. At dentium stuporis tum nomen, tum symptoma<text:line-break/>tutius factricis est insigne facultatis ; verum hoc tam ni ore,<text:line-break/>quam in dentibus post acidos et acerbos cibos accidere ma-<text:line-break/>xitne confuevit. Torpor vero, qui ex tam motus quam</text:p>
      <text:p text:style-name="P3">tensus difficultate est compositus, in toto corpore et maxime<text:line-break/>in artubus manifeste videtur a frigore et compressione nervo-<text:line-break/>forum corporumincidere ; adhaec etiam a torpedinis marinae<text:line-break/>contactu. Si autem <text:span text:style-name="Default_20_Paragraph_20_Font"><text:span text:style-name="T1">t</text:span></text:span>ua sponte nulla test causa antecedente<text:line-break/>accidat, omnino vita deses, et ciborum vel crassiorum vel<text:line-break/>lentorum abundantia, vel consuetae alienius vacuationis<text:line-break/>suppressio necessario praecessit. Igitur continens quidem<text:line-break/>causa sive conjuncta sive proxima, sive .quomodocunque<text:line-break/>quispiam voluerit appellare, talis est quidam nervi affectus,<text:line-break/>ut a principe ad ipsimi sacultas transmitti prohibeatur.<text:line-break/>Porro prohibetur; fi meatum aliquem nervus habeat (qua-<text:line-break/>lem qui ad oculos descendunt manifeste habete cernuntur)<text:line-break/>vel ob obstructionem, vel compressionem; flantem non ha-<text:line-break/>beat, ob constipationem, vel frigus, vel compressionem:<text:line-break/>Atque quod animalis quidem facultas, si meatum aliquem<text:line-break/>tanquam riam a cerebro per nervum porrectam habeat,<text:line-break/>hoc obstructo impedietur,. cuivis patet. Quin etiam quod<text:line-break/>compresso extriulecus nervo augustia quaedam meatus fe-</text:p>
      <text:p text:style-name="P3">quatur, neque id abditum. Quod si nullus suerit meatus,<text:line-break/>sid ut per aquam vel aerem solis radii transeunt, eodem<text:line-break/>modo a principio si facultas per ipsum corpus nervorum<text:line-break/>permeaverit, quum lu ad crassiorem consistentiam sunt mu-<text:line-break/>tati, transitus impedietur, <text:span text:style-name="Default_20_Paragraph_20_Font"><text:span text:style-name="T1">n</text:span></text:span>ec id mihi longioribus probatio-.<text:line-break/>nibus egere ridetur, recordanti praescrtim ea, quae lu aqua<text:line-break/>et aere eveniunt. Quippe nebula et sumus te t nubes in aere<text:line-break/>consitum ; in aqua lutum et limus solis splendorem ulterius<text:line-break/>sincerum procedere impediunt ac prohibent. Sic igitur et<text:line-break/>nervus, si crassior et durior quam pro sua natura sit reddi .<text:line-break/>tus, facultatis ipsius delationem qblaedet. Sane crassior<text:line-break/>erit, si vel glutinosis, vel crassis alatur succis, vel violento<text:line-break/>frigore sit stipatus. Si autem a duro aliquo corpore illi ex-<text:line-break/>trinsecus occursante comprimatur, ne sic quidem liberum<text:line-break/>facultati transitum praebebit. Proinde qui nervi laqueis vel<text:line-break/>manibus constringuntur, et qui extrinsecus ab alienius par-<text:line-break/>tis vicinae- phlegmone vel scirrho comprimuntur , et qui aut</text:p>
      <text:p text:style-name="P3">luxatis aut fractis ossibus angustiores fiunt, omnes primo<text:line-break/>quidem torpent, postea vero omnino sensum motumque per-<text:line-break/>dunt: vocaturque ejusmodi nervorum vitium paralysis,<text:line-break/><text:span text:style-name="Default_20_Paragraph_20_Font"><text:span text:style-name="T1">nervorum resolutio ;</text:span></text:span> -quae quum in eodem genere cum tor-<text:line-break/>pore sit, magnitudlue ab eo differt. Ac si in omnes incidat<text:line-break/>nervos, ilico totum corpus sensu motu que privat, ac mbr-<text:line-break/>tem celerem respirationis privatione inserti Si igitur <text:span text:style-name="Default_20_Paragraph_20_Font"><text:span text:style-name="T1">t</text:span></text:span>pi-<text:line-break/>nasis medullae principium sit laesum , partibus solis capitis,<text:line-break/>quoad vivunt honunes, tum sentiunt tum moventur. Sin<text:line-break/>et cerebro laesio accidat, statim omnibus partibus impoten-<text:line-break/>tes luscnsibilesque efficiuntur. Vivunt autum utrique tanto<text:line-break/>tempore, quanto viverent qui praefocatione premerentur.<text:line-break/>Quibuscunque vero spinalis medulla lusca nervorum thora-<text:line-break/>cem dilatantium exortum est laesit, sive verteb<text:span text:style-name="Default_20_Paragraph_20_Font"><text:span text:style-name="T1">r</text:span></text:span>a aliqua lu-.<text:line-break/>xata, sive esium aliter, lu magius affectibus quidem infensi-<text:line-break/>biles inunobilesque omnibus in<text:span text:style-name="Default_20_Paragraph_20_Font"><text:span text:style-name="T1">t</text:span></text:span>erioribus partibus statim<text:line-break/>fiunt, lu minoribus torpent ii, non tamen moriuntur, pro-</text:p>
      <text:p text:style-name="P3">pterea quod respiratio iis illaesa manet. At manuum fen-<text:line-break/>sirs iis, quibus spinalis medulla circa quintam vertebrato est<text:line-break/>affecta, totus simul cum motu amittitur ; quibus autem- circa<text:line-break/><text:span text:style-name="Default_20_Paragraph_20_Font"><text:span text:style-name="T1">t</text:span></text:span>extam, non totus, quippe primae brachii partes illaesae<text:line-break/>servantur; jam mullo etiam magis, si circa septimum verte-,<text:line-break/>bram spinalis medulla male sit affecta. Quod si circa octa-<text:line-break/>vam sit affecta, paucissim<text:span text:style-name="Default_20_Paragraph_20_Font"><text:span text:style-name="T1">u</text:span></text:span>m ; si vero quae post hunc habe-<text:line-break/>tur, pror<text:span text:style-name="Default_20_Paragraph_20_Font"><text:span text:style-name="T1">t</text:span></text:span>us nullam laesionem patiuntur manus. Caeterum<text:line-break/>quibus spinalis medulla. in cervice affecta est, iis omnibus<text:line-break/>vox adimitur, non tamen omnibus dorsi vertebris id acci-<text:line-break/>dit. Verum quantum laesionis singulae afferant, in com-<text:line-break/>mensariis de voce definitum est; nunc enim missi rideo<text:span text:style-name="Default_20_Paragraph_20_Font"><text:span text:style-name="T1">r<text:line-break/></text:span></text:span>plura quam pro instituto dixisse; neque enim omnia fym-<text:line-break/>plumata particulatim persequi hot<text:span text:style-name="Default_20_Paragraph_20_Font"><text:span text:style-name="T1">e</text:span></text:span>in opere est propositum,<text:line-break/>scd ea in generaliores causas reducere. Ergo generatim<text:line-break/>misti de omni sensus laesicne sit dictum, quod a quibus ner-c<text:line-break/>vis bene valentibus suppeditatam sibi facultatem habent, ab<text:line-break/>iisdem male affectis laeduntur. Quod si quis cujusque ner-<text:line-break/>vi nosse facultatem studet, eos qui ad respi<text:span text:style-name="Default_20_Paragraph_20_Font"><text:span text:style-name="T1">r</text:span></text:span>ationem condu- -</text:p>
      <text:p text:style-name="P3">eunt, lu libris de respirationis causis definivimus; eos vero<text:line-break/>qui ad vocem, lu opere de voce explicavimus. Atque lu a<text:line-break/>nobis alibi accuratius explorati sunt. Qui autem cossi, ca-<text:line-break/>pilis , abdominis , manuum et crur<text:span text:style-name="Default_20_Paragraph_20_Font"><text:span text:style-name="T3">um</text:span></text:span> partibus nervi su-<text:line-break/><text:span text:style-name="Default_20_Paragraph_20_Font"><text:span text:style-name="T1">cultatem</text:span></text:span> suppeditant, eos tum alii ante nos non male scri-<text:line-break/>ptis prodiderunt tum nos de iis lu libris de administrationi-<text:line-break/>bus anatomicis scripsimus. Ac pr<text:span text:style-name="Default_20_Paragraph_20_Font"><text:span text:style-name="T1">o</text:span></text:span>positus quidem n<text:span text:style-name="Default_20_Paragraph_20_Font"><text:span text:style-name="T1">o</text:span></text:span>bis<text:line-break/>sermo erat de sensirum symptomatis. . Quoniam autem quae<text:line-break/>partes per nervum aliquem voluntarie moventur, eaedem<text:line-break/>protinus <text:span text:style-name="Default_20_Paragraph_20_Font"><text:span text:style-name="T1">t</text:span></text:span>en<text:span text:style-name="Default_20_Paragraph_20_Font"><text:span text:style-name="T1">t</text:span></text:span>um quoque per eundem obtinent, duplicem iis<text:line-break/>laesionem ex nervi morbo necesse est accede<text:span text:style-name="Default_20_Paragraph_20_Font"><text:span text:style-name="T1">r</text:span></text:span>e, alteram sen-<text:line-break/>fius, alteram motus. Quomodo igitur nonnullae ridentur<text:line-break/>partes ad voluntarias quidem motus functiones re<text:span text:style-name="Default_20_Paragraph_20_Font"><text:span text:style-name="T1">s</text:span></text:span>olvi, fen-<text:line-break/>tire tamen? Et quomodo rursus usiae moveri quidem, mi-<text:line-break/>nime autem fentire ? Sane in lingua et ocusis nulla fit dubi-<text:line-break/>talio, propterea quod haec duplici nervorum genere Eunt<text:line-break/>praedita; at lu quibus membris duri tan tum nervi fiunt, in<text:line-break/>iis distinguendus ferino ad hunc modum esu Si cute ab-</text:p>
      <text:p text:style-name="P3">latu fubjectus ei nudus musculus immobilis appareat, .tan- -<text:line-break/>gentem tamen sentiat, parvum illi noxam accidisse est pu-<text:line-break/>tundunt; nempe quod tantam animalis facultatis partem sus-<text:line-break/>ripiat, quanta ad sensus excitationem sufficiat, ad mnscu-<text:line-break/>sum vero movendum non sufficiat. Consistit enim lu pa-<text:line-break/>tiendo magis quam agendo tangendi sensus, itaque etiam<text:line-break/>parva facultate persici potest. <text:span text:style-name="Default_20_Paragraph_20_Font"><text:span text:style-name="T1">M</text:span></text:span>usculorum motus, quum<text:line-break/>agend<text:span text:style-name="Default_20_Paragraph_20_Font"><text:span text:style-name="T1">o, </text:span></text:span>non autem patiendo functionem obeat (t<text:span text:style-name="Default_20_Paragraph_20_Font"><text:span text:style-name="T1">o</text:span></text:span>tum nam-<text:line-break/>que corpus ab hoc transfertur] multa eget animali facultate.<text:line-break/>Contra vero nunquam deprehendas musculum nudum mo-<text:line-break/>veri, ut idem non sentiat. At si super jacens muscul<text:span text:style-name="Default_20_Paragraph_20_Font"><text:span text:style-name="T1">o</text:span></text:span> cutis<text:line-break/>sensum amisit, ipse autem moveatur, nihil est qu<text:span text:style-name="Default_20_Paragraph_20_Font"><text:span text:style-name="T1">o</text:span></text:span>d mi<text:span text:style-name="Default_20_Paragraph_20_Font"><text:span text:style-name="T1">r</text:span></text:span>ere;<text:line-break/>quemadmodum si duorum musculorum alter moveatur, alter<text:line-break/>moveri non possit; aut altero sentiente, alter sit insensilia.<text:line-break/>Ut enim in iis alterius laesum nervum, alterius illaesum esse<text:line-break/>licet, eodem pacto fieri potest ut is nervus qui in cutem di-<text:line-break/>spernitur, laesus sit; qui autem in musculum,. minime ; sic.--</text:p>
      <text:p text:style-name="P3">e contrario fit ut illaefo cutis nervo , non illaesus maneat<text:line-break/>musicali nervus. Ac de propositis symptomatis haec satis.</text:p>
      <text:h text:style-name="Heading_20_2" text:outline-level="2">Cap. VI. </text:h>
      <text:p text:style-name="P10">Delectatio autem et .dolor omnibus feusi-<text:line-break/>bus infident, non tamen finali evidentia, sed in visu mi-<text:line-break/>nima, in tactu autem et gustu maxima; ab iis deinceps lu<text:line-break/>odoratu, et post hunc in auditu. Quaenam igitur est tum<text:line-break/>omnium communis, tum cujusque causa propria? Sane<text:line-break/>communis <text:span text:style-name="Default_20_Paragraph_20_Font"><text:span text:style-name="T1">ea est</text:span></text:span>, quam Plato in Timaeo profert sic scribens.<text:line-break/><text:span text:style-name="Default_20_Paragraph_20_Font"><text:span text:style-name="T1">Quum asiectio praeter naturam, violent</text:span></text:span>e<text:span text:style-name="Default_20_Paragraph_20_Font"><text:span text:style-name="T1">r et confertim in .<text:line-break/>n</text:span></text:span>o<text:span text:style-name="Default_20_Paragraph_20_Font"><text:span text:style-name="T1">bi</text:span></text:span>s <text:span text:style-name="Default_20_Paragraph_20_Font"><text:span text:style-name="T1">fit, dolorem excitat; quae ver</text:span></text:span>o <text:span text:style-name="Default_20_Paragraph_20_Font"><text:span text:style-name="T1">rursu</text:span></text:span>s <text:span text:style-name="Default_20_Paragraph_20_Font"><text:span text:style-name="T1">ad suam na-<text:line-break/>turam confertim redit, delectationem; quod autem sensi</text:span></text:span>m .<text:line-break/><text:span text:style-name="Default_20_Paragraph_20_Font"><text:span text:style-name="T1">et paulatim fit, sa</text:span></text:span>l<text:span text:style-name="Default_20_Paragraph_20_Font"><text:span text:style-name="T1">sum n</text:span></text:span>o<text:span text:style-name="Default_20_Paragraph_20_Font"><text:span text:style-name="T1">n sarit. </text:span></text:span>Atque ita quidem Plato<text:span text:style-name="Default_20_Paragraph_20_Font"><text:span text:style-name="T1">r<text:line-break/></text:span></text:span>Hippocrates vero eo antiquior , <text:span text:style-name="Default_20_Paragraph_20_Font"><text:span text:style-name="T1">di</text:span></text:span>s, inquit, <text:span text:style-name="Default_20_Paragraph_20_Font"><text:span text:style-name="T1">quibus natura<text:line-break/>att</text:span></text:span>e<text:span text:style-name="Default_20_Paragraph_20_Font"><text:span text:style-name="T1">ratur et corrumpitur, d</text:span></text:span>o<text:span text:style-name="Default_20_Paragraph_20_Font"><text:span text:style-name="T1">lores fiunt. </text:span></text:span>Quippe illud<text:line-break/><text:span text:style-name="Default_20_Paragraph_20_Font"><text:span text:style-name="T1">corrumpitur</text:span></text:span> celeritatem simul ac magnitudinem mutationis<text:line-break/>indicat. Sane tactui accidunt magnae mutationes. naturae a<text:line-break/>.frigidi calidiqne violento impetu: et ab iis, quae vel secare.</text:p>
      <text:p text:style-name="P3">vel distendere vel erodere possunt. Nam humor et siccitas<text:line-break/>citra calorem vel <text:span text:style-name="Default_20_Paragraph_20_Font"><text:span text:style-name="T1">t</text:span></text:span>rigas minime violentiun contactum ha-<text:line-break/>bent, ut qui opus de simplicibus medicamentis pe<text:span text:style-name="Default_20_Paragraph_20_Font"><text:span text:style-name="T1">r</text:span></text:span>legerit,<text:line-break/>facile dulcet. Ubi demonstratum est frigidum alia ratione<text:line-break/>oblectationem inducere, quam calidum, quin etiam ipsum<text:line-break/>quod substantiam divellat, dolorem co<text:span text:style-name="Default_20_Paragraph_20_Font"><text:span text:style-name="T1">n</text:span></text:span>citare. Videntur<text:line-break/>autem et quae contundunt -et quae tendunt, dum rupturae<text:line-break/>corporibus periculum asserunt, dolorum causae esse ; quem-<text:line-break/>admodum et quae pungunt et quae secant. N<text:span text:style-name="Default_20_Paragraph_20_Font"><text:span text:style-name="T1">o</text:span></text:span>n enim certe<text:line-break/>et sectio et ruptura postquam facta est dolorem infert; sed<text:line-break/>dum fiunt hujusmodi omnia, dolorum causae constituuntur,<text:line-break/>nisi tamen ex accidente aliquo sic affectos dolor sequatur,<text:line-break/>alias quidem acri humore exulceratum corpus mordente,<text:line-break/>alias phlegmone <text:span text:style-name="Default_20_Paragraph_20_Font"><text:span text:style-name="T1">s</text:span></text:span>uperveniente, quae ipsa quoque nunquam<text:line-break/>non distendendo dolorem efficit, multoties vero etiam ca-<text:line-break/>loris iniuria vel humorum acrimonia. Divellitur autem et<text:line-break/>gustus organum, quate<text:span text:style-name="Default_20_Paragraph_20_Font"><text:span text:style-name="T1">n</text:span></text:span>us utique tactus est particeps, a jam<text:line-break/>dictis causis; quate<text:span text:style-name="Default_20_Paragraph_20_Font"><text:span text:style-name="T1">n</text:span></text:span>us vero gustus est proprium, ab aridis,</text:p>
      <text:p text:style-name="P3">amaris, acerbis et. acribus, quod haec singula, sicut demon-<text:line-break/>stratum est, continuunr dividant. Infestant vero et olfactum<text:line-break/>qui a jam dictis <text:span text:style-name="Default_20_Paragraph_20_Font"><text:span text:style-name="T1">humoribu</text:span></text:span>s exhalant halitus, quod hi quo-<text:line-break/>que continuum divellant. Auditum vero vox aspe<text:span text:style-name="Default_20_Paragraph_20_Font"><text:span text:style-name="T1">r</text:span></text:span>a et<text:line-break/>mamma et celerrima; quibus etiam in magnis tonitruis in<text:line-break/>idem coeuntibus,, aliqui auditus sensu omnino sunt privati<text:line-break/>ipsius instrumento soni violentia divulso. Jam vero ipsum<text:line-break/>visum maximi splendores nimia semotione non insestant<text:line-break/>modo, sed etiam corrumpunt. Est autem ipsa quoque se-<text:line-break/>cretio ex dividentium genere; videturque omnibus sentibus<text:line-break/>commune infestam affectionem ex secretione ac divisione<text:line-break/>continui unitique corporis excitari, quum affatim accidit,<text:line-break/>affatim autem voco quod vehementer simul ac celeriter.<text:line-break/>Hoc quoque Plato volebat, quum diceret molestum sensum<text:line-break/>fieri violento simul et conferto pathemate, quum sensu prae-<text:line-break/>ultis corporibus incideret. Neque enim refert vel molestum</text:p>
      <text:p text:style-name="P3">vel tristem veI dolentem vel dolorificum vel laboriosum se<text:span text:style-name="Default_20_Paragraph_20_Font"><text:span text:style-name="T1">n—<text:line-break/>t</text:span></text:span>um appellare, ut neque pathema ni<text:span text:style-name="Default_20_Paragraph_20_Font"><text:span text:style-name="T1">t</text:span></text:span>un<text:span text:style-name="Default_20_Paragraph_20_Font"><text:span text:style-name="T1">t</text:span></text:span>, molestiam vel tri-<text:line-break/>stillam vel dolorem vel dolentiam vel laborem. Atque pe<text:span text:style-name="Default_20_Paragraph_20_Font"><text:span text:style-name="T1">r-<text:line-break/></text:span></text:span>spicuum est, Platonem ipsimi pro eadem re dictis nomluibus<text:line-break/>omnibus p<text:span text:style-name="Default_20_Paragraph_20_Font"><text:span text:style-name="T1">r</text:span></text:span>omisione usum et in Timaeo et in Phllebo, prae-<text:line-break/>terea et lu assis libris sicubi de ipfis <text:span text:style-name="Default_20_Paragraph_20_Font"><text:span text:style-name="T1">t</text:span></text:span>emno inciderit. Quod<text:line-break/>autem et Hippocratis opinio ejusdem sit tum in nominibus<text:line-break/>ipsis tum rebus sententiae , et ex paul<text:span text:style-name="Default_20_Paragraph_20_Font"><text:span text:style-name="T1">o</text:span></text:span> ante dictis et ex lis<text:line-break/>quae in ounnbus <text:span text:style-name="Default_20_Paragraph_20_Font"><text:span text:style-name="T1">t</text:span></text:span>uis libris conscripta reliquit, manifestum<text:line-break/>esu Sic profectu lu omnibus scusibus molestum pathema<text:line-break/>evenit; jucundum vero illi contrarium contrariis ex causis:<text:line-break/>consertus enim corporis elivelli periclitantis ad eum, qui<text:line-break/>fecundum naturam est, statum reditus voluptatem efficit.<text:line-break/>Idcirco jucundrssimum oculis spectaculum caeruleum est,<text:line-break/>sicut molestissimum, quod fplendidunr simulque album est,<text:line-break/>quemadmodum fel. P<text:span text:style-name="Default_20_Paragraph_20_Font"><text:span text:style-name="T1">r</text:span></text:span>oxima his inter ea quae molesta sunt,<text:line-break/>album; luter ea quae delectant, fuscum: illud quidem quod.<text:line-break/>substantiam ejus segreget simul ac dissolvat, hoc quod citra.<text:line-break/>violentium congreget, Neque enim prosectu fiala congrega-</text:p>
      <text:p text:style-name="P3">gatio sufficit ac satis est ; nam sic nigrum quoque Iucundum<text:line-break/>esset, nunc autum non est; quum enim visionis substantiae<text:line-break/>sit contrarium, violentius eam cogit, quam ut eam ad natu-<text:line-break/>ram reducat. At nigerrimum splendidissimo minus insedat,<text:line-break/>non quod contrarium minus sit molestum, quam excessus,<text:line-break/>qui est in genere cognato , (hac enim ratione molestius esset<text:line-break/>nigrum splendidissimo] sed quod visus organum sit radiosum,<text:line-break/>radius autem omnis tenuium partium, nigrum vero semper<text:line-break/>c<text:span text:style-name="Default_20_Paragraph_20_Font"><text:span text:style-name="T1">r</text:span></text:span>assarum. Natura autem perpetuo res tenuium partium<text:line-break/>in agendo efficacior est, quam quae crassarum est. Quum<text:line-break/>itaque in idem vicissim pervenerint quod tenuium est per-<text:line-break/>tium et quod crassarum, <text:span text:style-name="Default_20_Paragraph_20_Font"><text:span text:style-name="T3">min</text:span></text:span>us agit erassum in tenue, siqui-<text:line-break/>dem id a tenui potius pati natum esu Ita igitur et sol<text:line-break/>risum laedit, quod quum tenuioris sit substantiae, facile eum<text:line-break/>segreget; ac familiaritate quidem substantiae minus molestus<text:line-break/>est, quam quae sunt contraria; sed quod actionis velremen-<text:line-break/>tia sit violentio<text:span text:style-name="Default_20_Paragraph_20_Font"><text:span text:style-name="T1">r</text:span></text:span>, hoc ipso celeritatem quoque .laesionis ru</text:p>
      <text:p text:style-name="P3">vi<text:span text:style-name="Default_20_Paragraph_20_Font"><text:span text:style-name="T1">t</text:span></text:span>um obtinet. Quod enim lu minimo tempore risus noster<text:line-break/>a stolis splendore patitur , id in plurimo ubi omnino nullum<text:line-break/>splendorem vidit, sied lu profundis tenebris est versatus;<text:line-break/>quippe is quoque ad lucem reductus videre non potest, quod<text:line-break/>extinctus ad quendam modum crassusque sit redditus ac<text:line-break/>tenebrosus. Iucundissimus igitur merito. gratissimusque eae-<text:line-break/>ruleus color vilui est, si tamen is a side non est discussus.<text:line-break/>Huic enim quod jam aegrotet, contrarium remedium est: at<text:line-break/>ei, qui sanus quidem est, sed fatigatus, cae<text:span text:style-name="Default_20_Paragraph_20_Font"><text:span text:style-name="T1">r</text:span></text:span>uleum aut fusi-<text:line-break/>cum saluberrimum est spectaculum, quod nec eum segregat,<text:line-break/>ut tum album tum splendidum , fed nec cogit et extinguit,<text:line-break/>ut nigrum. At luscum quidem ex albo et nigro simul nux- .<text:line-break/>tis efficitur ; caeruleum vero ex albo ac splendido tum coe-<text:line-break/>nutibus tum in saturum nigrum incidentibus ; sic enim Plato<text:line-break/>nos de ambobus docuit. Ergo ni colores ex contrariis ex-<text:line-break/>tremisque . mixtis medii ac moderati nascuntur , qui et ex-<text:line-break/>cessum utrumque, quo ri<text:span text:style-name="Default_20_Paragraph_20_Font"><text:span text:style-name="T1">t</text:span></text:span>us laeditur, declinant, et mode- i<text:line-break/>ratas ipsius fatigationes emendant; quemadmodum morbos</text:p>
      <text:p text:style-name="P3">ex segregatione provenientes nigrum. Verum voluptas ab<text:line-break/>iis ortu non peraeque manifesta est, ac ea quae in aliis sen-<text:line-break/>sibus, quod neque dolor par extiterit. Nam partium tenui-<text:line-break/>tas risus, neque dum segregatur, propter substantiae fami-<text:line-break/>liaritatem violentum aliquid patitur (illuc enim, quo duri-<text:line-break/>tur, ipsa per fe properat] neque dum congregatur, propter<text:line-break/>mutationis imbecillitatem. Demonstratum enim est tenue a<text:line-break/>crasso debiliter cogi. Atque ita quidem in visu se habent<text:line-break/>voluptas et dolor. In auditu vero jucundissima vox est,<text:line-break/>quae lenissima tardissimaque est; ideo molestissima est tum<text:line-break/>alperrima tum celerrima. Verum haemtegre Iuno sensui ju-<text:line-break/>eundae molestaeque sunt; fatigato vero ausi ca, praeter le-<text:line-break/>nem et tardam, etiam exigua; aegrotanti, simul et lenissima<text:line-break/>et tardissima et maxime exilis ; atque hac etiam magis, quae<text:line-break/>numerosa est; absolutum enim silentium simile quid in au-<text:line-break/>ditu est atque lu visu tenebrae, unde etiam in quaestionem<text:line-break/>venit, num contrariae lumini sint tenebrae, an ejus priva-<text:line-break/>tio, quemadmodum vocis, silentium; et motus, quies Uo-</text:p>
      <text:p text:style-name="P3">duplas autem evidentior in hoc fe<text:span text:style-name="Default_20_Paragraph_20_Font"><text:span text:style-name="T1">nta</text:span></text:span> est, propte<text:span text:style-name="Default_20_Paragraph_20_Font"><text:span text:style-name="T1">r</text:span></text:span>ea quod<text:line-break/>substantia est crassio<text:span text:style-name="Default_20_Paragraph_20_Font"><text:span text:style-name="T1">r</text:span></text:span>e : at in odoratu adhuc manifestior de-<text:line-break/>lactatio, quod ejus substantia sit magis c<text:span text:style-name="Default_20_Paragraph_20_Font"><text:span text:style-name="T1">r</text:span></text:span>assa : quantum enim<text:line-break/>aer splendore est crassio<text:span text:style-name="Default_20_Paragraph_20_Font"><text:span text:style-name="T1">r, </text:span></text:span>tantum aere crassior est halitus.<text:line-break/>Est ve<text:span text:style-name="Default_20_Paragraph_20_Font"><text:span text:style-name="T1">r</text:span></text:span>o splendoris quidem <text:span text:style-name="Default_20_Paragraph_20_Font"><text:span text:style-name="T1">t</text:span></text:span>ensus visus, aeris vero auditus,<text:line-break/>halitus odoratus, quemadmodum humidae naturae gustus,<text:line-break/>et <text:span text:style-name="Default_20_Paragraph_20_Font"><text:span text:style-name="T1">t</text:span></text:span>olidi corporis tactus. Quum autem odo<text:span text:style-name="Default_20_Paragraph_20_Font"><text:span text:style-name="T1">r</text:span></text:span>atus et gustus<text:line-break/>sensus sint congene<text:span text:style-name="Default_20_Paragraph_20_Font"><text:span text:style-name="T1">r</text:span></text:span>es, sula substantiae tenuitate dissidentes,<text:line-break/>(est enim halitus humor attenuatus) de ambobus simul disse-<text:line-break/>remus, a gustu perspicuitatis gratia ducto exo<text:span text:style-name="Default_20_Paragraph_20_Font"><text:span text:style-name="T1">r</text:span></text:span>dio. Jucun-<text:line-break/>dissimi igitur huic fecundum naturam <text:span text:style-name="Default_20_Paragraph_20_Font"><text:span text:style-name="T1">t</text:span></text:span>e habenti sunt sapo-<text:line-break/>res omnes dulces et pingues ; hi namque omnes demonstrati<text:line-break/>sunt corporis substantiae maxime esse samilia<text:span text:style-name="Default_20_Paragraph_20_Font"><text:span text:style-name="T1">r</text:span></text:span>es : vitiato au-<text:line-break/>tem recenter ab aliqua causa infestante, pingues ; lu namque<text:line-break/>partem exufperatam maxime leniunt: aegrotanti vero, succi<text:line-break/>contrarii causis morborum efficientibus; crassis quidem, at-<text:line-break/>tcnuanles ; tenuibus , incrassantes ; glutinosis , incidentes ;</text:p>
      <text:p text:style-name="P3">exasperantibus , lenientes; ad eundem m<text:span text:style-name="Default_20_Paragraph_20_Font"><text:span text:style-name="T1">o</text:span></text:span>dum calidis fii-<text:line-break/>gidi, frigidis calidi, ut et siccis hmuidi, et humidis sicci.<text:line-break/>Dictum autem doliorum natura in quarto de simplicium me-<text:line-break/>dicamentorum facultatibus, legendusque n<text:span text:style-name="Default_20_Paragraph_20_Font"><text:span text:style-name="T1">o</text:span></text:span>n negligenter is<text:line-break/>liber est, ut qui tum ad dignotionenr tum ad curati<text:span text:style-name="Default_20_Paragraph_20_Font"><text:span text:style-name="T1">o</text:span></text:span>nem fit<text:line-break/>utilis. Ventriculus enim visceribus venisque subservit; ita-<text:line-break/>que et quales hae succos requirunt, tales appetit. P<text:span text:style-name="Default_20_Paragraph_20_Font"><text:span text:style-name="T1">o</text:span></text:span>rro<text:line-break/>huic index lingua presset iis succis m<text:span text:style-name="Default_20_Paragraph_20_Font"><text:span text:style-name="T3">axim</text:span></text:span>e gaudens, quos<text:line-break/>ventriculus desiderat; hujus autem societatis potissima causa<text:line-break/>est tunica ipsum vestiens. Ac delectatur quidem lingua di-<text:line-break/>verfis temporibus succis sibi extriusecus occurrentibus aliis<text:line-break/>atque aliis. Delectatur autem nonnunquam etiam dulcibus,<text:line-break/>quos in su ipsa sentit; porro dulces lu succi pituitae species<text:line-break/>sunt. Quere quoties effusi ve<text:span text:style-name="Default_20_Paragraph_20_Font"><text:span text:style-name="T1">n</text:span></text:span>is sanguinis, ut dulcis, sen-<text:line-break/>sum lingua percipit, iis simile quid patitur, quae ipsi extrin-<text:line-break/>sccus . occursant. At in odorandi facultale externorum qui-<text:line-break/>dem tum facundorum tum molestorum sensus perinde se Ira-</text:p>
      <text:p text:style-name="P3">bet ac in gustatrice. Halitus autem, quos lu se habet, in-<text:line-break/>suaves quidem, ut prius dictum est, aliquando sentit, sua-<text:line-break/>ves autem aut in summa jucundos non sentit, veluti nec vi-<text:line-break/>sus nec auditus ; hi namque sensus, quum tenuis substantiae .<text:line-break/>flet, nullam lu se ipsis vehementem affectionem patiuntur :<text:line-break/>tactus vero et gustus ne ipsi quidem, vehementem uounun-<text:line-break/>quum vero patiuntur quandam ejusmodi affectionem exi-<text:line-break/>lem; lingua quidem a dulci, ut lictum est, pituita, quam<text:line-break/>Praxagoras et Phllotimus magis proprio nonnne dulcem suc-<text:line-break/>cum appellunt; tactus vero motum lu se non raro sentit,<text:line-break/>quum eorum, quae intus ipsum exasperant, vel concoctione<text:line-break/>vel transpiratione vel sensibili excretione ad naturam suam<text:line-break/>revertitur. Quin esium lassitudine laborantes, ubi messibus<text:line-break/>frictionibus vel balueis emollito corpore ab iis quiescunt,<text:line-break/>evidentem sentiunt voluptatem. Jam magis etiam in dictis<text:line-break/>motibus oblectantur, fatigatis partibus ad statim, naturalem<text:line-break/>redeuntibus. Sane non solum lotione et molli ex largo</text:p>
      <text:p text:style-name="P3">oleo frictione voluptas lassatis partibus accidit, fed etiam<text:line-break/>in caloribus doloribus attrectatio messis, blanda et lenis so-<text:line-break/>latium quoddam non exiguum affert. Sed haec jam exter-<text:line-break/>na sunt, dicendumque de sus deinceps. Neque enim de iis<text:line-break/>quae ad odoratum spectant etiamnum disse<text:span text:style-name="Default_20_Paragraph_20_Font"><text:span text:style-name="T1">r</text:span></text:span>ere nobis opus<text:line-break/>est, quum analogiam habeant cum iis quae ad gustum refe-<text:line-break/>runtu<text:span text:style-name="Default_20_Paragraph_20_Font"><text:span text:style-name="T1">r.</text:span></text:span> Delectamur igitur in hoc sensus genere (ut verbo<text:line-break/>dicam] dum ad naturalem statum reducimur; contingit au-<text:line-break/>tem id nobis semper per contraria, si quis, prout consenta-<text:line-break/>neum est, contrarium accipiat. Est autem consentaneum,<text:line-break/>eam quae primo et per <text:span text:style-name="Default_20_Paragraph_20_Font"><text:span text:style-name="T1">t</text:span></text:span>e nec per alterum medium suris<text:line-break/>cau<text:span text:style-name="Default_20_Paragraph_20_Font"><text:span text:style-name="T1">t</text:span></text:span>a est, non quae evidens et externa vocatur, in omnibus<text:line-break/>ejusmodi considerare, quod Hippocrates tum in aliis multo-<text:line-break/>fies nos admonere ridetur, tum quum ait, .<text:span text:style-name="Default_20_Paragraph_20_Font"><text:span text:style-name="T1">est autem</text:span></text:span> ti<text:span text:style-name="Default_20_Paragraph_20_Font"><text:span text:style-name="T1">bi .<text:line-break/>in tetano sine ulcere in juvene corpulent</text:span></text:span>o <text:span text:style-name="Default_20_Paragraph_20_Font"><text:span text:style-name="T1">aestate media eo-<text:line-break/>pi</text:span></text:span>q<text:span text:style-name="Default_20_Paragraph_20_Font"><text:span text:style-name="T1">fue fu</text:span></text:span>l<text:span text:style-name="Default_20_Paragraph_20_Font"><text:span text:style-name="T1">gidae perfusi</text:span></text:span>o <text:span text:style-name="Default_20_Paragraph_20_Font"><text:span text:style-name="T1">cal</text:span></text:span>o<text:span text:style-name="Default_20_Paragraph_20_Font"><text:span text:style-name="T1">ri</text:span></text:span>s <text:span text:style-name="Default_20_Paragraph_20_Font"><text:span text:style-name="T1">rev</text:span></text:span>o<text:span text:style-name="Default_20_Paragraph_20_Font"><text:span text:style-name="T1">cationem ejsicit, cal</text:span></text:span>o<text:span text:style-name="Default_20_Paragraph_20_Font"><text:span text:style-name="T1">re<text:line-break/>autem haec liberantur. </text:span></text:span>Quippe siquis de his inconfidera-<text:line-break/>tuis judicet, putabit aliquos affectus praeter naturam alii.</text:p>
      <text:p text:style-name="P3">quando a similibus curari, ut et tutanum a frigida lavatione t<text:line-break/>non tame<text:span text:style-name="Default_20_Paragraph_20_Font"><text:span text:style-name="T1">n</text:span></text:span> ita fe habet veritas ; fed perpetuo omnes <text:span text:style-name="Default_20_Paragraph_20_Font"><text:span text:style-name="T1">assectu</text:span></text:span>s<text:line-break/>ad naturalem statum per contraria redeunt, quemadmodum<text:line-break/>etiam tetanus per caloris revocationem. Quod si consertam<text:line-break/>id fiat, curatio cum delectatione perficitur ; si vero paula- .<text:line-break/>tmr contigerit, insensilis erit ad naturalem fletum reditus.<text:line-break/>Sic autem decessus a naturali statu ad eum qui praeter na-<text:line-break/>turum est, qui confertim fit, et violentus et cum dolore om-<text:line-break/>rino est: qui paulatim, insensibilis. Proinde quum qui<text:line-break/>omnino non fecundum naturam in corpore paulatim accu-:,<text:line-break/>mulatur assectus, nullum sui Pensum excitet, ejus ad natu-<text:line-break/>ralem statum reditus, quum celeriter perficitur, simul cum<text:line-break/>sensu facundus fit; atque potissimum per ea quae maxime<text:line-break/>nobis fiunt familiaria, cujusmodi sunt in gustu quidem dul- ..<text:line-break/>cis ; lu odoratu vero quae his proportione respondent, vo-<text:line-break/>cantur autem odorata. At vero genitales partes proprio<text:line-break/>quodam et eximio <text:span text:style-name="Default_20_Paragraph_20_Font"><text:span text:style-name="T1">t</text:span></text:span>ensu afficiuntur, quod et facultatem ha- .<text:line-break/>beant valentissimum, lu musculo quidem feminis expultrix-.</text:p>
      <text:p text:style-name="P3">cem, in soenrina vero tum hanc ipsam i<text:span text:style-name="Default_20_Paragraph_20_Font"><text:span text:style-name="T1">n</text:span></text:span> testibus et senrina-<text:line-break/>libus vasis, tum attractricem lu toto utero : coniunxit enim<text:line-break/>natura summis effusioni et <text:span text:style-name="Default_20_Paragraph_20_Font"><text:span text:style-name="T1">eju</text:span></text:span>s conceptui ingentem cupidita-<text:line-break/>tem simul ac voluptatem. Verum laesio redundantis et i<text:span text:style-name="Default_20_Paragraph_20_Font"><text:span text:style-name="T1">n-<text:line-break/></text:span></text:span>tus manentis seminis paulatim multo tempore colligitur, ac<text:line-break/>idcirco quanquam magnopere rnsestat (de quibus alibi dice-<text:line-break/>mus] impar <text:span text:style-name="Default_20_Paragraph_20_Font"><text:span text:style-name="T1">tamen</text:span></text:span> est magnitudini voluptatis, quae in ve-<text:line-break/>nere . sentitur. Laedentis enim excretio consertam factu<text:line-break/>etiam delectationis magnitudinem celeritati reditus ad natu- -<text:line-break/>ram proportione respondentem habet.</text:p>
      <text:h text:style-name="Heading_20_2" text:outline-level="2">C ap. VII. </text:h>
      <text:p text:style-name="P10">Reliquum autem fuerit de symptomatis<text:line-break/>orificium ventriculi (quod etiam cor appellant] obsidentibus<text:line-break/>disserere ; sunt enim haec quoque ex eorum, quae ad tactum<text:line-break/>reser<text:span text:style-name="Default_20_Paragraph_20_Font"><text:span text:style-name="T1">a</text:span></text:span>ntur, genere. Caeterum nulla pars aut ita exactum<text:line-break/>habet sensum, aut <text:span text:style-name="Default_20_Paragraph_20_Font"><text:span text:style-name="T1">ita</text:span></text:span> utrumque principium una secum assi-<text:line-break/>cit, ut os ventricusi: nominatur autem pro consuetudine<text:line-break/>non vulgo solum , sed etiam a medicis stomachus. Quae igi-</text:p>
      <text:p text:style-name="P3">tur ft<text:span text:style-name="Default_20_Paragraph_20_Font"><text:span text:style-name="T1">o</text:span></text:span>machicae vocantur fyncopae, hujus partis siympto-<text:line-break/>mata sunt, quemadmodum et cordolia, quae ab altera ejus<text:line-break/>appellatione nomen sortita sunt. Indurit praeterea et dyf-<text:line-break/>pnoeas et apnoeas et suffocationes et epilepsias et deliria et<text:line-break/>melancholias ; at haec quidem per consensum ; inappeten-<text:line-break/>tias vero et diminutasdepravatusque appetentius ipse per <text:span text:style-name="Default_20_Paragraph_20_Font"><text:span text:style-name="T1">t</text:span></text:span>e<text:line-break/>ipsum. Voco autem inappetentiam , quum quis nihil om-<text:line-break/>nluo appetit; diminutam vero appetentiam, quum imbecil-<text:line-break/>liter ; at depravatarum aliae ad immoderatam cibi et potus<text:line-break/>sumptionem deflectunt, usiae ad alienarum qualitatum desi-<text:line-break/>derium. Dicendum ergo ordine de omnibus, initio a pro-<text:line-break/>priis ejus symptomatis sumpto. Sequuntur haec ipsas na-<text:line-break/>turales partis functiones, quarum gratia maximos a cerebro<text:line-break/>requirebat nervos, propter quos etiam excellentiam hanc<text:line-break/>fensus stupra <text:span text:style-name="Default_20_Paragraph_20_Font"><text:span text:style-name="T1">parte</text:span></text:span>s possidet. Quum enim per cutem unum-<text:line-break/>quodque animal in ambientem aerem dissipatur, accidit par-<text:line-break/>tes ipsi subditas primo vacuari, quarum ingenita simultas<text:line-break/>(quemadmodum lu commentariis de simultatibus naturalibus</text:p>
      <text:p text:style-name="P3">demonstravimus) e vicinis partibus sibi alimentum trahit, ut<text:line-break/>vacuatum impleat ; delude rursus illae e sibi proximis ; <text:span text:style-name="Default_20_Paragraph_20_Font"><text:span text:style-name="T1">hae-<text:line-break/>que</text:span></text:span> postea tertio loco e sibi propinquis, atque ita semper<text:line-break/>per continuum veluti in choro quodam translatione celerri-<text:line-break/>me <text:span text:style-name="Default_20_Paragraph_20_Font"><text:span text:style-name="T1">t</text:span></text:span>acta, ad venas ad ventriculum porrectas vacuatis per-<text:line-break/>venit. His vero consuetum simul est et a natura compara-.<text:line-break/>tum e ventriculo alimentum trahere, pe<text:span text:style-name="Default_20_Paragraph_20_Font"><text:span text:style-name="T1">r</text:span></text:span>aeque ac stirpiunr<text:line-break/>radices, quae in terram sunt demissae.. Quum enim hoc<text:line-break/>opus universum non animale sit, sed naturale, similiter in<text:line-break/>stirpibus et animalibus perficitur. Quere stirpibus terra<text:line-break/>ventriculi instar perpetuo paratum copiosmnque alimentum<text:line-break/>irrigand<text:span text:style-name="Default_20_Paragraph_20_Font"><text:span text:style-name="T1">o</text:span></text:span> suppeditat, quamdiu temporum fletus secundum<text:line-break/>naturam se habet, quemadmodum si e terra iqualoris ex-<text:line-break/>cessu exaruerit humor ; stirpes nutrimenti penuria mar-<text:line-break/>cescunti Animalibus autem, utpote terrae nun affixis<text:line-break/>praeter pauca quaedam , natura ventriculum alimenti<text:line-break/>promptuarium fabricavit, quemadmodum stirpibus terram:</text:p>
      <text:p text:style-name="P3">Dedit autem animalibus et penuriae sensum , quoad ribum<text:line-break/>potumque proritata eodem tempore impleantur, vocaturque<text:line-break/>ejusmodi implendi desideriunr appetentia : fit autem ex penu-<text:line-break/>riae sensu , quum venae ex ipsis ventriculo veluti mulgentes<text:line-break/>fugentesque aliquid trahunt, non ferens autem eum furium<text:line-break/>ventriculus, fed tanquam divulsus, molestiae ejus medelam<text:line-break/>ribum quaerit. Ita namque venae ad objectos cibos con-<text:line-break/>vertuntur, atque ex iis alimentum trahunt, nequaquam ex<text:line-break/>ventriculo. Estque post cibi sumptionem, ut et venae simul<text:line-break/>ad cibos fe convertant, et ventriculus ex iis lu fe ipsum<text:line-break/>trahat quantum prius per venas est exhaustum. Ac luctus<text:line-break/>quidem ipsius sensus fames esu Reliquorum vero duorum<text:line-break/>alterum venarum suctum praecessit, vocaturque appetentia<text:line-break/>homonymcs cum altero, quum sit naturale opus, non ani-<text:line-break/>male ; talem vero appetentiam vacuatis praecedit, existunt-<text:line-break/>que in totum quinque symptomata ordine quodam sese dein-<text:line-break/>ceps sequentia. Primum Vacuatis est; secundum vacuata-</text:p>
      <text:p text:style-name="P3">rum partium appetentia naturalis; tertium ventriculi suetus ;<text:line-break/>quartum ejus sensus ; quintum appetentia ejus animalis om-<text:line-break/>niunr ultima Itaque etiam hujus actionis abolitio aut<text:line-break/>eo accidit, quod sensus lectionis sit abolitus, aut <text:span text:style-name="Default_20_Paragraph_20_Font"><text:span text:style-name="T4">quod.su-<text:line-break/></text:span></text:span>ctio non fiat; aut quod corpus non vacuetur. Ad eundem<text:line-break/>modum exiles appetentiae erunt, non perditis iis quae dixi-<text:line-break/>mus, sed prope ut pereant perductis. Depravatae vero ap-<text:line-break/>petentiae, quae quantitatis modum excedunt, vocunturque a<text:line-break/>quibusdam caninae , tum existunt quom vel acidus quispiam<text:line-break/>vitiosus humor ventriculum mordet, vel totum corpus immo.-<text:line-break/>dice dissipatum assidua nutritione indiget. . Vitiosus. namque<text:line-break/>succus frigidus similem suctui mensum inseri, appetentiam.<text:line-break/>vero proritat naturalis affectus similitudine;. alimenti autem,<text:line-break/>non potus, desiderium excitat propter frigus ; at .vitioso suc-<text:line-break/>co salso et bilios<text:span text:style-name="Default_20_Paragraph_20_Font"><text:span text:style-name="T1">a</text:span></text:span> ventrem mordente, potus magis quam ci-<text:line-break/>bus appetitus. Praeterquam enim quod. calefit siccaturque<text:line-break/>ventriculus, quae sitis causa sunt; etiam liquari tum meo</text:p>
      <text:p text:style-name="P3">tum in venis humores contingit. Fusionis autem humorum<text:line-break/>symptoma partes continentes implet, quemadm<text:span text:style-name="Default_20_Paragraph_20_Font"><text:span text:style-name="T1">o</text:span></text:span>dum, arbi-<text:line-break/>tuor, frigidi tas evacuat. ltaque etiam non parum ad esu-<text:line-break/>rictu frigus partum ventriculi confert: nam et. vacua efficit<text:line-break/>corpora et eorum tunicas cogendo cousiringendoque ad ap-<text:line-break/>petentiam irritat. Non esuriendi continens in primis causa<text:line-break/>est calor, ut qui solida corpora laxando dissolvat, atque ad<text:line-break/>tractura imbecelliora reddat, liquida liquando amplius e^-<text:line-break/>tendat. Atque una quidem caninae appetentiae causa est aci-.<text:line-break/>dus humor vitiosus ; altera, ut dictum est, uberior per totum<text:line-break/>corpus vacuatio , quae - vel caloris rubore vel retentricis fa—<text:line-break/>callatis imbecillitate- fit illata. Prolude in priore affectu ac-.<text:line-break/>cidit plurimas sumptorum fieri dejectiones ; in posteriore<text:line-break/>vero, ut quae ex habitus <text:span text:style-name="Default_20_Paragraph_20_Font"><text:span text:style-name="T1">c</text:span></text:span>o<text:span text:style-name="Default_20_Paragraph_20_Font"><text:span text:style-name="T1">rp</text:span></text:span>o<text:span text:style-name="Default_20_Paragraph_20_Font"><text:span text:style-name="T1">ris</text:span></text:span> vacuati<text:span text:style-name="Default_20_Paragraph_20_Font"><text:span text:style-name="T1">o</text:span></text:span> ne fiat, alimentum<text:line-break/>lu co<text:span text:style-name="Default_20_Paragraph_20_Font"><text:span text:style-name="T1">r</text:span></text:span>pns distribui: .Atque immodica quidem et appetentia<text:line-break/>et fames ob has causas fiunt. Pravas autem qualitates con-<text:line-break/>cupiscunt ii , quibus ventriculi tunicae vitios<text:span text:style-name="Default_20_Paragraph_20_Font"><text:span text:style-name="T1">o</text:span></text:span> aliquo. exere-</text:p>
      <text:p text:style-name="P3">mento imbutae sunt, Atque consuerit is .<text:span text:style-name="Default_20_Paragraph_20_Font"><text:span text:style-name="T1">assectus</text:span></text:span> mulieri-<text:line-break/>bus maxime vitiosi, humore scatentibus iisqne gravidis acci-<text:line-break/>dere, vocaturque affectus pica. Appetunt autem in hoc<text:line-break/>affectu acida maxime acerbaque, aliquando vero acria, non-<text:line-break/>nunquam vero vel terram cimoliam vel testas vel extinctus<text:line-break/>carbones vel valde aliena quaedam edulia. Porro sic assici-<text:line-break/>untur earum ple<text:span text:style-name="Default_20_Paragraph_20_Font"><text:span text:style-name="T1">r</text:span></text:span>aeque usque ad secundum et te<text:span text:style-name="Default_20_Paragraph_20_Font"><text:span text:style-name="T1">r</text:span></text:span>tium men-<text:line-break/>rem; in quarto vero desinunt partim vomitione vacuat<text:span text:style-name="Default_20_Paragraph_20_Font"><text:span text:style-name="T1">o</text:span></text:span> vi-<text:line-break/>tiosio humore, partim lempore concoctu, muliere prae albi<text:line-break/>aversio<text:span text:style-name="Default_20_Paragraph_20_Font"><text:span text:style-name="T1">n</text:span></text:span>e pauca comedente, partim etiam abundantia <text:span text:style-name="Default_20_Paragraph_20_Font"><text:span text:style-name="T1">hum</text:span></text:span>o-<text:line-break/>v<text:span text:style-name="Default_20_Paragraph_20_Font"><text:span text:style-name="T1">um</text:span></text:span> vacuata. Nam primis du<text:span text:style-name="Default_20_Paragraph_20_Font"><text:span text:style-name="T1">o</text:span></text:span>bus mensibus pa<text:span text:style-name="Default_20_Paragraph_20_Font"><text:span text:style-name="T1">r</text:span></text:span>um sanguis<text:line-break/>uls ad fe foetus attrahit, quia adhuc minimus est, quum<text:line-break/><text:span text:style-name="Default_20_Paragraph_20_Font"><text:span text:style-name="T1">quod in utero est</text:span></text:span> hoc tempore nondum foetus vocetur , fed<text:line-break/>conceptus. Hic autem auctior redditus et ipfc ampliore nu-<text:line-break/>triment<text:span text:style-name="Default_20_Paragraph_20_Font"><text:span text:style-name="T1">o</text:span></text:span> utitur, et non siclum quicquid opthnum in venis<text:line-break/>est id attrahit, ut prius dixi, fed etiam quod pluris indigeat,<text:line-break/>vitiosi etiam aliquid una tralut. Atque ita totum corpus<text:line-break/>tum plenitudine laborare desunt, tum nunus vitiosi fit hu-</text:p>
      <text:p text:style-name="P3">moris. Ipse autem foetus alimenti quod attrahit excremen-<text:line-break/>ta in duplicibus membranis reponit. Ac fit quidem magna<text:line-break/>ex parte ipse quoque et vitiosioris humoris et intemperatior,<text:line-break/>utpote ex vitioso sanguine nutritus, nisi gravida residuo<text:line-break/>gestationis tempore valde probis^ utatur alimentis. Verum<text:line-break/>hoc nihil ad rem propositam. Vitiosae autem qualitatis ap-<text:line-break/>petentia, de qua disputans picae memini, aliquando viris<text:line-break/>quoque accidit, quum iis quoque in ventriculi orificium sinn-<text:line-break/>lis quidam vitiatus humor procubuit. Atque haec quidem<text:line-break/>circa cibi appetentiam symptomata fiunt. In potionis au-<text:line-break/>tum appetentia alia t<text:span text:style-name="Default_20_Paragraph_20_Font"><text:span text:style-name="T1">o</text:span></text:span>tidem iis similia. Est quidem quasi<text:line-break/>privatio <text:span text:style-name="Default_20_Paragraph_20_Font"><text:span text:style-name="T1">appetentiae p</text:span></text:span>o<text:span text:style-name="Default_20_Paragraph_20_Font"><text:span text:style-name="T1">tus, </text:span></text:span>quunr vel corpus propter ex-<text:line-break/>cessum humoris et frigoris omnino motione non eget, vel<text:line-break/>ventriculus propriam affectionem non sentit. Deficiens vero<text:line-break/>appetentia, quunr eadem ipsa imminuta sunt. Depravata<text:line-break/>vero potionum appetentia depravatae. : ciborum appetentiae<text:line-break/>proportione resporulet ; interdum immoderati est potus, quum<text:line-break/>in ipsis ventriculi tunicis pravus aliquis humor salsus aut bi-</text:p>
      <text:p text:style-name="P3">Rosus continetur, interdum cum veluti fervet nativa ipsius<text:line-break/>humiditas. P<text:span text:style-name="Default_20_Paragraph_20_Font"><text:span text:style-name="T1">r</text:span></text:span>avas autem potiones quemadmodum et pra-<text:line-break/>vos cibos quidam appetunt pro dominantis vitiosi humoris<text:line-break/><text:span text:style-name="Default_20_Paragraph_20_Font"><text:span text:style-name="T1">r</text:span></text:span>atione. Atque haec diuturniori tempore vitiosa victus ra-<text:line-break/>tione usis superveniunt, et inexplebili siti cruciatis, ex qua<text:line-break/>etiam peri<text:span text:style-name="Default_20_Paragraph_20_Font"><text:span text:style-name="T1">r</text:span></text:span>e novimus tum eum . qui viperam devoraverat<text:line-break/>(erat scilicet dipsas) tum messores, qui vinum cnsu biberant,<text:line-break/>in quo ejusmodi fe<text:span text:style-name="Default_20_Paragraph_20_Font"><text:span text:style-name="T1">r</text:span></text:span>a quaedam extincta fuerat, tum eum<text:line-break/>qui veteri vino fuerat inebriatus, nec non eum qui<text:line-break/><text:span text:style-name="Default_20_Paragraph_20_Font"><text:span text:style-name="T1">sitim</text:span></text:span> tolerare decreverat, et alios in navigio , quum deficeret<text:line-break/>aqua <text:span text:style-name="Default_20_Paragraph_20_Font"><text:span text:style-name="T1">dulci</text:span></text:span>s, quorum qui ausi sunt marinam bibere, quum<text:line-break/>immoderatius supra caeteros sitirent, quidam etiam eorum<text:line-break/>soluta alvo cum vehementi morsu celerius quam caeteri lu- .<text:line-break/>terierunt. Noni quendam febre ardente laborantem, quum<text:line-break/>etiamnum morbus invalesceret, frigidam liberalius bibentem<text:line-break/>nequaquam, quoad occubuerit, expletum fuisse. Ac talia<text:line-break/>quidem et tot circa ventris appetenti<text:span text:style-name="Default_20_Paragraph_20_Font"><text:span text:style-name="T1">u</text:span></text:span>s sunt errata. Est<text:line-break/>praeterea cordolium oris ventriculi quoddam symptoma,</text:p>
      <text:p text:style-name="P3">quod ad sentiendi functionem lae<text:span text:style-name="Default_20_Paragraph_20_Font"><text:span text:style-name="T1">t</text:span></text:span>am ab hunroribus mordaci-<text:line-break/>bus refertur. Praeter haec est quod bulimos vocatur, fym-<text:line-break/>ptoma ex penuria simul et imbecillitate et refrigeratione hu-<text:line-break/>jus loci <text:span text:style-name="Default_20_Paragraph_20_Font"><text:span text:style-name="T1">ortum. </text:span></text:span>Nec mirandum, si ejus dolores tum animi<text:line-break/>deliquia tum virium lapsus comitentur. Quum enim digiti<text:line-break/>offensi<text:span text:style-name="Default_20_Paragraph_20_Font"><text:span text:style-name="T1">o</text:span></text:span>ne videantur aliqui animi deliquio laborare , mi<text:span text:style-name="Default_20_Paragraph_20_Font"><text:span text:style-name="T1">r</text:span></text:span>um<text:line-break/>profect<text:span text:style-name="Default_20_Paragraph_20_Font"><text:span text:style-name="T1">o</text:span></text:span> n<text:span text:style-name="Default_20_Paragraph_20_Font"><text:span text:style-name="T1">o</text:span></text:span>n est affecto stomacho id accidere , quum et ob<text:line-break/>eximium <text:span text:style-name="Default_20_Paragraph_20_Font"><text:span text:style-name="T1">t</text:span></text:span>ensum et ob fitus vicinitatem duo principia prom-<text:line-break/>plius lu confenfum ulciscere possit. Maxim<text:span text:style-name="Default_20_Paragraph_20_Font"><text:span text:style-name="T1">e</text:span></text:span>que symptoma-<text:line-break/>ta maxime sensibiles stomachos invehere deprehendas , ut<text:line-break/>qui magis quam caeterae paries ab omnibus causis infestanti-<text:line-break/>bus laedantur , et ad utrasque partes principes <text:span text:style-name="Default_20_Paragraph_20_Font"><text:span text:style-name="T1">t</text:span></text:span>uam laesio-<text:line-break/>nem transmittere rideantur. Quum autem universum ner-<text:line-break/>vo<text:span text:style-name="Default_20_Paragraph_20_Font"><text:span text:style-name="T1">t</text:span></text:span>um genus in aliquo magis <text:span text:style-name="Default_20_Paragraph_20_Font"><text:span text:style-name="T1">t</text:span></text:span>ensile , aut magis patibile est,<text:line-break/>tum vel maxime ipsas quoque principes in consensum prom-<text:line-break/>ptius adduci co<text:span text:style-name="Default_20_Paragraph_20_Font"><text:span text:style-name="T1">n</text:span></text:span>tingit, qnum vel affectu estque vel etiam na-<text:line-break/>tura imbecillae suerint. Quum vero quatuor concurrunt,</text:p>
      <text:p text:style-name="P3">maximum necesse est fieri pathema. Quatuor autem dico<text:line-break/>tum affectum, qui stomachum laedit, vehementem, tum sen-<text:line-break/>sum ejus exquisitissimum, tum nervorum arteriarumve genus<text:line-break/>imbecillum ; ad haec etiam vel cerebrum vel cor <text:span text:style-name="Default_20_Paragraph_20_Font"><text:span text:style-name="T1">infirmum.<text:line-break/></text:span></text:span>Sic igitur et comitialis morbus et carus et coma et catalepfis<text:line-break/>et deli<text:span text:style-name="Default_20_Paragraph_20_Font"><text:span text:style-name="T1">r</text:span></text:span>is et melancholiae quibusdam ob stomachi imbecilli-<text:line-break/>tatem oboriuntur consentiente principio quod in cerebro et<text:line-break/>nervis esu At quae cardiacae vocantur fyncopae confe<text:span text:style-name="Default_20_Paragraph_20_Font"><text:span text:style-name="T1">n-<text:line-break/></text:span></text:span>tiente tum cordis tum a<text:span text:style-name="Default_20_Paragraph_20_Font"><text:span text:style-name="T1">r</text:span></text:span>teriarum principio oboriuntur : ita<text:line-break/>et pulsus abolitio et pulsus parvus et pulsus depravatus;<text:line-break/>apnoea quoque quum utrumque principium lu magnum con-<text:line-break/><text:span text:style-name="Default_20_Paragraph_20_Font"><text:span text:style-name="T1">t</text:span></text:span>ensum adducitur : dyspnoeae etiam duplici ratione <text:span text:style-name="Default_20_Paragraph_20_Font"><text:span text:style-name="T1">proveni-<text:line-break/>unt;</text:span></text:span> usiae transversi septi angustia; aliae utriusque principii<text:line-break/>sympathia. Sunt autem occasiones, quae animal ad ejus-<text:line-break/>ntodi symptomata ducunt, non paucae. Nam et valida<text:line-break/>refrigeratio interdum quidem ipsa per se, interdum vero ex<text:line-break/>pituita admodum frigida (est autem talis, quae fuso vitro eo-</text:p>
      <text:p text:style-name="P3">lore ac consistentia sit si<text:span text:style-name="Default_20_Paragraph_20_Font"><text:span text:style-name="T1">n</text:span></text:span>ulis , quem vitreum humorem Pra-<text:line-break/>xagoras et Phllothnus nominant) non minime vero ex spiritu<text:line-break/>flatulenta frigido aut ex potu aut cibo aut medicamento ali-<text:line-break/>quo valde frigido , quod non solum ipsum os ventriculi per-<text:line-break/>frigerat , fed etiam una cum ipso per nerv<text:span text:style-name="Default_20_Paragraph_20_Font"><text:span text:style-name="T1">o</text:span></text:span>s quidem ce<text:span text:style-name="Default_20_Paragraph_20_Font"><text:span text:style-name="T1">r</text:span></text:span>e-.<text:line-break/>luunt , per magnum vero arteriam cor ipsum frigidum red-<text:line-break/>dit, nervosi quidem societate cerebrunr, situs autem vicini.-<text:line-break/>tale cor. Postquam enim maxima arteria a corde exorta<text:line-break/>super spinam incessit, prunum quidem stomacho tum juugi-<text:line-break/>tur tum per membranas annectitur , post hunc vero et sub<text:line-break/>os <text:span text:style-name="Default_20_Paragraph_20_Font"><text:span text:style-name="T1">ventriculi</text:span></text:span> et ipsum ventriculum per longitudinem porri-<text:line-break/>gitur infraque procedit. Ac per hanc quidem arteri<text:span text:style-name="Default_20_Paragraph_20_Font"><text:span text:style-name="T3">am</text:span></text:span> quae<text:line-break/>maxima est et ex ipso corde nascitur, alterum principiorum<text:line-break/>cum orificio ventriculi sympathiam habet: per nervos autem<text:line-break/>cerebrum. Nihil igitur mirum ob ejus morbos maximis et<text:line-break/>vehementissimis symptomatis animal torqueri. At quis cu-<text:line-break/>usque <text:span text:style-name="Default_20_Paragraph_20_Font"><text:span text:style-name="T1">sampt</text:span></text:span>o<text:span text:style-name="Default_20_Paragraph_20_Font"><text:span text:style-name="T1">matis</text:span></text:span> generandi fit modus, in sequentibus di-</text:p>
      <text:p text:style-name="P3">cetur f nunc vero causas ipsas dicere mihi satis fuerit. Hae<text:line-break/>sunt fungi quidam et buprestis et ce<text:span text:style-name="Default_20_Paragraph_20_Font"><text:span text:style-name="T1">r</text:span></text:span>ussa et gypsum et lac<text:line-break/>concretum et ab utero strangulationes in viduis et iis quae<text:line-break/>non purgantur, praeterea quae in viris ad horum propor-<text:line-break/>tionem fiunt. Dicetur vero alibi de respirationis priva-<text:line-break/>tione seorsum.</text:p>
      <text:h text:style-name="Heading_20_2" text:outline-level="2">Cap. VllI. </text:h>
      <text:p text:style-name="P10">Itaque de sensuum organis omnibus,<text:line-break/>etiam de ipso<text:span text:style-name="Default_20_Paragraph_20_Font"><text:span text:style-name="T1">r</text:span></text:span>um facultatibus , jam finem habere sermonem<text:line-break/>arbitror. Ad ipsum eorum principium, quod ex se tanquam<text:line-break/>ex fonte quodam singulis <text:span text:style-name="Default_20_Paragraph_20_Font"><text:span text:style-name="T1">partibus</text:span></text:span> facultates mittit, oratione<text:line-break/>reverti tempestivum esu Id vero primatu <text:span text:style-name="Default_20_Paragraph_20_Font"><text:span text:style-name="T1">s</text:span></text:span>ensorium esu<text:line-break/>Num cujusque sensus alte<text:span text:style-name="Default_20_Paragraph_20_Font"><text:span text:style-name="T1">r</text:span></text:span>atio , quae a sensibilibus inse<text:span text:style-name="Default_20_Paragraph_20_Font"><text:span text:style-name="T1">r</text:span></text:span>tor,<text:line-break/>in singulis organis perficitur ; ejus autem sensorium est pars,<text:line-break/>quae atteratur, ex eo quod a cerebro delatam ad se per ner-<text:line-break/>vmu facultatem reripiti Ipsum namque cerebrum sensori-<text:line-break/>nm organum a natura conditum non est, sed sensoriorum<text:line-break/>sensorium. Quod autem per nervos semper sentiendi fa-</text:p>
      <text:p text:style-name="P3">cultatem omnibus animalis partibus transmittat, inde ma-..<text:line-break/>x ime liquet, quod praeciso nervo quocumque illico pars,<text:line-break/>in quam dispergitur, sentiendi facultatem amittit. Constat<text:line-break/>non minus et in somno aut <text:span text:style-name="Default_20_Paragraph_20_Font"><text:span text:style-name="T1">t</text:span></text:span>ensus omnino seriaci aut obscure<text:line-break/>agere. Rationi ergo consentaneum est aliquantulum facul-<text:line-break/>tatis a principio in singulos insue<text:span text:style-name="Default_20_Paragraph_20_Font"><text:span text:style-name="T1">r</text:span></text:span>e. Et profunde quidem<text:line-break/>ac non profunde dormire (sic vulgo loquimur] ex quantitate<text:line-break/>influentis facultatis contingit. Tanto enim nunus influere<text:line-break/>est credibile, quanto somnus est profundior. Igitur lu toto<text:line-break/>illo somni tempore videtur animalis quidem facultas quies-<text:line-break/>cere, naturalis vero validius agere. Inde autem coniectet<text:line-break/>quiris, quod ipsa laboribus defessa post somnum robustior<text:line-break/>evadat, ac potissimum quum ab <text:span text:style-name="Default_20_Paragraph_20_Font"><text:span text:style-name="T1">asumpto</text:span></text:span> cibo moderato<text:line-break/>somnum inivimus, tum quod per somnum cibus non in veu-<text:line-break/>triculo tantum, verum etiam in universa animalis mole op-<text:line-break/>time co<text:span text:style-name="Default_20_Paragraph_20_Font"><text:span text:style-name="T1">n</text:span></text:span>coquatur. Est autem alias consentaneum illam quo-<text:line-break/>que animalis partem aliquando quiescere , in qua <text:span text:style-name="Default_20_Paragraph_20_Font"><text:span text:style-name="T1">r</text:span></text:span>ationalis</text:p>
      <text:p text:style-name="P4"><text:span text:style-name="Default_20_Paragraph_20_Font"><text:span text:style-name="T5">.. </text:span></text:span>animae principatus esu Nam cor paulatim videtur hoc fa-<text:line-break/>cere, ita ut multo tempore ad quietem non indigeat; cere-<text:line-break/>brum autem no<text:span text:style-name="Default_20_Paragraph_20_Font"><text:span text:style-name="T1">n</text:span></text:span> ita, sed in vigilii s semper agit, in somnis<text:line-break/>quiescit. . Quamobrem liberalius exercitatis altior somnus<text:line-break/>obrepit, ut quibus multae vires laborantibus a principio de-<text:line-break/>fluxerint. Igitur cerebrum tum propter facultatis, quam<text:line-break/>misit, munitionem, tum pr<text:span text:style-name="Default_20_Paragraph_20_Font"><text:span text:style-name="T1">o</text:span></text:span>pter fatigationem, qua prae mul-<text:line-break/>lis functionibus laborat , et quiete simul et virium instaura-<text:line-break/>tione indiget. Quemadmodum homlues autem ab exercita-<text:line-break/>tionibus et promptius .et profundius dormiunt, fic et ab ns-<text:line-break/>sumpto albo ; quantaque is cibus humilior natura fuerit,<text:line-break/>tanto magis somnum ineunt. Sic etiam, qui liberalius vinum<text:line-break/>biberunt, quique caput copiofis balueis calidis levarunt.<text:line-break/>Haec enim omnia ridentur cerebrum humiditate implere,<text:line-break/>qua utique indiget, ubi in multis functionibus eodem modo<text:line-break/>et fatigatum et siccatum esu Sed enim quod caput repletum<text:line-break/><text:span text:style-name="Default_20_Paragraph_20_Font"><text:span text:style-name="T1">s</text:span></text:span>omnum afferat, demonstratum ab Aristotele abunde est; nec</text:p>
      <text:p text:style-name="P3">est ea de re nobis nunc quicquam agendum. Qui enim li-<text:line-break/>hrum ejus de somno. et vigilia legerit, tum hoc ipsum dauci-<text:line-break/>de discet, <text:span text:style-name="Default_20_Paragraph_20_Font"><text:span text:style-name="T1">capite replet</text:span></text:span>o <text:span text:style-name="Default_20_Paragraph_20_Font"><text:span text:style-name="T1">somnum animalibu</text:span></text:span>s o<text:span text:style-name="Default_20_Paragraph_20_Font"><text:span text:style-name="T1">brepere ;</text:span></text:span> tum<text:line-break/>praeterea quod in ejus sermone claudicat, intelliget. . Quan-<text:line-break/>quam enim et ad ratiocluandunr sit vehementissimus , et ad<text:line-break/>disceptationem quocunque velit probabiliter perducendam<text:line-break/>maxime potens, tamen nihil potuit probabile invenire,<text:line-break/>cur capite repleto primum sensorium, si id, sicuti ipse exi-<text:line-break/>sinuat, in c<text:span text:style-name="Default_20_Paragraph_20_Font"><text:span text:style-name="T1">o</text:span></text:span>rde sedem habet, quiescat; multo enim proba-<text:line-break/>bilius fuit ex pulmonis humiditatibus somnos fieri,- quem na-<text:line-break/>tura non alia de causa corni circumdedit, quam ut illi mi-<text:line-break/>rustraret. Quis vero aut medicorum, qui contrariae sunt<text:line-break/>sententiae, aut qui a nuda experientia procedunt, in caris et<text:line-break/>lethargia et comatis, denique lu omnibus praeter naturam<text:line-break/>som<text:span text:style-name="Default_20_Paragraph_20_Font"><text:span text:style-name="T1">n</text:span></text:span>olentis morbis, ad caput non accedit, illudque fomentis<text:line-break/>pertundit, cataplasmatis induit, raditque; et cucurbitas uf-<text:line-break/>figit, omniaque molitur, tanquam hic morbi radix consistat?</text:p>
      <text:p text:style-name="P3">Sic etiam quum deliria et phrenitides, omnes denique prae-<text:line-break/>ter naturam vigilias curant, praesidia capiti admovent. Ve-<text:line-break/>rum de his alibi pluribus est lisceptatum. Sed ad praefen-<text:line-break/>tem seriem orationis illud conseri, quod cerebrum ubi a<text:line-break/>multa actione quiescere v<text:span text:style-name="Default_20_Paragraph_20_Font"><text:span text:style-name="T1">o</text:span></text:span>luerit, naturalem somnum uni-<text:line-break/>mali inducit; praesertim, quum nutrix in eo facultas lar-<text:line-break/>gum, quo fruatur, humorem habet. At quum a multo vel<text:line-break/>frigido humore gravatur , comatis et lethargi somnum affert,<text:line-break/>aliosque similes iis morbos : horum praecipua caula humidi-<text:line-break/>tas ac frigiditas si.mt, vel alterutra per fe solam in eo con-<text:line-break/>listens, vel ambae simul junctae. Talia igitur sunt cum<text:line-break/>medicamenta omnia, quae vere somnifera sinat; tum quae sic<text:line-break/>quidem vocantur , . inserunt autem <text:span text:style-name="Default_20_Paragraph_20_Font"><text:span text:style-name="T1">n</text:span></text:span>on somnum , sed coma<text:line-break/>et carum et totius corporis torporem. Igitur quae dunta-<text:line-break/>x at humectant, omnia merito somnifera nominantur ; quae<text:line-break/>vero perfrigerant, nec somnum nec indolentiam afferre re-<text:line-break/>cte dice<text:span text:style-name="Default_20_Paragraph_20_Font"><text:span text:style-name="T1">n</text:span></text:span>tur, sied pro somno coma et carunt; pro indolentia</text:p>
      <text:p text:style-name="P3">veI abolitum <text:span text:style-name="Default_20_Paragraph_20_Font"><text:span text:style-name="T1">t</text:span></text:span>ensum vel dimi<text:span text:style-name="Default_20_Paragraph_20_Font"><text:span text:style-name="T1">n</text:span></text:span>utum ob perhigerationis ex-<text:line-break/>cessum. Porro dictum prius est torporem affectum, <text:span text:style-name="Default_20_Paragraph_20_Font"><text:span text:style-name="T1">t</text:span></text:span>ensum<text:line-break/>motumque diminutum nervofiarum esse partium ; Utque (ut<text:line-break/>dictum estj tum ex assis causis tum ex intemperie, quae<text:line-break/>medicamentis perfriger antibus succedit. Atque ita quidem<text:line-break/>somni et comata et cari et torpores fiunt. At siccitas im-<text:line-break/>modica et calor, quales in phrenitide propter humorem ali-<text:line-break/>quem mordacem et. calidum <text:span text:style-name="Default_20_Paragraph_20_Font"><text:span text:style-name="T1">spectantur</text:span></text:span>, irritationes inserunt<text:line-break/>et vigilias, quae quidem neque ex moestitia, neque ex folli-<text:line-break/>citudine oriuntur. Ut autem talia symptomata toti corpori<text:line-break/>conrmunia fiunt ob affectum p<text:span text:style-name="Default_20_Paragraph_20_Font"><text:span text:style-name="T1">r</text:span></text:span>incipium: sic alia quoque<text:line-break/>omnibus voluntariis functionibus principio affecto accidunt.<text:line-break/>Nam et apoplexiae et epilepsiae propter ce<text:span text:style-name="Default_20_Paragraph_20_Font"><text:span text:style-name="T1">r</text:span></text:span>ebrum <text:span text:style-name="Default_20_Paragraph_20_Font"><text:span text:style-name="T1">assec</text:span></text:span>l<text:span text:style-name="Default_20_Paragraph_20_Font"><text:span text:style-name="T1">am<text:line-break/></text:span></text:span>fiunt. Est tamen apoplexia ejusmodi affectio in voluntariis<text:line-break/>actionibus, qualis in sentiendi actionibus altus siomnus.-<text:line-break/>Aliud vero tale est in epilepsiis convulsio , quale lu sim-<text:line-break/>fiendi sunctionibus vigilia. Ambo enim haec depravati mo-</text:p>
      <text:p text:style-name="P3">tus cerebri fiunt, ideoque etiam partium sigillatim omnium ;<text:line-break/>reliqua rursum duo actionum ejus tum cohibitiones tum<text:line-break/>cessationes. At in convulsionibus totius corporis sine de-<text:line-break/>lirio vel caro morbus spinalis medullae in collo est; quem-<text:line-break/>admodmn ubi vel munus vel crus vel musculus unus tendi-<text:line-break/>fur ac violenter convellitur, unius semper. nervi partem<text:line-break/>moventis laesio esu Quae vero plane morbi causa sit, qua<text:line-break/>partes convellantur, difficile dictu est, aeque ac tremoris et<text:line-break/>palpitationis et rigoris. Rigorem nunc nomino non qui-<text:line-break/>dem vehementis frigoris sensum, sed inaequalem universi<text:line-break/>co<text:span text:style-name="Default_20_Paragraph_20_Font"><text:span text:style-name="T1">r</text:span></text:span>poris concussionem ac turbationem. Haec enim omnia<text:line-break/>musculosum genus vel solum, vel magis quam caeteras partes<text:line-break/>temere ridentur. Exactius autem id sinemus, si prius eo-<text:line-break/>rutu notiones distinxerimus. Ad praesens enim quatuor<text:line-break/>memoravimus appellationes, convulsionem, tremorem, pal-<text:line-break/>pitationem et rigorem. Questa vero singula symptomata<text:line-break/>sint, quae per has significantur, a nullo me priorum accu .</text:p>
      <text:p text:style-name="P3">ratu definitum invenio ; sied alii ad morborum substantias,<text:line-break/>quas sequuntur symptomata, statim se conserunt; assi ea<text:line-break/>distinguere aggressi, lu interpretationibus suis falluntur;<text:line-break/>quod facile intelliget, qui lectis quae a nobis traduntur prae-:<text:line-break/>ceptis evolvere libros eorum voluerit : neque enim difficlle<text:line-break/>est ubi veritatem noveris, quae prave sunt dicta, deprehen-<text:line-break/>dere. Ergo de sus omnibus proximo agetur libro.;</text:p>
      <text:h text:style-name="P7" text:outline-level="1"><text:bookmark-start text:name="bookmark2"/>GALENI DE SYMPToMATVM CAUSIS<text:line-break/>LIBER SECVNDVS.<text:bookmark-end text:name="bookmark2"/></text:h>
      <text:h text:style-name="Heading_20_2" text:outline-level="2">Cap. I. </text:h>
      <text:p text:style-name="P10">Enimvero convulsio, tremor, palpitatio, ri-<text:line-break/>gor, horror, singultus, tussis, ructus, sternutamentum, pa<text:span text:style-name="Default_20_Paragraph_20_Font"><text:span text:style-name="T1">n-<text:line-break/></text:span></text:span>diculatio, ostitatio, dentium stiidor, commune ge<text:span text:style-name="Default_20_Paragraph_20_Font"><text:span text:style-name="T1">n</text:span></text:span>us omnia<text:line-break/>motum depravatum sortiuntur. Dissident autem inter sese<text:line-break/>uno primoque potissimum, quod eormn alia naturae sint<text:line-break/>opera, ab aliqua morbofa causa violenter ad motum coactae :<text:line-break/>alia morbosus comitantur affectus , nihil ad ipsorum gene<text:span text:style-name="Default_20_Paragraph_20_Font"><text:span text:style-name="T1">r</text:span></text:span>a-<text:line-break/>tionem conserente natura: esta fiunt, ubi ambo ad opus</text:p>
      <text:p text:style-name="P3">efficiendum simul coeunt, et morbus et natura. Naturae<text:line-break/>nomen in hac disceptatione pro omni facultate animal sive<text:line-break/>nostra voluntate sive citra hunc regente, intelligas velim.<text:line-break/>Nunc enim omni causae p<text:span text:style-name="Default_20_Paragraph_20_Font"><text:span text:style-name="T1">r</text:span></text:span>aeter naturam , qua laeditur et<text:line-break/>corrumpitur animal, .totum illud facultatum genus, cujus be-<text:line-break/>neficio servatur, dividendo opponimus. Ejusmodi ergo fa-<text:line-break/>callatis opera <text:span text:style-name="Default_20_Paragraph_20_Font"><text:span text:style-name="T1">sunt</text:span></text:span> sternutatio, tussis, oscitatio, pandiculatio<text:line-break/>et surgultus. Solius autem morbi opera sunt palpitatio et<text:line-break/>convulfi<text:span text:style-name="Default_20_Paragraph_20_Font"><text:span text:style-name="T1">o. </text:span></text:span>Aruborunr morbi facultatisque coeuntium , tum<text:line-break/>torpidi omnes motus, tum caeteri quos <text:span text:style-name="Default_20_Paragraph_20_Font"><text:span text:style-name="T1">edunt</text:span></text:span>, qui paraly-<text:line-break/>fici fiunt, mandunt autem paralytici facti sunt, ac praeterea<text:line-break/>tremor. Hae fimt nunc nobis propositi symptomatum ge-<text:line-break/>neris primae differentiae. Atqui deluceps singulorum pro-<text:line-break/>priae quaedam sunt, de quibus nunc disseramus, a motibus,<text:line-break/>quos innata aliqua facultas ciet, auspicati. Sed et <text:span text:style-name="Default_20_Paragraph_20_Font"><text:span text:style-name="T1">s</text:span></text:span>ocietas<text:line-break/>istis est cum iis , qui omnino fecundum naturam sunt, quam,<text:line-break/>ut quae fit eorum generatio doceam, necesse est prius expo-</text:p>
      <text:p text:style-name="P3">nere. Igitur quum quatu<text:span text:style-name="Default_20_Paragraph_20_Font"><text:span text:style-name="T1">o</text:span></text:span>r facultates sint, omnia quae nu-<text:line-break/>triuntur corpora gubernantes; prima quae quod utile est<text:line-break/>ad se trahat; altera, quae id retineat; tertia, quae niteret;<text:line-break/>quarta, quae quod excrementum est, expellat, quum natu-<text:line-break/>rae legibus animal gubernatur , nullus ipsarum motus synr-<text:line-break/>ptoma est; quum vero consuit ru corpore aliquid praeter<text:line-break/>naturam, ubi id excretrrcnm facultatum aliqua dejicere niti-<text:line-break/>tur, aliquando insensiles omnino earum motus sunt, aliquan-<text:line-break/>do sensiles evadunt. Ac de insensilibus quidem rursum<text:line-break/>disseretur.</text:p>
      <text:h text:style-name="Heading_20_2" text:outline-level="2">Cap. II. </text:h>
      <text:p text:style-name="P10">De sensilibus vero, quoniam cum voluuta.<text:line-break/>riis consortium habent, communis <text:span text:style-name="Default_20_Paragraph_20_Font"><text:span text:style-name="T1">a me</text:span></text:span> doctrina tradatur.<text:line-break/>Ervi voluntariae structionis laesiones <text:span text:style-name="Default_20_Paragraph_20_Font"><text:span text:style-name="T1">sunt</text:span></text:span>, paralysis, con-<text:line-break/>vullio,. tremor et torpor. Variantur autem symptomatum<text:line-break/>horum singula in particularibus organis, non specie sym-<text:line-break/>plumatum modo, sed etiam nominibus. Nam organorum<text:line-break/>respirationem efficientium paralyfis apuoea .vocatur, quem-</text:p>
      <text:p text:style-name="P3">admodum et vocem essormantinm, aphonia; at linguae pa-<text:line-break/>ralysis proprium nullum nomen habet, et ipsa loquelam,<text:line-break/>quae voluntatis non leve est opus , prorsus adimit- Rursus<text:line-break/>vero minae suppressio apnoeae atque aphoniae simile quid<text:line-break/>indicare videtur: caeterum voluntariae actionis amissio non<text:line-break/>est , sed naturalis ; quippe quod lotium praeter voluntatem<text:line-break/>fluat, voluntariae actionis laesio esu Simile quid ac lu uri-<text:line-break/>na in dejectiouibus quoque <text:span text:style-name="Default_20_Paragraph_20_Font"><text:span text:style-name="T1">accidit;</text:span></text:span> suppressio enim ea-<text:line-break/>rum naturalis actionis <text:span text:style-name="Default_20_Paragraph_20_Font"><text:span text:style-name="T1">est</text:span></text:span> laesio, inuoluntaria dejectio,<text:line-break/>actionis voluntariae. Porro demonsseatum uberius de his<text:line-break/>omnibus est in libris De musculorum motu. Atque ita<text:line-break/>quidem paralyscs speciebus variae sunt. Convulsiones vero<text:line-break/>hoc modo <text:span text:style-name="Default_20_Paragraph_20_Font"><text:span text:style-name="T1">diserunt. </text:span></text:span>Dentium inritus stridor nrassetemm<text:line-break/>mufculorum est convulsio ; iuverim vero et qui vocantur<text:line-break/>strabisrni, eormn qui in oculis habentur; quemadmodum<text:line-break/>etiam gono<text:span text:style-name="Default_20_Paragraph_20_Font"><text:span text:style-name="T1">r</text:span></text:span>rhoeae. alia est differentia; si e<text:span text:style-name="Default_20_Paragraph_20_Font"><text:span text:style-name="T3">nim</text:span></text:span> cum penis<text:line-break/>tensione <text:span text:style-name="Default_20_Paragraph_20_Font"><text:span text:style-name="T1">seminis e/siuxu</text:span></text:span>s fiat, veluti quaedam convulsio est;<text:line-break/>si citra ipsam tensionem, retentricis facultatis imbecillitas.</text:p>
      <text:p text:style-name="P3">Sic quoque n<text:span text:style-name="Default_20_Paragraph_20_Font"><text:span text:style-name="T1">o</text:span></text:span>nuullis singultus convulsio esse videtur. At-<text:line-break/>que duplex inspirantium rev<text:span text:style-name="Default_20_Paragraph_20_Font"><text:span text:style-name="T1">o</text:span></text:span>catio nonnunquam ob muscu-<text:line-break/>l<text:span text:style-name="Default_20_Paragraph_20_Font"><text:span text:style-name="T1">o</text:span></text:span>rum inspirationem facientium convulsionem fit. Est et<text:line-break/>quaedam expirationis species convulsiva , quae musculorum<text:line-break/>expirationem efficientium convulsioni succedit; appellatur<text:line-break/>haec ab Hippocrate <text:span text:style-name="Default_20_Paragraph_20_Font"><text:span text:style-name="T1">spiritu</text:span></text:span>s <text:span text:style-name="Default_20_Paragraph_20_Font"><text:span text:style-name="T1">illiden</text:span></text:span>s <text:span text:style-name="Default_20_Paragraph_20_Font"><text:span text:style-name="T1">in alterna eruptione.<text:line-break/></text:span></text:span>Quod autem apoplexia totius c<text:span text:style-name="Default_20_Paragraph_20_Font"><text:span text:style-name="T1">o</text:span></text:span>rporis <text:span text:style-name="Default_20_Paragraph_20_Font"><text:span text:style-name="T1">sit</text:span></text:span> paralysis, et epi-<text:line-break/>lepsia totius corporis convulsio, supra dictum est; et qui-<text:line-break/>dem superius etiam diximus torporem levem quandam esse<text:line-break/>paralysin. Sane torpore laborantium partium non parva<text:line-break/>in excessu desectuque differentia est , quoniam id symptoma<text:line-break/>ex morbo et facultate nnxtum esu Si namque morbus facule.<text:line-break/>tatem prorsus superet, omnino partem sustinere non valet;<text:line-break/>sin facultas <text:span text:style-name="Default_20_Paragraph_20_Font"><text:span text:style-name="T1">vicerit</text:span></text:span>, haudquaquam iiupeditur; at si veluti<text:line-break/>pugna quaedam e<text:span text:style-name="Default_20_Paragraph_20_Font"><text:span text:style-name="T1">or</text:span></text:span>um fuerit, m<text:span text:style-name="Default_20_Paragraph_20_Font"><text:span text:style-name="T1">o</text:span></text:span>vetur quidem pars, fed<text:line-break/>aegre; ac si jubeas, quum laesam partem extendunt, ut eam<text:line-break/>extensam servent, nequeunt; decidit enim qu<text:span text:style-name="Default_20_Paragraph_20_Font"><text:span text:style-name="T1">o</text:span></text:span>d a nativo</text:p>
      <text:p text:style-name="P3">pondere deorsum fertur ob facultatis ipsum partem vehentis<text:line-break/>imbecillitatem; quod enim attollit ac sustinet, facultas est;<text:line-break/>quod deorfuur fertur, insunt manus crurisve est corpus..<text:line-break/>Cau<text:span text:style-name="Default_20_Paragraph_20_Font"><text:span text:style-name="T1">t</text:span></text:span>a vero sitisti<text:span text:style-name="Default_20_Paragraph_20_Font"><text:span text:style-name="T1">s rei</text:span></text:span> reddita prius est, quum de sentiendi<text:line-break/>actionibus sermonem <text:span text:style-name="Default_20_Paragraph_20_Font"><text:span text:style-name="T1">sccimus</text:span></text:span> , ostendinrusque nos nervum .<text:line-break/>quum vel frigore densatur, vel crassis et lentis humoribus<text:line-break/>obstruitur, vel ah aliqua externa cau<text:span text:style-name="Default_20_Paragraph_20_Font"><text:span text:style-name="T1">t</text:span></text:span>a gravatur et compti-<text:line-break/>ruitur , in torporem et paralysim adduci. At convulsio in<text:line-break/>eundem affectum nervos musculosque ducit, in quem, quum<text:line-break/>fecundum naturam <text:span text:style-name="Default_20_Paragraph_20_Font"><text:span text:style-name="T1">t</text:span></text:span>e haberent, ab animali facultate duce-<text:line-break/>bautur. Sive igitur ad principium tentis , sive flatus pro-<text:line-break/>lapfiu impletis muscusis voluntarii motus perficiantur, haec<text:line-break/>in convulsione accident, tum spiritu flatulent<text:span text:style-name="Default_20_Paragraph_20_Font"><text:span text:style-name="T1">a</text:span></text:span> qui in musco-<text:line-break/>lis gigni possit, tum multis qui tentionem creent (quemadmo-<text:line-break/>dum et phlegmoue est) affectibus. Caput autem ipsorum, ut<text:line-break/>Hippocrates dixit, duplex est, <text:span text:style-name="Default_20_Paragraph_20_Font"><text:span text:style-name="T1">repletio vacuatiogue: </text:span></text:span>in.<text:line-break/>phlcgmouosis affectibus repletio , in ardentissimis siccissimis-.</text:p>
      <text:p text:style-name="P3">que febribus vacnati<text:span text:style-name="Default_20_Paragraph_20_Font"><text:span text:style-name="T1">o. </text:span></text:span>Quod autem repletis vacuatisque<text:line-break/>plus jusio nerv<text:span text:style-name="Default_20_Paragraph_20_Font"><text:span text:style-name="T1">o</text:span></text:span>sis c<text:span text:style-name="Default_20_Paragraph_20_Font"><text:span text:style-name="T1">o</text:span></text:span>rporibus tenui eis <text:span text:style-name="Default_20_Paragraph_20_Font"><text:span text:style-name="T1">o</text:span></text:span>mnibus contingat,<text:line-break/>docent non in postremis, quae in hllliumentis <text:span text:style-name="Default_20_Paragraph_20_Font"><text:span text:style-name="T1">musici</text:span></text:span>s luten-<text:line-break/>dantur chordae. Hae namque sive in humidam et hume-.<text:line-break/>etam, sive in siccam et squalentem domum intentae surt repo-<text:line-break/>sitae, rumpuntur; ideoque eas artifices, priusquam rep<text:span text:style-name="Default_20_Paragraph_20_Font"><text:span text:style-name="T1">o-<text:line-break/></text:span></text:span>na<text:span text:style-name="Default_20_Paragraph_20_Font"><text:span text:style-name="T1">n</text:span></text:span>tur, laxant. Quam<text:span text:style-name="Default_20_Paragraph_20_Font"><text:span text:style-name="T1">o</text:span></text:span>brem lictum est antea per aeque ac<text:line-break/>c<text:span text:style-name="Default_20_Paragraph_20_Font"><text:span text:style-name="T1">o</text:span></text:span>nvulsivum m<text:span text:style-name="Default_20_Paragraph_20_Font"><text:span text:style-name="T1">o</text:span></text:span>tum a fiss<text:span text:style-name="Default_20_Paragraph_20_Font"><text:span text:style-name="T1">o</text:span></text:span> fieri morbo, immobilitatem, quae<text:line-break/>in paralyft accidit. Etenim ip<text:span text:style-name="Default_20_Paragraph_20_Font"><text:span text:style-name="T1">t</text:span></text:span>a quoque morbi occasione<text:line-break/>efficitur. At secundum naturam in animalibus motio et m-<text:line-break/>mobilitas, ubi possumus p<text:span text:style-name="Default_20_Paragraph_20_Font"><text:span text:style-name="T1">o</text:span></text:span>rrigere manrun et immobilem<text:line-break/>fervere p<text:span text:style-name="Default_20_Paragraph_20_Font"><text:span text:style-name="T1">o</text:span></text:span>rrectam, utraque ab animali fit facultate. Si au-.<text:line-break/>tem sanam mauunr super s<text:span text:style-name="Default_20_Paragraph_20_Font"><text:span text:style-name="T1">o</text:span></text:span>lidum aliquid depone<text:span text:style-name="Default_20_Paragraph_20_Font"><text:span text:style-name="T1">n</text:span></text:span>tes, <text:span text:style-name="Default_20_Paragraph_20_Font"><text:span text:style-name="T1">o</text:span></text:span>mnes<text:line-break/>musculo<text:span text:style-name="Default_20_Paragraph_20_Font"><text:span text:style-name="T1">r</text:span></text:span>um laxaverimus actiones, neque propter m<text:span text:style-name="Default_20_Paragraph_20_Font"><text:span text:style-name="T1">o</text:span></text:span>rbum<text:line-break/>neque propter facultatem eo cassi quiescit manus, fed ob in-<text:line-break/>natum animalibus pondus. Quare trium quietum ea qui-<text:line-break/>dem quae in paralysi <text:span text:style-name="Default_20_Paragraph_20_Font"><text:span text:style-name="T1">cernitur, </text:span></text:span>a morbo sisto fit, obligata,</text:p>
      <text:p text:style-name="P3">ut sic dicam , eo tempore facultate ; quae vero lu membro,<text:line-break/>quum extensum est, habetur a facultate; quam Vero paulo<text:line-break/>ante dicebamus, a neutro, n<text:span text:style-name="Default_20_Paragraph_20_Font"><text:span text:style-name="T1">o</text:span></text:span>n ignorantibus nobis , quae in<text:line-break/>libris de muscul<text:span text:style-name="Default_20_Paragraph_20_Font"><text:span text:style-name="T1">o</text:span></text:span>rum m<text:span text:style-name="Default_20_Paragraph_20_Font"><text:span text:style-name="T1">o</text:span></text:span>tu de porrecta manu sunt dicta, <text:span text:style-name="Default_20_Paragraph_20_Font"><text:span text:style-name="T1">ta-<text:line-break/>lem habitum</text:span></text:span> ipsa re vera ex actionum m<text:span text:style-name="Default_20_Paragraph_20_Font"><text:span text:style-name="T1">o</text:span></text:span>tuumque esse ge-<text:line-break/>nere, m<text:span text:style-name="Default_20_Paragraph_20_Font"><text:span text:style-name="T1">o</text:span></text:span>tum praeterea hunc tensivum a nobis n<text:span text:style-name="Default_20_Paragraph_20_Font"><text:span text:style-name="T1">o</text:span></text:span>minari di-<text:line-break/>otium esu Atque talis status alio mod<text:span text:style-name="Default_20_Paragraph_20_Font"><text:span text:style-name="T1">o</text:span></text:span> motus, esto immo-<text:line-break/>bilitas dici p<text:span text:style-name="Default_20_Paragraph_20_Font"><text:span text:style-name="T1">o</text:span></text:span>test ; reliqui duo null<text:span text:style-name="Default_20_Paragraph_20_Font"><text:span text:style-name="T1">o</text:span></text:span> m<text:span text:style-name="Default_20_Paragraph_20_Font"><text:span text:style-name="T1">o</text:span></text:span>d<text:span text:style-name="Default_20_Paragraph_20_Font"><text:span text:style-name="T1">o</text:span></text:span> participes sunt<text:line-break/>m<text:span text:style-name="Default_20_Paragraph_20_Font"><text:span text:style-name="T1">o</text:span></text:span>tus; aeque ut reliqui du<text:span text:style-name="Default_20_Paragraph_20_Font"><text:span text:style-name="T1">o</text:span></text:span> motus, et co<text:span text:style-name="Default_20_Paragraph_20_Font"><text:span text:style-name="T1">n</text:span></text:span>vulfivus et volem-<text:line-break/>tardus <text:span text:style-name="Default_20_Paragraph_20_Font"><text:span text:style-name="T1">t</text:span></text:span>rusio m<text:span text:style-name="Default_20_Paragraph_20_Font"><text:span text:style-name="T1">o</text:span></text:span>d<text:span text:style-name="Default_20_Paragraph_20_Font"><text:span text:style-name="T1">o</text:span></text:span> ad immobilitatem attinent. Praeterea<text:line-break/>dictum est porrectam manum ex duobus aeque valentibus<text:line-break/>constitui m<text:span text:style-name="Default_20_Paragraph_20_Font"><text:span text:style-name="T1">o</text:span></text:span>tibus facultate ipsam sursum attollente et nativo<text:line-break/>pondere contra deorsum trahente. Sic trem<text:span text:style-name="Default_20_Paragraph_20_Font"><text:span text:style-name="T1">o</text:span></text:span>r quoque ex<text:line-break/>duobus perficitur m<text:span text:style-name="Default_20_Paragraph_20_Font"><text:span text:style-name="T1">o</text:span></text:span>tibus, tum eo qui p<text:span text:style-name="Default_20_Paragraph_20_Font"><text:span text:style-name="T1">o</text:span></text:span>ndere partem de-<text:line-break/>orsum deducit, tum e<text:span text:style-name="Default_20_Paragraph_20_Font"><text:span text:style-name="T1">o</text:span></text:span> quem facultas att<text:span text:style-name="Default_20_Paragraph_20_Font"><text:span text:style-name="T1">o</text:span></text:span>llens in contrarium<text:line-break/>molitur. Enimver<text:span text:style-name="Default_20_Paragraph_20_Font"><text:span text:style-name="T1">o</text:span></text:span> quunr robusta fuerit manus, ne vel<text:line-break/>minimum quidem vincitur facultas a pondere, sed potentior</text:p>
      <text:p text:style-name="P3">constituta membri deorsum nutu, sustinet id tantumque in<text:line-break/>sublime attollit, quantum illud deorsum trahit. In tremore<text:line-break/>vero i<text:span text:style-name="Default_20_Paragraph_20_Font"><text:span text:style-name="T1">n</text:span></text:span>vita facultate , membrum ruit deorsum; licetque li-<text:line-break/>quido cerni eor mn pugnam , neque facultate membrum de-<text:line-break/>or<text:span text:style-name="Default_20_Paragraph_20_Font"><text:span text:style-name="T1">t</text:span></text:span>um ferri surente, veluti in paralysi; neque pondere per-<text:line-break/>mittente facultatem id sublatum servare, ut quum valens<text:line-break/>erat. Vicissim igitur vincente victaque facultate, mutu-<text:line-break/>eque femper contrariis succede<text:span text:style-name="Default_20_Paragraph_20_Font"><text:span text:style-name="T1">n</text:span></text:span>tibus motibus tremor esstci-<text:line-break/>tur , qui est compositus motus , qualis est arteriarum pulsus.<text:line-break/>Ve<text:span text:style-name="Default_20_Paragraph_20_Font"><text:span text:style-name="T1">r</text:span></text:span>um in iis sensibilis motuunr quies diastoleu a fystole di-<text:line-break/>rimit; nisi fortasse densissimus fuerit pulsus, ut in formicam-<text:line-break/>tibus . Hic autem nullam luter contrarios motus fenfibllem<text:line-break/>quietem invenias, neque enim vicissitudo motuum est, quae<text:line-break/>ab una perficiatur natura , fed pugna facultatis et ponderis<text:line-break/>corporis. Quod siquis maxime hunc motum alteri cunilam<text:line-break/>corporis assimilet, fornicanti pulsui ipsum esse similem de-<text:line-break/>prehendet. Ut enim in hoc arteriae. motus in minima spatii</text:p>
      <text:p text:style-name="P3">intercapedine agitur, sic in tremore animalis pars, quaecum-<text:line-break/>que ab imbecilla facultate movetur. Patet ergo jam hujus<text:line-break/>quoque symptomatis generatio ; tum quod omnino cum im-<text:line-break/>petu movendi, tum quod cum facultatis imbecillitate per fi-<text:line-break/>alatur. Nonnulli putant animalem impetum a tremore non<text:line-break/>esse inseparabilem, quum videant totum luterdum caput.<text:line-break/>tremule concuti, fine voluntate movendi. Ignorant enim<text:line-break/>quod etiam ad aliquam partum rectam servandam tum vo-<text:line-break/>lentas agit, tum tunduntur ab ea musculi, non aliter quam<text:line-break/>i<text:span text:style-name="Default_20_Paragraph_20_Font"><text:span text:style-name="T1">n</text:span></text:span> aliis actionibus tenderentur. Sane hoc lu libris de mus-<text:line-break/>cuiorum motu a nobis demonstratum esu Sed et nunc non<text:line-break/>exigua ponemus indicia, et quod voluntas lu tremoribus agat,<text:line-break/>et quod ob imbecillitatum inconcussam custodire partem non<text:line-break/>valeat. Illum enim, cui caput tremit, si super molle asse<text:line-break/>quid supinum reclines , non amplius tremet Ad eundem^<text:line-break/>modum si quis scribens secansvc aut aliud quippiam factita<text:span text:style-name="Default_20_Paragraph_20_Font"><text:span text:style-name="T1">n</text:span></text:span>s.<text:line-break/>tremit,. si manus ab opere abstineat, tremere jam desistet.</text:p>
      <text:p text:style-name="P3">Pari modo fi quis cruribus quum ingreditur, fit tremens, si<text:line-break/>ingredi desinet, non tremet : rideas enim non raro robustis-<text:line-break/>fimos juvenes , ubi maximum aliquod onus humeris imposu-<text:line-break/>erunt, quum progrediuntur, cruribus tremere, ubi progre-<text:line-break/>di desieru<text:span text:style-name="Default_20_Paragraph_20_Font"><text:span text:style-name="T1">n</text:span></text:span>t, aut onus abiecerunt, statim a tremendo liberos ;<text:line-break/>nam quum grave leveque ad aliquid referantur, suerit ni-<text:line-break/>mirum et onus adeo magnum, ut etiam fortissimo sit grave.<text:line-break/>Ac robustam quidem facultatem maximum onus vincit; quae<text:line-break/>vero valida non est, hanc non maximum modo , sed etiam<text:line-break/>parvum <text:span text:style-name="Default_20_Paragraph_20_Font"><text:span text:style-name="T1">superat</text:span></text:span>; quod si adhuc sit infirmior, ipsam ejus m-<text:line-break/>-situm corpus oneris instar grave erit. Eoque fit, ut senes<text:line-break/>omnes si qua<text:span text:style-name="Default_20_Paragraph_20_Font"><text:span text:style-name="T1">n</text:span></text:span>do majorum virium opus moliuntur, statim<text:line-break/>partibus iis, quibus agunt, tremant. Sic etiam qui ad ali-<text:line-break/>quem praeruptum accedit locum, cruribus tremit; deficit<text:line-break/>enim facultatem timor. Non secus etiam serpentem quis<text:line-break/>conspectum fugiens, tremens resistitur. Quin et qui formi-<text:line-break/>dabllenr magistratum adit, toto corpore tremit, qui si loqui</text:p>
      <text:p text:style-name="P3">eum jnsserit, ne vocem quidem <text:span text:style-name="Default_20_Paragraph_20_Font"><text:span text:style-name="T1">n</text:span></text:span>on tremulam edet. Ut igi-<text:line-break/>tur [animi affectus, ubi debilitatem motrici facultati intulit,<text:line-break/>functiones tremulas efficit, sic et corporis morbi quum vi--<text:line-break/>res labefactant, tremoris symptomata inducunt. Ac pri-<text:line-break/>mum quidem maximeque facultatem laedunt <text:span text:style-name="Default_20_Paragraph_20_Font"><text:span text:style-name="T1">morbi</text:span></text:span>, qui in<text:line-break/>intemperie consistunt. - Etenim senectus quoque quod in-:<text:line-break/>temperies quaedam sit, ad frigidius sicciusque conversa pro-<text:line-break/>porrea ineundis affectibus facile corripitur. Corripiuntur et<text:line-break/>ex juvenibus qui veheme<text:span text:style-name="Default_20_Paragraph_20_Font"><text:span text:style-name="T1">n</text:span></text:span>ter sunt refrigerati, et qui vino<text:line-break/>meraco se multo impleverunt, vel multis cruditatibus labo-<text:line-break/>raruut, vel longo tempore cibis repleti, inexercitati otiosi-<text:line-break/>que omnino exegerunt; su<text:span text:style-name="Default_20_Paragraph_20_Font"><text:span text:style-name="T1">n</text:span></text:span>t et qui ex frigida intempestive<text:line-break/>hausta tremebundi sunt redditi. Haec enim omnia frigidam<text:line-break/>i<text:span text:style-name="Default_20_Paragraph_20_Font"><text:span text:style-name="T1">n</text:span></text:span>temperiem creant, saepe quidem in toto corpore et ipso<text:line-break/>nervorum principio; interdum vero in quibusdam partibus,<text:line-break/>quae imbecilliores natura sunt, et ad noxam <text:span text:style-name="Default_20_Paragraph_20_Font"><text:span text:style-name="T1">subeundam<text:line-break/></text:span></text:span>caeteris magis opportunae. Jam orasti glutinofique humores</text:p>
      <text:p text:style-name="P4">rias facultatis sic obstruentes , ut perdor iusiuat <text:span text:style-name="Default_20_Paragraph_20_Font"><text:span text:style-name="T1">saculta</text:span></text:span>s,<text:line-break/>tremoris causae constituuntur , potissimum quum prorsus ob—<text:line-break/>struxerint, ac nervorum aliquorum partes quasdam resolu-<text:line-break/>tas lrixasque . reddiderint. Nam reliquae fibrae valenter<text:line-break/>musculum intendere nequeunti Ubi tamen humores, qui<text:line-break/>facultatis vias per nervos obstruu<text:span text:style-name="Default_20_Paragraph_20_Font"><text:span text:style-name="T1">n</text:span></text:span>t, non penitus sunt im-<text:line-break/>pacti, sed co<text:span text:style-name="Default_20_Paragraph_20_Font"><text:span text:style-name="T1">n</text:span></text:span>cuti et dimoveri per violentiores facultatis<text:line-break/>incursiones possunt, ejusmodi motus fiunt, quales in para-<text:line-break/>lysi incipiente nonnunquam accidere prius diximus, membro<text:line-break/>fe aliquando attollente statimque decidente. Siquidem quum<text:line-break/>excitata collectaque facultas vehementius irruens nervorum<text:line-break/>obstructiones amolita fuerit, membrum movetur; rursus au-<text:line-break/>tem humoribus lu priorem locum cousiuentibus, deridit im-<text:line-break/>motumque manet, quoad rursus secundo facultas universa<text:line-break/>irruens, humores, qui ejus rias occuparant, dissipet. Ve-<text:line-break/>tum de his hactenus abunde. Palpitatio vero dilatatio prae-<text:line-break/>ter naturam est; fit autem in omnibus corporis partibus</text:p>
      <text:p text:style-name="P3">quae dilatari natura <text:span text:style-name="Default_20_Paragraph_20_Font"><text:span text:style-name="T1">t</text:span></text:span>ua possunt; non enim ossa et cartila-<text:line-break/>gines unquam palpitant, propterea quod dilatari nonpossunt.<text:line-break/>Ergo haec cuti faece accidit, nonuunquam etiam subis ctis illi<text:line-break/>musculis; maxime vero ventriculo, vesicae, utero, intestinis,<text:line-break/>jecori, lieni, septo transver<text:span text:style-name="Default_20_Paragraph_20_Font"><text:span text:style-name="T1">t</text:span></text:span>o et, ut summatim dicam, omui-<text:line-break/>bus, quae dilatari possunt, ita ut tum arteriis tum cordi ipsi vi-<text:line-break/>fleatur accidere, quum hic alius lu his praeter pulsum motus<text:line-break/>suboriatur. Itaque hic affectus neque voluntariae sacultatis ne-<text:line-break/>que voluntariorum organorum proprius est, ut ettremor et con-<text:line-break/>vulsio, Ied, ut nuper dictum est, omnibus corporibus, quae dila-<text:line-break/>tari possunt, incinit. Sunt autem haec omnia natura mollia,<text:line-break/>ita ut tum dilatationem <text:span text:style-name="Default_20_Paragraph_20_Font"><text:span text:style-name="T1">t</text:span></text:span>ui tolerare tum subsidere possint.<text:line-break/>Sane causam hujus symptomatis ab manifestissime apparentibus<text:line-break/>indagari convenit, nempe iis palpitationibus, quae palpebris,<text:line-break/>quae superciliis, quae fronti, quae denique genis oboriuntur.<text:line-break/>Cernitur enim in iis cutis et attolli et instari ad eum modum,</text:p>
      <text:p text:style-name="P3">quo arteriae dilatantur. Ergo quod in iis quaesitum est;<text:line-break/>utrumne quum a seipsis dilatantur, una cum dilatatione tra-<text:line-break/>hant id quod eas i<text:span text:style-name="Default_20_Paragraph_20_Font"><text:span text:style-name="T1">m</text:span></text:span>plebit, veluti saniorum folles ; an utri-<text:line-break/>um ritu, -quum implentur, ditatantur, hoc idem te primum<text:line-break/>definisse in palpitantibus. quoque partibus oportet. Viden-<text:line-break/>tur autem <text:span text:style-name="Default_20_Paragraph_20_Font"><text:span text:style-name="T1">hae parte</text:span></text:span>s quaestionis quidem genere in re aliqua<text:line-break/>arteriis esse fimlles; facilitate autem inventionis dissimiles.<text:line-break/>Non enim ut arteriis et semper et secundum naturam pul-<text:line-break/>fantibus probabile est facultatem <text:span text:style-name="Default_20_Paragraph_20_Font"><text:span text:style-name="T1">pulsu</text:span></text:span>s <text:span text:style-name="Default_20_Paragraph_20_Font"><text:span text:style-name="T1">e</text:span></text:span>r<text:span text:style-name="Default_20_Paragraph_20_Font"><text:span text:style-name="T1">ectricem</text:span></text:span> aliquam<text:line-break/>innatam esse, ita etiam partibus, quae palpitant. Nam et<text:line-break/>fempe<text:span text:style-name="Default_20_Paragraph_20_Font"><text:span text:style-name="T1">r</text:span></text:span> iis inesset, ac bene valentibus magis. Quum itaque<text:line-break/><text:span text:style-name="Default_20_Paragraph_20_Font"><text:span text:style-name="T1">tali</text:span></text:span>s facultas neque femper, neque bene habentibus infit;<text:line-break/>liquet eas a seipsis non dilatari. At vero si non a seipsis;<text:line-break/>omnino certe ab aliqua interius in ipsas influente substantia.<text:line-break/>Hanc autem duplicem esse causam credibile est, vel humorem<text:line-break/>quempiam, vel aeream aliquam naturam. Atqui humorem<text:line-break/>esse repugnat celeritas tum generationis tum solutionis pal-<text:line-break/>pitationis. Nam et illico fit et statim definit. Humor au-<text:line-break/>tem nullus aut ita celeriter influit aut refluit, potissimum in</text:p>
      <text:p text:style-name="P3">iis, quas modo memorati, circa faciem partibus, ut lu qui-<text:line-break/>hus super nuda propemodum ossa cutis extenditur. Itaque<text:line-break/>necesse est causam palpitationis effectricem aeream esse sub-<text:line-break/>stantiam. At vero fi haec tum pauca tum tenuis fuerit, fa-<text:line-break/>olle per corpus defluet. Proinde videtur esse substantia<text:line-break/>quaedam crassa et halituosa, et pro sui multitudine, ad loci<text:line-break/>quo undique continetur spatium notabilis. Ergo dilatat<text:line-break/>(ut verisimile esit] att<text:span text:style-name="Default_20_Paragraph_20_Font"><text:span text:style-name="T1">o</text:span></text:span>llitque ec instat partem, quoad trusa<text:line-break/>et vi compulsa ad congenerem perspiret aerem, quum simile<text:line-break/>accidat ei, quod dum c<text:span text:style-name="Default_20_Paragraph_20_Font"><text:span text:style-name="T1">o</text:span></text:span>quuntur succi, visitur in bullis; nisi.<text:line-break/>quod bullae lue rumpuntur , palpitans corpus ob fimntudi-<text:line-break/>nem non rumpitur, fed attollitur, quoadflatus per idextruda-<text:line-break/>fur ac transeat; decidit rursus lu pristinam sedem, ubi totus<text:line-break/>vacuatus est et exivit. Consentaneum autem est et iis quibus<text:line-break/>perfrigerata est aliqua pars, palpitationes accidere. .Quod enim<text:line-break/><text:span text:style-name="Default_20_Paragraph_20_Font"><text:span text:style-name="T1">ab ea</text:span></text:span> quum secundum naturam se habet, attenuatur, plauequea<text:line-break/>nativo animalium calore c<text:span text:style-name="Default_20_Paragraph_20_Font"><text:span text:style-name="T1">o</text:span></text:span>niicitur, effluit id nunc, ubi ea pars</text:p>
      <text:p text:style-name="P3">propter frigus est imbecilla; et halituofins et crassius efficitur.<text:line-break/>Ita nec facile sicut prius,. perspiret, fed cohibetur. a culo et<text:line-break/>transitus angustia impeditum in .via tardatur. Quod fi ipsa<text:line-break/>quoque cutis fit densata, . duplicabitur. symptoma ad crassior-.<text:line-break/>dictem transfluente substantiae , angustia quoque alarum ac-<text:line-break/>cedente. Sic igitur in palpitatiouibus attollitur etidistendi-<text:line-break/>tur cutis. Sic et muscusi, quum in his ejusmodi exere--<text:line-break/>mentum colligitur, dilatati aliquando totum membrum. at .<text:span text:style-name="Default_20_Paragraph_20_Font"><text:span text:style-name="T1">c<text:line-break/></text:span></text:span>tollunt. Distat tamen manifestissime is motus a motu con-,<text:line-break/>vulfionis, quod membrum neque prorsus extendat <text:span text:style-name="Default_20_Paragraph_20_Font"><text:span text:style-name="T1">n</text:span></text:span>eque<text:line-break/>inflectat. In palpitatiouibus enim membrum, nec quod no-.<text:line-break/>labile sit extenditur, nec inflectitur; concutitur autem<text:line-break/>quodammodo huc atque illuc, quoad musculus palpitare cef-;<text:line-break/>fele ad eum sane modum motu obito, quo etiam lu tremore ;<text:line-break/>eo autem disserente, quod permagna fiat .intervalla, cum<text:line-break/>tremor lucidat per exigua. Siquidem palpitans musculus<text:line-break/>cum fatis notabili magnitudine est, dum dilatatur, totum fac-</text:p>
      <text:p text:style-name="P3">pe<text:span text:style-name="Default_20_Paragraph_20_Font"><text:span text:style-name="T1">n</text:span></text:span>umero membrum secum attollit; dum contrahitu<text:span text:style-name="Default_20_Paragraph_20_Font"><text:span text:style-name="T1">r , </text:span></text:span>tan-.<text:line-break/>quam rem inanimem deorsum serti concedit, ita ut totus<text:line-break/>motus praeter naturam sit, - non autem .sicut in tremore,<text:line-break/>mixtus quodammodo et compositus. At qualis est palpa-<text:line-break/>lentium membrorum motus, paucus simul tardusque et <text:span text:style-name="Default_20_Paragraph_20_Font"><text:span text:style-name="T1">r</text:span></text:span>a-<text:line-break/>rus , talis rigoribus multus, densus , cele<text:span text:style-name="Default_20_Paragraph_20_Font"><text:span text:style-name="T1">r</text:span></text:span> accidit. Multum.<text:line-break/>dico, ipso motuum numero; cele<text:span text:style-name="Default_20_Paragraph_20_Font"><text:span text:style-name="T1">r</text:span></text:span>em autem, ipso motus.<text:line-break/>impetu ; densum , ipso brevi tempo<text:span text:style-name="Default_20_Paragraph_20_Font"><text:span text:style-name="T1">r</text:span></text:span>e quietum. Est asilum<text:line-break/>motus hic non ut palpitationi et convulsioui totus praeter<text:line-break/>naturam, sed alio modo, quam tremo<text:span text:style-name="Default_20_Paragraph_20_Font"><text:span text:style-name="T1">r. </text:span></text:span>Est igitur ipse quo-<text:line-break/>que mixtus quodammodo. ex causa praeter naturam et ani-i<text:line-break/>malis facultate , habeturque in hoc: facultatis pilus quam in.<text:line-break/>tremore. Imo vero (fi fateri verum oportet) motus omnis<text:line-break/>inlitae est facultatis, quam nos excretrieem et expultricem<text:line-break/>nominare sistemus. At causa facultatem cogens proritans-<text:line-break/>que ut violenter moveat, praeter naturam est.</text:p>
      <text:h text:style-name="P8" text:outline-level="2">Cap. HI. </text:h>
      <text:p text:style-name="P10">Quisquis igitur hujus facultatis functiones,<text:line-break/>dum sanum citra laesionem animal est, norit, estque .alioqui<text:line-break/>prudens, huic longiore sermone opus non est; qui ve<text:span text:style-name="Default_20_Paragraph_20_Font"><text:span text:style-name="T1">r</text:span></text:span>o. eas,<text:line-break/>ignoraverit et mentis natura suerit hebetioris, huic suaserim,<text:line-break/>nisi omnino veritatem amet, ab hoc libro secedere; si vero .<text:line-break/>veritatem studio perquirat colatque , ubi de naturalibus fa-<text:line-break/>cultatibus commentarios prius adierit et se .affatim ru iis ex— t<text:line-break/>ereuerit, ad hunc librum redire. Nisi enim adfecerit, me-<text:line-break/>que demousirationes eorum quae a nobis dicentur assequetur,<text:line-break/>neque eorum quae prius dicta sunt quicquam citra. demou..-,<text:line-break/>strutionem positum intessiget. Nos itaque statuimus nul-<text:line-break/>lam hoc in opere opinionem refellere. Licet. autem volenti<text:line-break/>vigesimo quarto .Athenaei libro perlecto, .causas quas eor<text:line-break/>priores cum medici tum philosophi de rigore protulerunt,<text:line-break/>in quantas ineptias devenerint intessigere; . refellit. enim eas<text:line-break/>omnes Atlienaeus. Licet sane et ipsam Athenaei . opinionenr<text:line-break/>examinare, quae quidem probabilius quidpiam superioribus,</text:p>
      <text:p text:style-name="P3">habet, non tamen ipsa vera est. Verum cin veritas est cu-<text:line-break/>rae, is haec, opinor, quemadmodum exposui, sic facere ten-<text:line-break/>tabiI. Ego vero, vetuli cum iis qui ea quae de naturalibus<text:line-break/>facultatibus scripsimus legerunt, paucis agam, si prius ad<text:line-break/>memoriam revocavero, quae de utero, ventriculo , intestinis<text:line-break/>ac vesica in iis demonstravi. Siquidem ^demonstratum est,<text:line-break/>uteros nullos alio modo ad foetuum editionem se comparare,<text:line-break/>quam expultricis facultatis actione. Hi si quidem tum sue-<text:line-break/>tus gravitatem tum <text:span text:style-name="Default_20_Paragraph_20_Font"><text:span text:style-name="T1">s</text:span></text:span>in distentionem novem mensibus perfe-<text:line-break/>runt , atque ita ad unguem toto hoc tempore eorum oscu-<text:line-break/>sum clauditur, ut ne styli quidem mucronem recipiat, ab<text:span text:style-name="Default_20_Paragraph_20_Font"><text:span text:style-name="T1">s</text:span></text:span>o-<text:line-break/>luto in ipsis foetu, ad ejus expulsionem accedunt, diver<text:span text:style-name="Default_20_Paragraph_20_Font"><text:span text:style-name="T1">s</text:span></text:span>am<text:line-break/>sibi ipsis constitutionem tribuentes, Etenim eorum fauces<text:line-break/>prius clausae tantopere aperiuntur, ut foetor faedis detur<text:line-break/>exitus; tunicae vero antea plurimum extensae undique<text:line-break/>contrahuntur ac foetum extrudunt, ut quam celerrime per<text:line-break/>uteri cervicem excidat. At moderatrix foetus facultas ita</text:p>
      <text:p text:style-name="P3">folicita, ut, licet gravetur, novem mensium spatio snbstineat<text:line-break/>et quo perlectus tuto excernatm, provideat; si circa ter-<text:line-break/>tium quartumve aut alium men<text:span text:style-name="Default_20_Paragraph_20_Font"><text:span text:style-name="T1">t</text:span></text:span>em foetus sit corruptus , sta-<text:line-break/>tim eum ejicit, tum quoque similiter lances aperiens, ut<text:line-break/>quum pariendi tempus instabat, aperuit. Num praefinitum<text:line-break/>illi claudendi fe - aper1endique tempus n<text:span text:style-name="Default_20_Paragraph_20_Font"><text:span text:style-name="T1">o</text:span></text:span>n circumscriptus<text:line-break/>temporis circuitus est, sed usus occasio. Ad eundem nto-<text:line-break/>dum demonstratum est ventriculum quoque ruferius orifici<text:span text:style-name="Default_20_Paragraph_20_Font"><text:span text:style-name="T3">um<text:line-break/></text:span></text:span>suum post cibos claudere , nihilque sinere abire , priusquam<text:line-break/>plane sit concoctum ; quum eum nihil aliud intercidere<text:line-break/>actionem cogit, quemadmotum uterum foetus corruptela;<text:line-break/>quippe similis affectus ventriculo incidit, cibis in eo corru-<text:line-break/>ptis aut medius fluius multoties sunul atque fiunt devorati,<text:line-break/>ita depravatis aut copiosis existentibus, ut eos <text:span text:style-name="Default_20_Paragraph_20_Font"><text:span text:style-name="T1">t</text:span></text:span>erre non<text:line-break/>possit. Quamobrem innatantes in ipsi, cibos vomitionibus<text:line-break/>ejicit; deorsum vero jam prolabentes ad exitum per iule-<text:line-break/>ri ora detrudit. Sed et citra cibos ventriculi facultas strep<text:span text:style-name="Default_20_Paragraph_20_Font"><text:span text:style-name="T1">o</text:span></text:span></text:p>
      <text:p text:style-name="P3">ad vomitum insurgit, aut ob bilem , aut pravum pituitam,<text:line-break/>aut alium quempiam ejulmodi humorem, sauiemve. Iusita<text:line-break/>namque est fingusis animalis partibus facultas , quae quod .<text:line-break/>praeter naturam lu ipsis est collectum , excernit, ut in pro-<text:line-break/>priis de ea <text:span text:style-name="Default_20_Paragraph_20_Font"><text:span text:style-name="T1">facultate</text:span></text:span> libris demonstratum est. Satius nam-<text:line-break/>que est ad praesentia disputationis claritatem ea. ex hujusce<text:line-break/>facultatis operibus retusisse, quae de utero et ventriculo dicta<text:line-break/>fiunt. Ete<text:span text:style-name="Default_20_Paragraph_20_Font"><text:span text:style-name="T1">n</text:span></text:span>im qualis est per vomitiones excretricis in ven-<text:line-break/>triculo facultatis actio , talis est. per tusses in pectore et pul-<text:line-break/>ntone. At nullum animal aut nauseare aut vomere aut tus-<text:line-break/>sire docetur ; sed enim longo saepe a natali tempo<text:span text:style-name="Default_20_Paragraph_20_Font"><text:span text:style-name="T1">r</text:span></text:span>e integra<text:line-break/>sanitate fruentia tum alia multa animalia tum homines ne-<text:line-break/>que vomitus neque tussis experientiam habuerunt; si tamen<text:line-break/>molesta caula vel os ventriculi vel respirationis vias oecupa-<text:line-break/>verit, illico et tussit et vomit animal, quum in vomitu per-<text:line-break/>inde movetur ventriculus, ac in partu uterus. In tussi. ver o<text:line-break/>aliter <text:span text:style-name="Default_20_Paragraph_20_Font"><text:span text:style-name="T1">fit motus</text:span></text:span> ; neque enim potest pulmo tali motu con-<text:line-break/>oitatus quod molestum est expellere, quum invenerit natura</text:p>
      <text:p text:style-name="P3">auxilium quoddam ab exuberanti sapientia prosectum; lu-<text:line-break/>spirato enim in asperas arterias externo aere , quae et cartula-<text:line-break/>gi<text:span text:style-name="Default_20_Paragraph_20_Font"><text:span text:style-name="T1">n</text:span></text:span>eae et durae sint, neque contrahi queunt circa id, quod<text:line-break/>in ipsis continetur, vehementem hanc spiritus foras eru-<text:line-break/>ptionem machinata est , quam tussim nominant. Hujus ge-<text:line-break/>neris quoque sternutatio est, qua protruduntur quae nares<text:line-break/>irritant; hae videlicet respirationis sunt viae a natura in-<text:line-break/>veniae; expurgat enim spiritus ipsis violenter et impetu ru-<text:line-break/>ens ipsarum vias, quemadmodum quum tibias et su tusas <text:span text:style-name="Default_20_Paragraph_20_Font"><text:span text:style-name="T1">ex-<text:line-break/>purgant</text:span></text:span> opifices. . Quis tamen movendi modus sit, quo hoc<text:line-break/>fiat, progressus orationis docebit ; quod vero ad res propofi-<text:line-break/>tas est utile, jam accipiamus, ejusmodi motus naturae esse<text:line-break/>opera, sed tamen annumerari symptomatis praeter naturam,<text:line-break/>ob causas naturam moveri sic cogentes. At in intestinis<text:line-break/>quidem et utero et vesica excretricis facultatis similes motus.<text:line-break/>sunt, sive quid eorunr quae fecundum natu<text:span text:style-name="Default_20_Paragraph_20_Font"><text:span text:style-name="T1">r</text:span></text:span>am , sive quae<text:line-break/>praeter. naturum fiunt, excematur ; quamobrem symptomata</text:p>
      <text:p text:style-name="P3">non clare distincta sunt. At quae in tenesmis et dysenteriis<text:line-break/>et lienteriis excernuntur, sympt<text:span text:style-name="Default_20_Paragraph_20_Font"><text:span text:style-name="T1">o</text:span></text:span>mata sunt; quemadmodum,<text:line-break/>arbitror , quae tum in urinae stillicidio tum fluore ; quod<text:line-break/>si quis accurate perpendat, etiam sonorus flatus et stridor et<text:line-break/>ructus et murmurillum et quae sunt hujusmodi caetera. At-<text:line-break/>que de his in sequentibus licetur.</text:p>
      <text:h text:style-name="Heading_20_2" text:outline-level="2">Cap. IV. </text:h>
      <text:p text:style-name="P10"><text:span text:style-name="T6">J</text:span>am vero ventriculi affectus manifestior in<text:line-break/>v<text:span text:style-name="Default_20_Paragraph_20_Font"><text:span text:style-name="T1">o</text:span></text:span>mitibus est, multi que hos non naturae opus; sed sympto-<text:line-break/>urata esse dicunt. In tussi vero et sternutatione evidentior<text:line-break/>quidem est, qui in tussi <text:span text:style-name="Default_20_Paragraph_20_Font"><text:span text:style-name="T1">notatur:</text:span></text:span> sternutatio vero non <text:span text:style-name="Default_20_Paragraph_20_Font"><text:span text:style-name="T3">fimi</text:span></text:span>-<text:line-break/>Uter videtur praeter naturam esse. Caeterum sunt non haec<text:line-break/>modo, sed etiam tussis et vomitus et diarrlroeae taliaque<text:line-break/>omnia ex illo symptomatum genere , in quibus causa aliqua<text:line-break/>praeter naturam ad- tales actiones naturam excitat. Sed<text:line-break/>motionis modus neque in omnibus idem, neque ab eadem fa-<text:line-break/>culta te fit, verum quae ab utero vel intestinis vel ventriculo<text:line-break/>vel vellea excernuntur, circa ea ipsae partes contrahunt su-</text:p>
      <text:p text:style-name="P3">se, ad eum modum quod lu se continent extrude<text:span text:style-name="Default_20_Paragraph_20_Font"><text:span text:style-name="T1">n</text:span></text:span>tes , quo<text:line-break/>munus nostrae aliquid exprimunt. Facultas autem ipsarum<text:line-break/>motum efficiens una e quatuor naturalibus esu Quum vero<text:line-break/>in nsperis arteriis corpus quoddam continetur , quae ipsae<text:line-break/>cartilagineae duraeque existunt, ob idque circa contentum<text:line-break/>contrahi non possunt, vehementem spiritus eruptionem fo-<text:line-break/>ras natura molitur, quae tussim movet. Haec veho fit iis-<text:line-break/>dem organis, quibus magnae et vehementes expirationes,<text:line-break/>quas cffiationes nominamus , perficiuntur ; ut tussis nihil fit<text:line-break/>aliud quum vehementissima quaedam essiatio , qua et pluri-<text:line-break/>mus simul et celerrime foras erumpens spiritus extrahat<text:line-break/>propellatque exerementa vias sinas obstruentia <text:span text:style-name="Default_20_Paragraph_20_Font"><text:span text:style-name="T1">t</text:span></text:span>uo impetu;<text:line-break/>quumque primo conatu expellere quae molesta sunt non<text:line-break/>valeat, bis torque lu ea irruere non gravatur, et finem ple-<text:line-break/>ramque assequitur, quum et spiritus ipsis vehementer fertur<text:line-break/>et. quae obstruunt ad expulsionem idonea sunt; talia sunt<text:line-break/>quae nec aquosae nec le<text:span text:style-name="Default_20_Paragraph_20_Font"><text:span text:style-name="T1">n</text:span></text:span>tae substantiae sunt. Aquosa nam-</text:p>
      <text:p text:style-name="P3">que propter tenuitatem potius a spiritu inciduntur , quum<text:line-break/>ultra ferantur; lenta sic arteriae adhaerent; ut vix ab ea<text:line-break/>solvi queunt. Quoties igitur spiritus cum ejusmodi humo-<text:line-break/>ribus contendit, admodum saepe violenter irruit in ipsos;<text:line-break/>fiuntque vehementissimae tusses atque cum plurima conten-<text:line-break/>tione ab hujusmodi causis. Verum eos humores, qui in ar-<text:line-break/>teriis contumaciter haerent et qui difficulter reiiciuntur,<text:line-break/>magis evellunt sternutationes, quae vehementiorem quam<text:line-break/>tussis habent spiritus impetum ; . caulam vero generationis<text:line-break/>alteram ; quippe ob ea quae naribus , non ob ea quae aspe-<text:line-break/>rae arteriae molesta sunt, spiritus violenter emittitur. Emit-<text:line-break/>titur autem cum eo etiam ex prioribus cerebri ventriculis<text:line-break/>aliquid, atque idcirco tusses caput nihil juvant; ssernutatio-<text:line-break/>nes, quum ex catar<text:span text:style-name="Default_20_Paragraph_20_Font"><text:span text:style-name="T1">r</text:span></text:span>ho quodam non fiunt, maximum reme-<text:line-break/>diutn capitis halitu repleti suus. Nec mirum unico impetu<text:line-break/>tum ex pulmone tum ex capite spiritum emitti : demonstra- -<text:line-break/>tum enim est , ubi de musculis disseruimus , cerebrum qui- .</text:p>
      <text:p text:style-name="P3">dem thoraci motus principium tradere, a thorace vero pul-<text:line-break/>mones et dilatari et contrahi. Quum igitur ad ea, quae na-<text:line-break/>ribus inclusa laedunt, expellenda impetu fertur , utriusque<text:line-break/>simul expirationis riis utitur, altera quidem, quum ipsum<text:line-break/>pe<text:span text:style-name="Default_20_Paragraph_20_Font"><text:span text:style-name="T1">r</text:span></text:span> fe facit: altera, quam per nervos, veluti per quasdam<text:line-break/>longas manus, in thoracem descendentes. Nam per hos 11-<text:line-break/>sum contrahit, .Italituosum autem spiritum per celatoris ossa<text:line-break/>ipsum per fe exturbati Atque haec quidem symptomata<text:line-break/>voluntariae sunt facultatis. - Vomitus autem, quum sus pro-.<text:line-break/>portione quadam respondeat, naturalis facultatis est fym-<text:line-break/>ptonra. Ut autem vomitiones nauseae praecedunt, eodem<text:line-break/>modo tussim cerchnos , <text:span text:style-name="Default_20_Paragraph_20_Font"><text:span text:style-name="T1">fundulu</text:span></text:span>s <text:span text:style-name="Default_20_Paragraph_20_Font"><text:span text:style-name="T1">impetu</text:span></text:span>s. Praeterea ut<text:line-break/>nonnulli n ausearunt, nec tamen vomuerunt, ita <text:span text:style-name="Default_20_Paragraph_20_Font"><text:span text:style-name="T1">n</text:span></text:span>onnullis<text:line-break/>cerchnos acridit, nec tamen tussis propter causae parvitatem<text:line-break/>est scquuta. Nam interdum ex parva faucium nspredine, in-<text:line-break/>terdunr vero ex tenui aliquo exiguoque prorsus humore<text:line-break/>cerchnos contingit. Perpetuo enim quicquid offendit , spi-<text:line-break/>ritus ejicere id per tussim conatur; est autem id vel humor</text:p>
      <text:p text:style-name="P3">aliquis a capite defluens,. ut in catarrhis, vel in nsperis ar-<text:line-break/>feriis collectus , ut in peripneumonia et pleuritide et conve-<text:line-break/>narum jecoris partium pblegmone, vel faucium nsperitati-<text:line-break/>bus. Praeterea catarrhis a capite defluentibus proportione<text:line-break/>respondent ea, quae et bibentibus et edentibus <text:span text:style-name="Default_20_Paragraph_20_Font"><text:span text:style-name="T1">nobis in ar-<text:line-break/>teriam</text:span></text:span> delabuntur. Est et aliud tussis genus ab organorum<text:line-break/>respirationis intemperie, quod ag<text:span text:style-name="Default_20_Paragraph_20_Font"><text:span text:style-name="T1">n</text:span></text:span>overunt quidem etiam<text:line-break/>pneumaticae sectae probatissimi , quorum est et Athenaeus :<text:line-break/>qua tamen necessitate ob intemperiem tussis oriatur, eorum<text:line-break/>quidam ne conati quidem sinat enuncia<text:span text:style-name="Default_20_Paragraph_20_Font"><text:span text:style-name="T1">r</text:span></text:span>e ; nonuulli vero sibi<text:line-break/>ipsi illini spiritum ajunt: alii letiam obscuriore quam hoc<text:line-break/>verbo usi putant fe aliquid dixisse. Sunt autem non quod<text:line-break/>cau<text:span text:style-name="Default_20_Paragraph_20_Font"><text:span text:style-name="T1">t</text:span></text:span>am ignorarint accusandi , sed quod pulchrum theorema<text:line-break/>et suo studio lignum invenerint, laudandi. Fit igitur ea<text:line-break/>tussis spirandi organis perfrigeratis, uilulque in ea tussientes<text:line-break/>expuunt, neque omnino violenta <text:span text:style-name="Default_20_Paragraph_20_Font"><text:span text:style-name="T1">tussi</text:span></text:span>s, sed adeo exigua ac<text:line-break/>minime coacta est, ut eam cohiberi et generationem ejus .vel</text:p>
      <text:p text:style-name="P3">plurimum vel omnino prohiberi liceat. At violentae tusses<text:line-break/>spiritus detentione non vincuntur. Quae vero res sit spici--<text:line-break/>tus detentio, saepe a me in aliis jam dictum est. Neque fo-<text:line-break/>lum tusses ab intemperie spiritus detentione in praesentia<text:line-break/>fieri prohibentur, verum etiam ab ea emantur, nisi quaedam<text:line-break/>magnae admodum suerint. Augetur namque in refpiratio-<text:line-break/>nis organis calor ob cohibitam respirationem; permeatque<text:line-break/>spiritus violenter a pectore pressus omnes augusios meatus:<text:line-break/>quibus utrisque peractis , aequantur omnia atque lu similitu-.<text:line-break/>dinem temperamenti veniunt. ,.</text:p>
      <text:p text:style-name="P1">i Cap. v Cur autem ah inaequali spirabilium <text:span text:style-name="Default_20_Paragraph_20_Font"><text:span text:style-name="T1">orga-<text:line-break/>n</text:span></text:span>a<text:span text:style-name="Default_20_Paragraph_20_Font"><text:span text:style-name="T1">rum</text:span></text:span> intemperie <text:span text:style-name="Default_20_Paragraph_20_Font"><text:span text:style-name="T1">laborante</text:span></text:span>s tussiunt (id e<text:span text:style-name="Default_20_Paragraph_20_Font"><text:span text:style-name="T1">n</text:span></text:span>im dicebam non<text:line-break/>admodum commode a pneumatiris melicis explicatum esse)<text:line-break/>ipse enarrare tentabo , orsus a <text:span text:style-name="Default_20_Paragraph_20_Font"><text:span text:style-name="T1">r</text:span></text:span>ei substantia , ut congruum.<text:line-break/>est iis, qui aliquid cmu demonstratione dicturi sunt. Intem-<text:line-break/>peries igitur interdum e nudis provenit qualitatibus, quum<text:line-break/>ipfa corpora aut calidiora, aut frigidiora,.. aut sicciora, aut.</text:p>
      <text:p text:style-name="P3">humidiora redduntur, aut etiam ex quadam i<text:span text:style-name="Default_20_Paragraph_20_Font"><text:span text:style-name="T1">psarum</text:span></text:span> con-<text:line-break/>jugatione afficiuntur ; interdum vero una quum in iis disper-<text:line-break/>gitur, veluti ros, id quod lutemperatum esu Atque aequa-<text:line-break/>lis quidem intemperies omnino sine dolore est , . ut indicant<text:line-break/>et hecticae febres et multi frigidi affectus, qui aequaliter par-<text:line-break/>tus occuparunt; fit enim talis mtemperies, lingulis ita asse-<text:line-break/>ctis , velut acquifititia quaedam natata. Nullum enim<text:line-break/>corpus laeditur a propria natura, quemadmodum Hippocra-<text:line-break/>tes dixit<text:span text:style-name="Default_20_Paragraph_20_Font"><text:span text:style-name="T1">; quibu</text:span></text:span>s <text:span text:style-name="Default_20_Paragraph_20_Font"><text:span text:style-name="T1">atteratur corrumpiturque natura, his do-<text:line-break/>tores fiunt, non quibus c</text:span></text:span>o<text:span text:style-name="Default_20_Paragraph_20_Font"><text:span text:style-name="T1">rrttpta jam et alterata esu</text:span></text:span> Quum<text:line-break/>enim et mutantur et. a sua natura decedunt corpora, dolent,<text:line-break/>quemadmodum in priori libro demonstratum est. Quum<text:line-break/>igitur in aliquo sensibilium corporum intemperies inaequalis<text:line-break/>gignitur, tanta est doloris magnitudo, quanta est intemperiei.<text:line-break/>Atque in acutissimis et vehementissimis sensibus dolore assi-<text:line-break/>ciuntm solidae animantis partes , dum a calido praeter na-<text:line-break/>turatn. mutantur atque asserantur. Praeterea incipientibus</text:p>
      <text:p text:style-name="P3">morbis, plerique homines priusquam febricitant, <text:span text:style-name="Default_20_Paragraph_20_Font"><text:span text:style-name="T1">s</text:span></text:span>entiunt<text:line-break/>interdum lu tota corporis mole inaequalitatem quandam,<text:line-break/>quum tamen, qualis sit, explicare verbis nequeunt. Ac mi-<text:line-break/>ramur quidem si quis eorum, qui hos libros revolverunt, ita<text:line-break/>fuit fortunatus, ut ipse symptoma hoc nunquam senserit.<text:line-break/>Nam profundus quidam fit sensus in tota corporis mole , ut<text:line-break/>dispersae per eam ret cujusdam a natura nostra alienae; id<text:line-break/>autem quod dispersum est, aliquando quidem veluti subca-<text:line-break/>fidum esse ridetur, aliquando mordax citra calorem., ali-<text:line-break/>quando utroque modo afficiens, aut sine his leviter omnes<text:line-break/>cernes distendens. Atque in omnibus hujusmodi sumpto-<text:line-break/>anatis tum inaequalitatem quandam sentire se ajunt, tum<text:line-break/>pandiculantur , tum omnes corporis partus distendunt natu-<text:line-break/>rae quodam instinctu, qualem jam dudum diximus omni-<text:line-break/>bus animalis partibus et ad salutem et permausionem a na-<text:line-break/>tu<text:span text:style-name="Default_20_Paragraph_20_Font"><text:span text:style-name="T1">r</text:span></text:span>a datum. Maxime autem distenduntur post somnum,<text:line-break/>quum in carnibus halituofrun exerementum sentiunt, quod<text:line-break/>tum ex coniectione nutrimenti tum cessatione ab ejusmodi</text:p>
      <text:p text:style-name="P3">motibus est collectum ; atque id vel minimi pueruli sine do-<text:line-break/>ctore faciunt. Verum ad talem sumtum animalia impellit<text:line-break/>ip fa natura, quae perfpiratum halituofis excrementis moli-<text:line-break/>tur.- At hujus molesti sensus altera species est quae in lassi .<text:line-break/>situdiuum affectibus sentitur, sive hae post multos labores<text:line-break/>sive sua sponte consistunt. Triplex autem est in lassitudini-<text:line-break/>bus sensus, qu<text:span text:style-name="Default_20_Paragraph_20_Font"><text:span text:style-name="T1">o</text:span></text:span>d putent -ii<text:span text:style-name="Default_20_Paragraph_20_Font"><text:span text:style-name="T1">s lab</text:span></text:span>o<text:span text:style-name="Default_20_Paragraph_20_Font"><text:span text:style-name="T1">rantes</text:span></text:span>, vel fractam et con-<text:line-break/>tusam esse, vel tendi undequaque corporis m<text:span text:style-name="Default_20_Paragraph_20_Font"><text:span text:style-name="T1">o</text:span></text:span>lem ; vel tan-<text:line-break/>quam multis ulceribus, quoties moventur, c<text:span text:style-name="Default_20_Paragraph_20_Font"><text:span text:style-name="T1">o</text:span></text:span>nspergi. Quum<text:line-break/>igitur tunditur corp<text:span text:style-name="Default_20_Paragraph_20_Font"><text:span text:style-name="T1">o</text:span></text:span>ris moles, ac citra exercitati<text:span text:style-name="Default_20_Paragraph_20_Font"><text:span text:style-name="T1">o</text:span></text:span>nem is af-<text:line-break/>scctus accidit; lassitudo teAva sp<text:span text:style-name="Default_20_Paragraph_20_Font"><text:span text:style-name="T1">o</text:span></text:span>ntanea nominatur. Fixi<text:line-break/>autem maxime ex plenitudine quae partes c<text:span text:style-name="Default_20_Paragraph_20_Font"><text:span text:style-name="T1">o</text:span></text:span>ntinentes dis-<text:line-break/>te<text:span text:style-name="Default_20_Paragraph_20_Font"><text:span text:style-name="T1">n</text:span></text:span>uit et ab iis non c<text:span text:style-name="Default_20_Paragraph_20_Font"><text:span text:style-name="T1">o</text:span></text:span>ntinetur. Quum ver<text:span text:style-name="Default_20_Paragraph_20_Font"><text:span text:style-name="T1">o</text:span></text:span> ulcer<text:span text:style-name="Default_20_Paragraph_20_Font"><text:span text:style-name="T1">o</text:span></text:span>sus ip-<text:line-break/>fas partes sensus percurrit, fit quidem et is m<text:span text:style-name="Default_20_Paragraph_20_Font"><text:span text:style-name="T1">o</text:span></text:span>tis magis<text:line-break/>quam quiescentibus, nisi admodum magna suerit lassitudo.<text:line-break/>Pungi vero , quasi multes spinas haberent infixas , su putant,<text:line-break/>quum a m<text:span text:style-name="Default_20_Paragraph_20_Font"><text:span text:style-name="T1">o</text:span></text:span>rdaci hum<text:span text:style-name="Default_20_Paragraph_20_Font"><text:span text:style-name="T1">o</text:span></text:span>re sympt<text:span text:style-name="Default_20_Paragraph_20_Font"><text:span text:style-name="T1">o</text:span></text:span>ma oriatur. Tertia lassior-</text:p>
      <text:p text:style-name="P3">do, sub qua <text:span text:style-name="Default_20_Paragraph_20_Font"><text:span text:style-name="T1">t</text:span></text:span>e ossifrago dolore laborare dicunt, ne minimum.<text:line-break/>quidem motum sustinet ; manifestus autem in ipsis est caloris<text:line-break/><text:span text:style-name="Default_20_Paragraph_20_Font"><text:span text:style-name="T1">t</text:span></text:span>ensus, fimulque tensionis et mor<text:span text:style-name="Default_20_Paragraph_20_Font"><text:span text:style-name="T1">t</text:span></text:span>us, vitiosi, humore in to-.<text:line-break/>tam animalis molem ampliter transfusi,. Eorum vero qui<text:line-break/>hac laborant nemo pandiculari tendat, ut qui omnem mo-<text:line-break/>tum formident. In aliis duabus lassitudinibus (quarum alle—<text:line-break/>ram ulcerosam, alteram tensivam nomi<text:span text:style-name="Default_20_Paragraph_20_Font"><text:span text:style-name="T1">n</text:span></text:span>ere consueverunt)<text:line-break/>fit etiam talis aliquando motus , quum videlicet vel exiguae<text:line-break/>omnino sunt,. vel ex statu<text:span text:style-name="Default_20_Paragraph_20_Font"><text:span text:style-name="T1">a</text:span></text:span>lis et halituofis excrementis pro-<text:line-break/>veniunt; quum itaque ulcerosa lassitudo major suerit; ne hi<text:line-break/>quidem ea laborantes motum ullum ferunt, sed dolorem ve-<text:line-break/>luti ulceris per corpus sentiunt horrentque. Quod si auge- .<text:line-break/>atur symptoma, ad horroris assatum prope perveniunt;<text:line-break/>nam sub hoc horrent priusquam etiam moveantur. Ut au-.<text:line-break/>tem, quunr ulcerosus. fit sensus, quoties moventur, horrent,<text:line-break/>magisque, si vehementius; sic horroris affectus , quum in<text:line-break/>motum agitur, <text:span text:style-name="Default_20_Paragraph_20_Font"><text:span text:style-name="T1">c</text:span></text:span>o<text:span text:style-name="Default_20_Paragraph_20_Font"><text:span text:style-name="T1">ncutientem</text:span></text:span> rigorem efficit. Haec namque<text:line-break/>omnia a mordacibus^ oriuntur excrementis. Differunt autem<text:line-break/>inter <text:span text:style-name="Default_20_Paragraph_20_Font"><text:span text:style-name="T1">t</text:span></text:span>e tum excrementorum ipsorum multitudine tum motu, et</text:p>
      <text:p text:style-name="P3">quod excrementorum alia magis sint mordentia, alia minus;<text:line-break/>et quod corpus labora<text:span text:style-name="Default_20_Paragraph_20_Font"><text:span text:style-name="T1">n</text:span></text:span>tis vel non facile afficiatur, vel facile<text:line-break/>patiatur, vel robustum imbecillumve sit, vel acuti natura<text:line-break/>hebetisve sensus. Nam quod acuti <text:span text:style-name="Default_20_Paragraph_20_Font"><text:span text:style-name="T1">t</text:span></text:span>ensus est et imbecillum,<text:line-break/>etiam ex lenissima cansa dolet; contra quod valentissimum,<text:line-break/>nec facilis <text:span text:style-name="Default_20_Paragraph_20_Font"><text:span text:style-name="T1">t</text:span></text:span>ensus est, magnam causam ad talis symptomatis<text:line-break/>generationem requirit, Utrumne igitur in his felis, an<text:line-break/>etiam in movendo causam, aut non movendo; praeterea<text:line-break/>quod movetur, in eo quod vel celerius vel tardius movea-<text:line-break/>tur, plurima est lu symptomatis differe<text:span text:style-name="Default_20_Paragraph_20_Font"><text:span text:style-name="T1">n</text:span></text:span>tia? Ac mihi qui-<text:line-break/>dem ita videtur , eunden.ece hominem lu quiete quidem fo-<text:line-break/>tam inaequalitatem sentire, i<text:span text:style-name="Default_20_Paragraph_20_Font"><text:span text:style-name="T1">n</text:span></text:span> motu vero horrere, et in ex-<text:line-break/>errisatione rigere. - Ideoque et medici ita laborantibus ex-<text:line-break/>perientia docti consulunt, ut ab omni motu abstineant. Jam<text:line-break/>aliquos cruditate laborantes scimus , dum quiescerent, nihil<text:line-break/>perpeti; quum balneum fuissent ingressi aut in sule stetis—<text:line-break/>feni, h<text:span text:style-name="Default_20_Paragraph_20_Font"><text:span text:style-name="T1">o</text:span></text:span>rruisse ; atque hoc magis, si se exercitassent. Nam</text:p>
      <text:p text:style-name="P3">et sol et balneum et exercitatio excrementa, quae prius qui-<text:line-break/>everant, ad motum excitant, quemadmodum ex animi a<text:span text:style-name="Default_20_Paragraph_20_Font"><text:span text:style-name="T1">s-<text:line-break/></text:span></text:span>feotibus ira ; a <text:span text:style-name="Default_20_Paragraph_20_Font"><text:span text:style-name="T1">s</text:span></text:span>eipsis autem ad motum exc<text:span text:style-name="Default_20_Paragraph_20_Font"><text:span text:style-name="T1">i</text:span></text:span>tantur quae pri-<text:line-break/>us quieverant excrementa , dum calefiunt, attenuantur, et<text:line-break/>in flatulentum spiritum vertuntur. Nec mirum corpus,<text:line-break/>quum ipsa excrementa quiescunt , minus laedi ; quum mo-<text:line-break/>ventur, magnopere laedi et conculi horrore, rigore et febre.<text:line-break/>Etenim quae dura corpora extrinsecus oculis incidunt, con-<text:line-break/>faventibus palpebris, et parte quiescente, vel parum omnino<text:line-break/>vel nilul contristant ; moventibus , vix tolerabilem afferunt<text:line-break/>dolorem. Sed et citra exemplum ex ipsa rerum natura in-<text:line-break/>venire licet, motam caulam quiescente molestiorem <text:span text:style-name="Default_20_Paragraph_20_Font"><text:span text:style-name="T1">esse,<text:line-break/></text:span></text:span>quum per corp<text:span text:style-name="Default_20_Paragraph_20_Font"><text:span text:style-name="T1">o</text:span></text:span>ra sensibilia defertur , ut nunc in oculis pro-<text:line-break/>positum esu Non enim de humoribus per venas et arterias<text:line-break/>fluentibus est disputatio, sed de iis qui et in carnibus et to^<text:line-break/>to corporis habitu continentur. Quum igitur per haec ali--<text:line-break/>quid agitur et violenter ad cutim fertur, necesse est, in ipsa</text:p>
      <text:p text:style-name="P3">per carnem cutimque transitu omnes in quas incidit partes<text:line-break/>pungere, stimulare, dividere, ac vulnerare. Quod autem<text:line-break/>omnis mordax et mota causa , sive ea calida , sive srigida sit,<text:line-break/>animal in horrorem ac rigorem ducit, primum quidem ex<text:line-break/>talibus inteliexisse licet. Si sano corpori ferventem aquam<text:line-break/>subito effundas , aut ignis scintiHas incutias, statim horrore<text:line-break/>vexabitur. .Iam quum ulceratos partibus caudicum medica-<text:line-break/>mentum imponitur, primum quidem horrent, deinde rigent,<text:line-break/>mox esiam febricitant nonnulii. Sed et tertianae febres,<text:line-break/>quae omnium certe febrium maxime biliosae et calidae sunt,<text:line-break/>omnium maxime horrorem advehunt; quantaque sinceriores<text:line-break/>tertianae sunt, tanto etiam rigor in iis incidit vehementior:<text:line-break/><text:span text:style-name="Default_20_Paragraph_20_Font"><text:span text:style-name="T1">quin etiam ardente febre laboranti r</text:span></text:span>i<text:span text:style-name="Default_20_Paragraph_20_Font"><text:span text:style-name="T1">gor superveniens mor-<text:line-break/>bum scivit</text:span></text:span>, inquit Hippocrates, quod bilis, quae <text:span text:style-name="Default_20_Paragraph_20_Font"><text:span text:style-name="T1">prius in<text:line-break/></text:span></text:span>venis errabat, a natura critice per carnes ad cutim trudatur.<text:line-break/>Ergo motus ejus delationisque , quae per sensibilia corpora<text:line-break/>agitur, simul et symptoma et signum rigor eII. Atque jam</text:p>
      <text:p text:style-name="P3">inde sudant, qui ita obriguerunt, vacuataque in iis bile a fe-<text:line-break/>bre liberantur. Interdum vero non ad cutim, fed ad inter-<text:line-break/>nas partes <text:span text:style-name="Default_20_Paragraph_20_Font"><text:span text:style-name="T1">bili</text:span></text:span>s impetum faciens, per vomitiones simul et<text:line-break/>alvum vacuatur. Saepenumero et intro et foras eodem die<text:line-break/>defertur, ita ut simul et sudore et vomitione evalui deje-<text:line-break/>oti one bilis vacuetur. Quicunque vero rigorem prossigan-<text:line-break/>dae ardentis febris salubrem esse cau<text:span text:style-name="Default_20_Paragraph_20_Font"><text:span text:style-name="T1">t</text:span></text:span>am pr<text:span text:style-name="Default_20_Paragraph_20_Font"><text:span text:style-name="T1">o</text:span></text:span>pter frigus pu-<text:line-break/>tant (num contraria contrariorum sinti remedia] omnino sal-<text:line-break/>luatur. Primum enim si id verum esset, liceret ipsis rigo-<text:line-break/><text:span text:style-name="Default_20_Paragraph_20_Font"><text:span text:style-name="T1">r</text:span></text:span>em excitare; partim quidem frigidaaquainsperfaaut astu- -<text:line-break/>su, partim aegro ipsis nudo in frigidum aerem delato, aut<text:line-break/>in frigidae aquae labrum demisso. Deinde si per mutatio-<text:line-break/>nem ad contrarium <text:span text:style-name="Default_20_Paragraph_20_Font"><text:span text:style-name="T1">asse</text:span></text:span>r<text:span text:style-name="Default_20_Paragraph_20_Font"><text:span text:style-name="T1">tum</text:span></text:span> iis , qui in ardenti febre obri-<text:line-break/>gueraut, foluti<text:span text:style-name="Default_20_Paragraph_20_Font"><text:span text:style-name="T1">o</text:span></text:span> accidat morbi, oportebat post rigorem i<text:span text:style-name="Default_20_Paragraph_20_Font"><text:span text:style-name="T1">psa-<text:line-break/>rum</text:span></text:span> febrem fedari. N<text:span text:style-name="Default_20_Paragraph_20_Font"><text:span text:style-name="T1">o</text:span></text:span>n tamen ita <text:span text:style-name="Default_20_Paragraph_20_Font"><text:span text:style-name="T1">t</text:span></text:span>e habet veritas : non e<text:span text:style-name="Default_20_Paragraph_20_Font"><text:span text:style-name="T1">n</text:span></text:span>im<text:line-break/>quod rigeant, febricitare desinunt, qui etiam. multo graviore<text:line-break/>febre post rigorem, quam a<text:span text:style-name="Default_20_Paragraph_20_Font"><text:span text:style-name="T1">n</text:span></text:span>te, c<text:span text:style-name="Default_20_Paragraph_20_Font"><text:span text:style-name="T1">o</text:span></text:span>rripiuntur ; sed postquam</text:p>
      <text:p text:style-name="P3">multum sudarunt, aut flavam bilem vomuerunt, aut per intesti-<text:line-break/>num defecerunt, <text:span text:style-name="Default_20_Paragraph_20_Font"><text:span text:style-name="T1">tumscbri</text:span></text:span>s <text:span text:style-name="Default_20_Paragraph_20_Font"><text:span text:style-name="T1">cesut. </text:span></text:span>Nam ex vehementiore<text:line-break/>bilis molit vehementiorem accendi febrem consentaneum est.<text:line-break/>Quod igitnr homines non solum ex frigidis causis rigore tep-<text:line-break/>tentor, sed etiam calidis, jam demonstratum est. Verum quam<text:line-break/>ob causam capfis maxime. contrariis idem symptoma succedat,<text:line-break/>deinceps docebimus ; scd admonitis prius, quae de excretrice<text:line-break/>molestorum excrementorum facultate monstravimus. Non<text:line-break/>enim. ea, quae in amplis organorum. capacitatibus suus, ex-<text:line-break/>cernit, ut quae in ventriculo sunt et utero et utraque vesica<text:line-break/>et intestinis et pulmone et naribus i quae vero in ipfis cor-<text:line-break/>poribus excrementa colliguntur , negligit ;- test ah lis quoque<text:line-break/>quotidie excernit quicquid supervacaneum est, citra ullam<text:line-break/>animalis laesi<text:span text:style-name="Default_20_Paragraph_20_Font"><text:span text:style-name="T1">o</text:span></text:span>nem insensibili transpiratiorre , ubi lege natu-<text:line-break/>rae animal gubernatur. Quum autem mordax aliquid in iis<text:line-break/>constiterit, ac potissimum quum vehementi agitur molit, et<text:line-break/>angitur et 1d expellere festinat eo modo, quo maxime licet ex<text:line-break/>ipso membrorum corpore aliquid excerni, partibus scilicet</text:p>
      <text:p text:style-name="P3">ipsis sele contrahentibus atque constringentibus, mox una-<text:line-break/>quaque earum portionem excrementa, quod in se continet,<text:line-break/>protrudente. Verum si universas partes hoc motu simul<text:line-break/>moveri intelligas, concussio aliqua tutum corpus obsidebit<text:line-break/>et conturbatio, qualis in rigoribus obsidere cernitur. Quum<text:line-break/>enim musculi om<text:span text:style-name="Default_20_Paragraph_20_Font"><text:span text:style-name="T1">n</text:span></text:span>es eoneutruntur , necesse est, opinor , arti-<text:line-break/>culos quoque cum ipsis simul concuti ; et eorum, ubi eoncu-<text:line-break/>tiuntur, tum extrusiones quasdam tum inflexiones praeter<text:line-break/>voluntatem incidere , quum tamen hic motus diversus ab eo<text:line-break/>sit; qui in convulsione palpitationeque percipitur. In con-<text:line-break/>vulfione namque similiter quitum, non tamen ah eadem sal-<text:line-break/>tem facultate motus orentur. In palpitatione non similiter,-<text:line-break/>sid ut prius dictum est, quod membrum attollatur una cum<text:line-break/>musculo , qui a flatulentu spiritu distenditur. At cum con-<text:line-break/>cussione rigentibus, ut dudum est dictum, movetur omnis<text:line-break/>pars, musculo sc ipsum expurga<text:span text:style-name="Default_20_Paragraph_20_Font"><text:span text:style-name="T1">t</text:span></text:span>i te ; in illarum vero motu<text:line-break/>tutus musculus concussus vibratusque articulum, in quem<text:line-break/>inseritur, una secum concutit. Talis etiam motus et tho-</text:p>
      <text:p text:style-name="P3">ranis musculis lu inaequali intemperie accidit ; ob idque bre-<text:line-break/>vior et levior tussis eos sequitur ; concutiuntur enim mus-<text:line-break/>culi, dmn student sibi molesta a carne sua per pulmonum ar-<text:line-break/>terias expellere. In caeteris autem tussibus vehementer<text:line-break/>eos pulmonibus incumbere demonstratum est, quod multum<text:line-break/>simul et celerem efflatum exaltent. Jam etiam vehementius<text:line-break/>per sternutationes incutiuntur, affatim spiritum excutientes;<text:line-break/>quum quidpiam naribus inclusum expurgare nituntur. At-<text:line-break/>que id nonnulli quum intelligerent , viribus quidem imbe-<text:line-break/>cllles, sed indigentes sputi per thoracem ac pulmones reje-<text:line-break/>ctione, sternutamenta sibi cient, irritatis naribus , quo quae<text:line-break/>per tusses ejicere non valuerunt, hujus motus violentia ex-<text:line-break/>puerent. Verum de ejusmodi tussibus satis prius dictumest.<text:line-break/>Quae vero ob spirabilium organorum intemperiem accidunt,<text:line-break/>ex eodem sunt cum concutientibus rigoribus horroribusque<text:line-break/>genere; disserunt autem eo quod celerior earum fit sensus<text:line-break/>quod nunquam quiescant spirabilia organa. Demonstratum</text:p>
      <text:p text:style-name="P3">namque prius est, quod motus etiam lu toto corpore ejus-<text:line-break/>motli assectiones maxime prodat. Qumn igitur humida qui-<text:line-break/>dem natura flet quae laedunt, violenta hac concussi<text:span text:style-name="Default_20_Paragraph_20_Font"><text:span text:style-name="T1">o</text:span></text:span>ne ac<text:line-break/>agitati<text:span text:style-name="Default_20_Paragraph_20_Font"><text:span text:style-name="T1">o</text:span></text:span>ne , quae per tussim et concutientem rigorem correi-<text:line-break/>fantur, ab excretrice facultate expulsa, undique ad loca ce-<text:line-break/>dantia feruntur, quaedam in Superiorem, quaedam in inferio-<text:line-break/>rem ventrem , quaedam f<text:span text:style-name="Default_20_Paragraph_20_Font"><text:span text:style-name="T1">or</text:span></text:span>as ad cutim ; ita ut sensibilis eo-<text:line-break/>.nun vacuasse siti- Quum ver<text:span text:style-name="Default_20_Paragraph_20_Font"><text:span text:style-name="T1">o</text:span></text:span> statu<text:span text:style-name="Default_20_Paragraph_20_Font"><text:span text:style-name="T1">o</text:span></text:span>sa quaedam tantum ci-<text:line-break/>tra humorem substantia vel calidior justo vel frigidior cor-<text:line-break/>pus permeat, utique h<text:span text:style-name="Default_20_Paragraph_20_Font"><text:span text:style-name="T1">o</text:span></text:span>rrent tunc quoque; aliquando vero<text:line-break/>rigent ob eandem causam, neque tamen vomunt, neque su-<text:line-break/>dant, neque quicquam his sensibile per. alvum dejicitur,<text:line-break/>quum aerea sint, quae excretricem facultatem irritant, Sic<text:line-break/>in balneis praecalidis maximeque si subit<text:span text:style-name="Default_20_Paragraph_20_Font"><text:span text:style-name="T1">o</text:span></text:span> et repente triti-<text:line-break/>me praecalsacti ad ea accesserimus , statim horr<text:span text:style-name="Default_20_Paragraph_20_Font"><text:span text:style-name="T1">o</text:span></text:span>ribus corri-<text:line-break/>pinnir. Sic quunr in frigidum ae<text:span text:style-name="Default_20_Paragraph_20_Font"><text:span text:style-name="T1">r</text:span></text:span>em repente transferimur,<text:line-break/>aut si n<text:span text:style-name="Default_20_Paragraph_20_Font"><text:span text:style-name="T1">o</text:span></text:span>n subito, saltem fi diuturnam .<text:span text:style-name="Default_20_Paragraph_20_Font"><text:span text:style-name="T1">in e</text:span></text:span>o moram facere<text:line-break/>cogamur, quemadmodum in itinere agend<text:span text:style-name="Default_20_Paragraph_20_Font"><text:span text:style-name="T1">o</text:span></text:span> accidere aliquam-</text:p>
      <text:p text:style-name="P3">do consuevit. Ejusmodi rigoris remedrtmr calsactio est, non<text:line-break/>fusior, vel vomitus, aut alui siejectio. Quoniam autem, ut<text:line-break/>suctum est, et frigida caula et calida rigorem creat; calidae<text:line-break/>quidem, quae aerea sit, refrigeratio idoneum remedium est,<text:line-break/>-humidae vero febris necessario successit ; simalio vero <text:span text:style-name="Default_20_Paragraph_20_Font"><text:span text:style-name="T1">ejus<text:line-break/></text:span></text:span>vacuati o est. At frigidae, quae aerea sit, calefactio reme-<text:line-break/>ditnn <text:span text:style-name="Default_20_Paragraph_20_Font"><text:span text:style-name="T1">est</text:span></text:span>, humidae vero aliquando sola concoctio suffiri^<text:line-break/>aliquando vacuasse; nonnunquam vero ambae competunt.<text:line-break/>.Ac .vetus quidem hic ferreo est, <text:span text:style-name="Default_20_Paragraph_20_Font"><text:span text:style-name="T1">R</text:span></text:span>i<text:span text:style-name="Default_20_Paragraph_20_Font"><text:span text:style-name="T1">g</text:span></text:span>o<text:span text:style-name="Default_20_Paragraph_20_Font"><text:span text:style-name="T1">ri scbrem semper suc-<text:line-break/>cedere, </text:span></text:span>non tamen est in totum verus, -ne etiamsi quis eum<text:line-break/>-ut decet definiat. Quod etiam par est, amice definire potius<text:line-break/>veterum dicta interpretantibus , quam malevole redargucn-<text:line-break/>tibus.. Ueruntamen ne sic verus sermo est , nec si defini-<text:line-break/>entes dixerimus; <text:span text:style-name="Default_20_Paragraph_20_Font"><text:span text:style-name="T1">Qui citra externam cautam. e c</text:span></text:span>o<text:span text:style-name="Default_20_Paragraph_20_Font"><text:span text:style-name="T1">rpore<text:line-break/>.nostr</text:span></text:span>o <text:span text:style-name="Default_20_Paragraph_20_Font"><text:span text:style-name="T1">rigores c</text:span></text:span>o<text:span text:style-name="Default_20_Paragraph_20_Font"><text:span text:style-name="T1">ncitantur, h</text:span></text:span>o<text:span text:style-name="Default_20_Paragraph_20_Font"><text:span text:style-name="T1">s scbrem necessitrio sequi;<text:line-break/></text:span></text:span>quippe non nobis felis, fed etiam multis medicis qui <text:span text:style-name="Default_20_Paragraph_20_Font"><text:span text:style-name="T1">n</text:span></text:span>os<text:line-break/>praecesserunt, jam vili sunt sine fcbrc rigores ; non tame<text:span text:style-name="Default_20_Paragraph_20_Font"><text:span text:style-name="T1">n<text:line-break/></text:span></text:span>ile v<text:span text:style-name="Default_20_Paragraph_20_Font"><text:span text:style-name="T1">e</text:span></text:span>hementes funt, ac qui legitimas tertianas quartauasve</text:p>
      <text:p text:style-name="P3">praecedunt, aut qui ardentes febres finiunt. Solent fano<text:line-break/>ejusmodi rigores pravam sequi rictus rationem, quum homi-<text:line-break/>nes per otium se repleverunt ac saepe a cibo se levarunt.<text:line-break/>Quum vero ipsae ciborum qualitates frigidioris saepe ac pi-<text:line-break/>tuitosioris temperamenti sint; promptissime sic affecti rigori-<text:line-break/>bus, qui aegre calefiant, capiuntur. Non igitur mirandum<text:line-break/>est antiquos melicos nullum ejusmodi rigorem vidisse , . Eo-<text:line-break/>minibus, qui tunc vivebant, nihil perinde, ac qui nunc vivunt,<text:line-break/>in salubri rictu peccantibus , sed nec in balueorunr usu tam<text:line-break/>frequenti. Verum, sicuti dictum moxest, ejusmodi rigores<text:line-break/>horroris magis funt, quam concussionis. Primus enim sen-<text:line-break/>fus nobis ex villolis excrementis inaequalitatis accidit , quae<text:line-break/>quum et acria fuerint, mordacitatis <text:span text:style-name="Default_20_Paragraph_20_Font"><text:span text:style-name="T1">t</text:span></text:span>ensus est; fecundus<text:line-break/>horroris exigui; delude maj oris; postea magni itu, ut jam<text:line-break/>rigoris aliquatenus sit particeps ; tertius rigoris ipsius folius<text:line-break/>partes agitantis et concurrentis. Hic rigor a frigidis humo-</text:p>
      <text:p text:style-name="P3">rrbus nunquam creatur. Pri<text:span text:style-name="Default_20_Paragraph_20_Font"><text:span text:style-name="T1">n</text:span></text:span>cipio enim ob erassitudluem<text:line-break/>veheme<text:span text:style-name="Default_20_Paragraph_20_Font"><text:span text:style-name="T1">n</text:span></text:span>ter hi humores non moventur; quod si aliquando<text:line-break/>attenuentur; rigorem quidem excitant, non tamen velre-<text:line-break/>mentiorem: neque enim potest eundem recipere tenuitatem -<text:line-break/>attenuata pituita, quam attenuata recipit flava bilis. Ac ta-<text:line-break/>Iem quidem rigorem non admodum norunt antiqui medici;<text:line-break/>qui autem in lethalibus incidit febribus, hu<text:span text:style-name="Default_20_Paragraph_20_Font"><text:span text:style-name="T1">n</text:span></text:span>c norunt. Ait<text:line-break/>igitur Hippocrates in aphorismis. <text:span text:style-name="Default_20_Paragraph_20_Font"><text:span text:style-name="T1">si rig</text:span></text:span>o<text:span text:style-name="Default_20_Paragraph_20_Font"><text:span text:style-name="T1">r fabre non inter-<text:line-break/>mittente lab</text:span></text:span>o<text:span text:style-name="Default_20_Paragraph_20_Font"><text:span text:style-name="T1">rantem , fu</text:span></text:span>n<text:span text:style-name="Default_20_Paragraph_20_Font"><text:span text:style-name="T1">ctis jam viribus, invadat, le-<text:line-break/>thale. </text:span></text:span>lu talibus enim rigoribus insurgit quidem natura in<text:line-break/>res noxias expellendas : . sed ricta concidit atque extingui-<text:line-break/>tur; ob idque lethale symptoma est. In quartanis autem<text:line-break/>mixtus. rigor ex calido frigidoque est; nigra namque bilis<text:line-break/>frigidus natura humor est ; sied quum putredinem quandam<text:line-break/>sibi adjunxit, cujus causa febrem accendit, tantum possidet<text:line-break/>caloris , quantum etiam putredinis. Ac quod rigores qui-<text:line-break/>dem calidis etiam causis succedant, iudicavimus. Quod<text:line-break/>autem in talibus quoque omnibus et perfrigerentur et exfan-</text:p>
      <text:p text:style-name="P3">gues appareant maxime quidem extremae corporis partes,<text:line-break/>cum sus vero tum cutis universa , tum quae proxime sub ea<text:line-break/>fiunt; et quam ob causam id accidat; id deinceps couside-<text:line-break/>nandum. Est igitur ex primis ac, ut ita quis loquatur, ma-<text:line-break/>time principibus motibus ipsa naturalis caloris lutro foras-<text:line-break/>que delatio, quae multas animi perturbationes loquitur: si-<text:line-break/>mus autem cum ipfo spiritus quoque ac fanguis alias intro et<text:line-break/>ad principium feruntur ac contrahuntur , alias foras tendunt<text:line-break/>et funduntur. Ipsius namque animae substantiam vel alio<text:line-break/>quovis opere definisse fortasse fit andania; in eo vero quod<text:line-break/>nunc proponitur, praeter audaciam, etiam fupervacaneum..<text:line-break/>Videtur tamen quaecunque ea fuerit, duorum alterum ; veI<text:line-break/>primis ad omnes actiones instrumentis et spiritu et sa<text:span text:style-name="Default_20_Paragraph_20_Font"><text:span text:style-name="T1">n</text:span></text:span>guine<text:line-break/>et calore tum alterius tum utriusque uti ; vel lu his ipfis.<text:line-break/>esse. Licet autem motus ejus evidente<text:span text:style-name="Default_20_Paragraph_20_Font"><text:span text:style-name="T1">r</text:span></text:span> contemplari cum<text:line-break/>in aliis multis , tum maxime lu ipfius perturbationibus. In<text:line-break/>praesentia sint timor et ira, ille quidem intro et ad princi-.</text:p>
      <text:p text:style-name="P3">pium tum fpiritnm tum sanguinem una cum refrigeratione<text:line-break/>eorum, quae in summo corpore sunt, adducit ac contrahit;<text:line-break/>haec vero et foras agit et fundit et calefacit; quae vero coxi<text:line-break/>posita ex ambobus esit, nominata agonia , inaequales habet<text:line-break/>motus. Itaque etiam pulsus tum arteriarum tum cordis ti-<text:line-break/>mentibus minimi ac imbecillum sunt; iratis vero maximi<text:line-break/>et vehementissimi; agonia laborantibus inaequales. At in<text:line-break/>verecundia primum quidem intro agitur animalis facultatis<text:line-break/>motus ; deinde rurfmn confertim ad exteriora redit; quod<text:line-break/>si non redeat, timor est, non verecundia. Siquidem vere-<text:line-break/>cuudia derepente fit, omnino nihil mali expectante animali<text:line-break/>facultate, sed, ut quis dixerit, prae mollitia et nativa timidi-<text:line-break/>late , hominis longe praestantioris societatem non ferente,<text:line-break/>fed fugam capere etiam, si fieri possit, pedibus studente; ideo-<text:line-break/>que ipfa veluti refugiens tantum citra ullam perfrigeratio-<text:line-break/>nem in profundum recedit; ratione vero patibilem partem<text:line-break/>animi excitante atque impellente, quae terretur et veremur-</text:p>
      <text:p text:style-name="P3">datur, et redit et foras movetur simillimo motus modo-, quo<text:line-break/>ex frigida lavatione caloris fit revocatio. In timore vero,<text:line-break/>quum-ratio patibilem animiipartem nec excitet nec inhorte-<text:line-break/>tur, perpetuo magisque extinguitur calor; ita ut etiam ri-<text:line-break/>geant eorunr nonnulli. Quod autem in timore confertim,<text:line-break/>id in tristitia paulatim patiuntur dissidentibus inter fe non<text:line-break/>toto -genere, led magnitudine et pathematis vehementia.<text:line-break/>ltaque etiam ex subitaneo. .timore nonnulli jam interierunt,<text:line-break/>quum. animula natura imbecilla vehementi pathemate detenta<text:line-break/>consertam .et extincta et suffocata est. Nam. extingui accidit<text:line-break/>propter ipsam affectus naturam in refrigerando.generationem<text:line-break/>habentis; suffocari autem, quod totus sanguis una conmreet<text:line-break/>atque ad principium ; deseratur. At iratus nono interiit,<text:line-break/>quod neque calor perfrigeretur, neque robur solvatur,. .Prae<text:line-break/>gaudio tamen lugenti nonnulli homines pusillanimes. interior<text:line-break/>runt, quemadmodum et timore confecti; non enim una cum<text:line-break/>robore et fervore movetur ad exteriora annualis facultas;</text:p>
      <text:p text:style-name="P3">fied contra si quid prius habuit roboris, id nunc et exoletis et<text:line-break/>laxat; ergo quum plurimum laxata ad exteriora fertur, dif-<text:line-break/>cutitur. Dolor autem contra quum animam cogat moveri,<text:line-break/>peraeque ac maximus timor, affert symptoma.; etenim <text:span text:style-name="Default_20_Paragraph_20_Font"><text:span text:style-name="T1">labo-<text:line-break/>rante</text:span></text:span>s decolores apparent, rigent, tremunt ac pulsu sunt<text:line-break/>parvo, atque eodem privantur, demum m<text:span text:style-name="Default_20_Paragraph_20_Font"><text:span text:style-name="T1">o</text:span></text:span>riuntur similiter<text:line-break/>iis qui perterrentur, relegit enim in sus qu<text:span text:style-name="Default_20_Paragraph_20_Font"><text:span text:style-name="T1">o</text:span></text:span>que ad princi-<text:line-break/>pium innatus calor, ubi resolvitur simul et. extinguitur.<text:line-break/>Quum autem mortem afferant ejusmodi assectiones, nihil pro-<text:line-break/>fecto miri est, si animi <text:span text:style-name="Default_20_Paragraph_20_Font"><text:span text:style-name="T1">excitent</text:span></text:span> deliquia Ne igitur id qui-<text:line-break/>dem nurum est, si reliqua, quae animi deliquia sequuntur,<text:line-break/>symptomata invehant, cum caetera tum exerementorum<text:line-break/>praeter voluntatem exituro. Caeterum pluribus in sus mo-<text:line-break/>rari praesentis occasionis no<text:span text:style-name="Default_20_Paragraph_20_Font"><text:span text:style-name="T1">n</text:span></text:span> est, sed ad propositum rede-<text:line-break/>undum. Qumn itaque rigor a calidis et mordacibus humo-<text:line-break/>ribus excitetur, mirum non est , fi refrigerentur omnes ex-<text:line-break/>temae partes, animali facultate una cum sanguine in pro-<text:line-break/>ftmdum commeante. Tunc enim fit <text:span text:style-name="Default_20_Paragraph_20_Font"><text:span text:style-name="T1">t</text:span></text:span>ensus externarum per- .</text:p>
      <text:p text:style-name="P3">tium frigoris, non earum quae funt in profundo; quippe<text:line-break/>quum vehementer sitiant eo tempore <text:span text:style-name="Default_20_Paragraph_20_Font"><text:span text:style-name="T1">n</text:span></text:span>onnulli, tamquam fer-<text:line-break/>vato calore lu ulterioribus. Quod autem talia cum ratione<text:line-break/>rigentibus accidant, licet inde cossini. Si enim in una qua-<text:line-break/>piam parte dolor vehemens infixus tum animi deliquia^ tum<text:line-break/>perfrigerationem inserat , mirum non est eum , qui in toto<text:line-break/>fit corpore, etsi non animi deliquia mortem que, certe per-<text:line-break/>fiigerationem efficere. Sunt enim dolores in rigore ejus-<text:line-break/>dem cum caeteris omnibus doloribus generis; deficiunt au-<text:line-break/>tem ab iis qui interimunt, magnitudine et tempo<text:span text:style-name="Default_20_Paragraph_20_Font"><text:span text:style-name="T1">r</text:span></text:span>e, quippe<text:line-break/>quum et minores multo fint et brevioris temporis. Celicus<text:line-break/>namque dolor saepe duobus continuis tliebus detinuit; rigor<text:line-break/>quanto est vehementior , tanto brevioris est temporis. Est<text:line-break/>enim in eo fimitis animae motus non ei qui in timore , fed<text:line-break/>ei potius qui lu verecundia ac frigida lavatione fit ; pugnat<text:line-break/>itaque facultas ac certat contra ea, quae laedunt , quoad ex-<text:line-break/>cusserit prossigaveritque omnia. Ergo tum ob vehementes</text:p>
      <text:p text:style-name="P3">impetui , tum quod in prosinrdo collecta cum multo calore<text:line-break/>revertatur, febrem post rigores accendit,. materiam habens<text:line-break/>in magnitudinem ejus adiutricem. Si quando autem cer-<text:line-break/>tans prius fatigatur, quam. quae iufestant prossigaverit ( fit<text:line-break/>enim or hocvel ob. facultatis imbecillitatem , veI causae ma-<text:line-break/>gnitudinemj necessario mors loquitur, ut. prius est dictum.</text:p>
      <text:p text:style-name="P1">. Cap, VI. Quum itaque huc. orationem perduxeri-<text:line-break/>mus, jam imponamus illi summam, praedicta omnia brevi-.<text:line-break/>bus capitibus complexi, iis etiam quae deficiunt adjectis..<text:line-break/>Tussis quidem et sternutatio et singultus et rigores, excretri-<text:line-break/>cis facultatis validi violentique sunt motus ; pandiculatio et<text:line-break/>oscitatio ejusdem quidem facultatis motus sunt, sed moderati p<text:line-break/>in horrore vero etiam moderatiores. motus sunt;. ac multo<text:line-break/>sane sus moderatiores sunt, quos inaequalitas ciet; ita ut<text:line-break/>ejusmodi motus dixerit. quis propemodum motus non esse,<text:line-break/>sed tantum sensus; cuiusmodi sensus. in ulcerosa lassi-..<text:line-break/>tudine advertimtur; atque hoc etiam magis in pruritu.</text:p>
      <text:p text:style-name="P3">In hoc enim symptomata pruritum excitantium excremento-<text:line-break/>rutu est tantum sensus; neque enim aliter ea nominarelicet,<text:line-break/>nisi quis nitrosa ea et salsa vel amara nominare velit, talis<text:line-break/>num que matura eo<text:span text:style-name="Default_20_Paragraph_20_Font"><text:span text:style-name="T1">r</text:span></text:span>um esu Licet autem discere tum abexter-<text:line-break/>uis, veluti urtica et scilla et muria et mari ec ejus generis<text:line-break/>reliquis, tum nihilo minus alitis, quae in ipso sunt corpore.<text:line-break/>Nam illotos, sordidos, cruditate laborantes et pravi succi<text:line-break/>cibos comedentes pruritus exercet; multoque manis in siia-<text:line-break/>bie et lepra, quod in his affectibus et copiosior et- crus-<text:line-break/>fior <text:span text:style-name="Default_20_Paragraph_20_Font"><text:span text:style-name="T1">sit vitiosu</text:span></text:span>s humor; ideoque et diutius et magis scabiunt,<text:line-break/>quam ulli alii, qui citra talem affectum pruriunt ; nec tamen<text:line-break/>.juvantur, nec si seipsos immodice scabendo excorient, quod<text:line-break/>ejusmodi noxius humor his infixus maneat, ac, ut quis dixe-<text:line-break/>rit, cuti impactus haereat; non enim lue exiguus et tenuis<text:line-break/>est, ut in illotis aut sorde affectis, sed et plurimus et crassius,<text:line-break/>interdum vero et glutinosus. omnia igitur ejusmodi sym-<text:line-break/>plumata vitiosorum humorum sunt soboles ; dissident vero</text:p>
      <text:p text:style-name="P3">inter fe causae tum qualitate tummaguitudlue, itemque qui-<text:line-break/>ete et motu, Paucus enim tenuis, salsus, immotusque hu-<text:line-break/>mor in iis est, qui pruriunt. Paucus , tenuis , mordens. et<text:line-break/>immotus in ulcerofis lassitudinibus. Multus, crassius; falsus<text:line-break/>et immotus in lepra et scabie. Paucus, tenuis, mordax et<text:line-break/>num exiguo motu in horroribus. Quod fi vel vehementer<text:line-break/>moveatur vel copiosior mordaciorve fit, rigorem infert, non<text:line-break/>horrorem, maximum quidem, qui.plurimus. est et vehemen-<text:line-break/>sitimus et mordacissimus et vehementissime movetur ; mi-<text:line-break/>ulmum vero,. qui pr<text:span text:style-name="Default_20_Paragraph_20_Font"><text:span text:style-name="T1">o</text:span></text:span>pter quid unum horum mediocriter<text:line-break/>auctum ex horrore in rigorem degenerat. Sane complures<text:line-break/>alii inter maximum miuimumque rigorem fuut <text:span text:style-name="Default_20_Paragraph_20_Font"><text:span text:style-name="T1">motu</text:span></text:span>s excef-<text:line-break/>fu et defectu inter fe dissidentes , prout causa magis minusve<text:line-break/>movetur, vel prout magis minusve mordax est; ad haec pro-<text:line-break/>ut in quantitate est diverfitas ; praeterea prout causa rigorem<text:line-break/>excitans in dictis differentiis vel quibusdam, vel aliqua fue-</text:p>
      <text:p text:style-name="P3">rit adaucta. Atque haec quidem omnia symptomata circa<text:line-break/>cutim et in <text:span text:style-name="Default_20_Paragraph_20_Font"><text:span text:style-name="T1">o</text:span></text:span>mnibus fubjectis illi carnibus ace<text:span text:style-name="Default_20_Paragraph_20_Font"><text:span text:style-name="T1">r</text:span></text:span>vata causa<text:line-break/>consistere consueverunt. Tusses autem et sternutationes et<text:line-break/>singultus , tusses quidem in pulmone et faucibus consistente<text:line-break/>causa, sternutationes vero in naribus, singustus in yentri-<text:line-break/>culo et stomacho. In omnibus autem dictis commune est,<text:line-break/>quod expultricem facultatem seipsam ad vehementissimos mo-.<text:line-break/>tus concitare, .ut quae oblaeduut, ea propellat, sicut praedi-<text:line-break/>ximus et reliqua quae ad ortum eorum <text:span text:style-name="Default_20_Paragraph_20_Font"><text:span text:style-name="T1">spectant</text:span></text:span>, tum quod<text:line-break/>sternutatio per accidens aliquando humorum lu pulmone<text:line-break/>consistentium remedium fit , quamquam eorum causa non<text:line-break/>fiat. Sic etiam ventriculum et stomachum , in quibus sur-<text:line-break/>gultus consistunt, sternutationes ex accidenti purgant, et hac<text:line-break/>ratione fiunt singultuum remedia; nam abdominis musculi<text:line-break/>dum extenduntur et contrahuntur, ventriculum simul im-<text:line-break/>pellunt, ut violentiorem impetum faciat in ipsas mfestantes<text:line-break/>causas, quas festinat expellere. Ac diri ferme omnia tum</text:p>
      <text:p text:style-name="P3">actionum , tum facultatum animalium , una cum causis ipfa<text:line-break/>gignentibus, sympt<text:span text:style-name="Default_20_Paragraph_20_Font"><text:span text:style-name="T1">o</text:span></text:span>mata. Verum in primo libr<text:span text:style-name="Default_20_Paragraph_20_Font"><text:span text:style-name="T1">o</text:span></text:span> nullius,<text:line-break/>quod naturalibus actionibus facaltatibusque superveniat,<text:line-break/>symptomatis mentionem feci; in hoc secundo ex sermonis<text:line-break/>consortio. de illis quoque pauca loquuti sumus, verum absc-<text:line-break/>Iutam ac propriam ipsis disceptati<text:span text:style-name="Default_20_Paragraph_20_Font"><text:span text:style-name="T1">o</text:span></text:span>nem in tertio qui hunc<text:line-break/>loquetur libro faciemus.</text:p>
      <text:p text:style-name="P1">Cap. VIE Nunc qu<text:span text:style-name="Default_20_Paragraph_20_Font"><text:span text:style-name="T1">o</text:span></text:span> omnia, quae animalibus facultali-<text:line-break/>bus oboriuntur symptomata, du<text:span text:style-name="Default_20_Paragraph_20_Font"><text:span text:style-name="T1">o</text:span></text:span>bus his libris sint absoluta, de<text:line-break/><text:span text:style-name="Default_20_Paragraph_20_Font"><text:span text:style-name="T1">scmpt</text:span></text:span>o<text:span text:style-name="Default_20_Paragraph_20_Font"><text:span text:style-name="T1">mati</text:span></text:span>s quoque ad principes actiones spectantibus disse-<text:line-break/>remus. Sunt igitur in his tria prima symptomatum genera;<text:line-break/>unum actionis abolitio, alterum <text:span text:style-name="Default_20_Paragraph_20_Font"><text:span text:style-name="T1">acti</text:span></text:span>o<text:span text:style-name="Default_20_Paragraph_20_Font"><text:span text:style-name="T1">ni</text:span></text:span>s laesi<text:span text:style-name="Default_20_Paragraph_20_Font"><text:span text:style-name="T1">o</text:span></text:span>, .tertium <text:span text:style-name="Default_20_Paragraph_20_Font"><text:span text:style-name="T1">eju</text:span></text:span>s<text:line-break/>in alteram fpeoiem mutatio. Abolitio quidem in stultitia et<text:line-break/>oblivione; visum namque non raro est, . morbos in abstes-<text:line-break/>sinu aliquem abeuntes stultitiam aut v<text:span text:style-name="Default_20_Paragraph_20_Font"><text:span text:style-name="T1">o</text:span></text:span>catam oblivionem<text:line-break/>induxisse. Vidimus enim quosdam,- qui et literas et artes</text:p>
      <text:p text:style-name="P3">omnino suerant obliti, imo nec propria nomina meminerant.<text:line-break/>Cujusmodi aliquid Athenis lu peste accidisse memorat Thu-<text:line-break/>cydides ; quosdam enim ex iis qui evnse<text:span text:style-name="Default_20_Paragraph_20_Font"><text:span text:style-name="T1">r</text:span></text:span>ant et su ipsos et<text:line-break/>suos necessarios ignoravisse.. Jam risi sunt et propter ex-<text:line-break/>tremum senium nonnulli similibus .symptomatis tentari.<text:line-break/>Quo patet et fatuitatem et oblivionem ex refrigeratione ere-<text:line-break/>ari. Quin etiam medicamenta, quae ejusmodi symptomata<text:line-break/>inducunt, sunt frigida facultatibus. Ac. talia quidem sym-<text:line-break/>p tornata ipsum cerebri corpus perfrigeratum esse docent,<text:line-break/>quemadmodum apoplexiae et epilepsiae ex pituitosi humo-<text:line-break/>ris multitudine lu ipsius cerebri ventriculis collecti gigni vi-<text:line-break/>dentur. Proinde subitanea est earum tum generatio tum su-<text:line-break/>lutto, quod accidere per corporum intemperiem nullo modo<text:line-break/>potest. At .mediocres tum <text:span text:style-name="Default_20_Paragraph_20_Font"><text:span text:style-name="T1">r</text:span></text:span>ationis tum memoriae noxae et<text:line-break/>quasi torpores ex minore refrigeratione accidunt, veluti aut<text:line-break/>ex medicamento aliquo refrigeranti in corpus assumpto, aut</text:p>
      <text:p text:style-name="P3">capiti imposito, aut etiam frigido humore lu cerebro collecto.<text:line-break/>Jam deliria omnia, quae depravati motus principis facultatis<text:line-break/>funt , in vitiosis humoribus consistunt vel in eorum intem-.<text:line-break/>perie, quae sunt lu cerebro. Nominantur autem, quae cum<text:line-break/>febre funt, phreuitides, quae sine febre, maniae, quae in f<text:line-break/>turdum mordaces et calidos sequuntur humores , qualis uri <text:span text:style-name="Default_20_Paragraph_20_Font"><text:span text:style-name="T1">t<text:line-break/></text:span></text:span>xime flava est bilis ; saepe etiam e calidiore cerebri iutum—<text:line-break/>peris ortum ducunt. Sola vero illa, quae melancholica vo-<text:line-break/>cantur, deliria frigidiorem humorem pro causa habent.<text:line-break/>Nam phrenitis non suppliciter a calidis humoribus ortum ha-<text:line-break/>bet, fed etiam a phlegnrone, quum in cerebro, vel ejus hrvo-<text:line-break/>lucris generatur. In reliquis vero febribus deliria fiunt,<text:line-break/>ejusmodi humore lu cerebro exube<text:span text:style-name="Default_20_Paragraph_20_Font"><text:span text:style-name="T1">r</text:span></text:span>ante. Quae veno acu-<text:line-break/>tissimam<text:span text:style-name="Default_20_Paragraph_20_Font"><text:span text:style-name="T1">n</text:span></text:span>r febrium furnmo incremento oriuntur ., <text:span text:style-name="Default_20_Paragraph_20_Font"><text:span text:style-name="T1">hae</text:span></text:span> vapo-<text:line-break/>rem aliquem mordentem ac calidum ad cerebrum afeenden-<text:line-break/>tem <text:span text:style-name="Default_20_Paragraph_20_Font"><text:span text:style-name="T1">causam</text:span></text:span> habent. Melancholica veru deliria multarum.</text:p>
      <text:p text:style-name="P3">sunt specierum e corruptis particulatim imagi<text:span text:style-name="Default_20_Paragraph_20_Font"><text:span text:style-name="T1">n</text:span></text:span>ationibus,<text:line-break/>unum tamen, quod ab Hippocrate perhibetur, omnibus<text:line-break/>commune esse .ridetur ; <text:span text:style-name="Default_20_Paragraph_20_Font"><text:span text:style-name="T1">si tim</text:span></text:span>o<text:span text:style-name="Default_20_Paragraph_20_Font"><text:span text:style-name="T1">r et moestitia mult</text:span></text:span>o <text:span text:style-name="Default_20_Paragraph_20_Font"><text:span text:style-name="T1">tempore<text:line-break/>perdur</text:span></text:span>e<text:span text:style-name="Default_20_Paragraph_20_Font"><text:span text:style-name="T1">nt, melanch</text:span></text:span>o<text:span text:style-name="Default_20_Paragraph_20_Font"><text:span text:style-name="T1">licum ejusmodi sampt</text:span></text:span>o<text:span text:style-name="Default_20_Paragraph_20_Font"><text:span text:style-name="T1">ma est. </text:span></text:span>Sunt<text:line-break/>enim omnes praeter rationem moesti, nec fi roges quamobrem<text:line-break/>moereant, reddere causam possunt. Timent autem eorum<text:line-break/>nonuulli tum mortem, tum alia, quae minime fiunt timenda,<text:line-break/>Sunt et qui mortem vehementer expetunt. Caeterum quod<text:line-break/>ab atra bile rationalis animae arcem occupante timor moe-<text:line-break/>rorque ac mortis expectatio accidant, nihil mirum : ridemus<text:line-break/>enim etiam eorum, quae extra corpus sunt, nihil nos perae-<text:line-break/>que terrere ac tenebras. Ergo quum veluti quaedam tene-<text:line-break/>hrae rationalis animae parti fuit circumfusae, necesse est bo-<text:line-break/>mluem semper timere ; ut qui semper una cum corpore <text:span text:style-name="Default_20_Paragraph_20_Font"><text:span text:style-name="T1">t</text:span></text:span>uo<text:line-break/>timoris causam circunsserat. Quod enim nobis extrinsecus<text:line-break/>fit, altissimis tenebris ambientem nos ae<text:span text:style-name="Default_20_Paragraph_20_Font"><text:span text:style-name="T1">r</text:span></text:span>em ad tempus ali-<text:line-break/>quod occupantibus, id melancholiae vitio laborantibus, ah</text:p>
      <text:p text:style-name="P3">interno et ipso corpore confingit; vel ipsa nigra bile cere-<text:line-break/>brum occupante,. vel aliqua mesancholici halitus exhalatione,<text:line-break/>veluti in , morbo, quem flatulentem et hypochondiiacum<text:line-break/>vocant.</text:p>
      <text:h text:style-name="P9" text:outline-level="1"><text:bookmark-start text:name="bookmark4"/>CALENI DE SYMPTOMATVM CAVSIS<text:line-break/>LIBER TERTIVS. .<text:bookmark-end text:name="bookmark4"/></text:h>
      <text:p text:style-name="P1">Cap. I. Quod autum quae in naturalibus tum sun-<text:line-break/>ctionibus tum facultatibus <text:span text:style-name="Default_20_Paragraph_20_Font"><text:span text:style-name="T1">s</text:span></text:span>ymptomata fiunt, eundem inven-<text:line-break/>tinnis methodum habent, quam quae lu animalibus actionis<text:line-break/>bus oboriuntur, praestiterit fortassis et in horum speciebus<text:line-break/>particulatim exercitatos esse, quemadmodum etiam in iis<text:line-break/>quae animalium fiunt actionum, fumus exercitati. Id pro-<text:line-break/>fecto caput est inventionis omnium causarum facultates lae-<text:line-break/>dentium, cognitio mosti quo hae fartae suas functiones obi-</text:p>
      <text:p text:style-name="P3">haut. Si enim conlerendo concoqueret cibos ventriculus,<text:line-break/>is lu conterendo impeditus, concoctionis symptomata efficiet, .<text:line-break/>si prorsus non conterat, etiam non prorsus concoquat; si<text:line-break/>prave conterat, prave etiam concoquat. Eadem ratione si<text:line-break/>putresaciendo concoqueret, -quod non putresaceret, non con<text:span text:style-name="Default_20_Paragraph_20_Font"><text:span text:style-name="T1">e<text:line-break/></text:span></text:span>coqueret. At fi, ut nos demonstravimus, ipfa concoctio al-<text:line-break/>teratio lu qualitate est, fit autem a ventriculo cibum sibi as-<text:line-break/>Iimilante; cuique patet, frustrationem lu alteratione coneo-<text:line-break/>erronis symptoma fore. Quod si nullapenrtus alteratio fue-<text:line-break/>rit, id symptoma cruditas vocatur, ad eum modum, quo lu ani-<text:line-break/>mae functionibus immobilitas et inseusibilitas, significantibus<text:line-break/>his vocibus actionum primariae animae partis et abolitionem et<text:line-break/>privationem. Si vero fiat alteratio, sed non ut oportet, cru-.<text:line-break/>ditas id quoque appellatur : significat tamen non ut prius <text:span text:style-name="Default_20_Paragraph_20_Font"><text:span text:style-name="T1">sum-.<text:line-break/>ptoma</text:span></text:span> privationem, sed depravationem solam. Quum autem<text:line-break/>sit depravatio duplex, vel.quod tardet et.nunquam conveni—<text:line-break/>entem mutationem cibus suscipiat ; vel quod.corrumpatur om-<text:line-break/>irino, ita ut naturalem perfectionem prorsus recipere nequeat ;</text:p>
      <text:p text:style-name="P3">priorem quidem tardam concoctionem nominant; fecunda<text:line-break/>nullum pr<text:span text:style-name="Default_20_Paragraph_20_Font"><text:span text:style-name="T1">o</text:span></text:span>prium nomen adepta esu Tot itaque concoctio-<text:line-break/>nis sunt noxae. Causa vero earum communis quidem est,<text:line-break/>ulteratricis facultatis -a scopo <text:span text:style-name="Default_20_Paragraph_20_Font"><text:span text:style-name="T1">aberranti</text:span></text:span>s frustratio. Ea di-<text:line-break/>viditur tum lu species. tum in .genera. Ac prima quidem<text:line-break/>duo genera frustrationis sunt , alterum facultas ipsa affecta ;<text:line-break/>alterum extumus quidam error. Dividitur vero horum<text:line-break/>utrumque ; facultatis quidem laesio <text:span text:style-name="Default_20_Paragraph_20_Font"><text:span text:style-name="T1">sit</text:span></text:span> bifariam, autper suam<text:line-break/>ipsius substantiam, aut per aliquem morbum organicum.<text:line-break/>Externus error triplex et ipsa est; estus in excrementis ven-<text:line-break/>tiiculi; alius intibis , alius in tempore forum. Uerum quae<text:line-break/>in propriam facultatis substantiam <text:span text:style-name="Default_20_Paragraph_20_Font"><text:span text:style-name="T1">cadunt</text:span></text:span> noxae, intempe—<text:line-break/>ries quaedam fiunt activarum qualitatum ; quae vero ab or-<text:line-break/>ganicis oriuntur morbis, eae lu eryfipelatis et <text:span text:style-name="Default_20_Paragraph_20_Font"><text:span text:style-name="T1">o</text:span></text:span>edematis et<text:line-break/>phlegm<text:span text:style-name="Default_20_Paragraph_20_Font"><text:span text:style-name="T1">o</text:span></text:span>nis et srirrhis et abscessibus et carbunculis et caetus<text:line-break/>ris ejusmodi circa ventriculum partim simplicibus, pa<text:span text:style-name="Default_20_Paragraph_20_Font"><text:span text:style-name="T1">r</text:span></text:span>tim<text:line-break/>compositis morbis, consistunt. Propter haec quidem omnia<text:line-break/>ventriculus male concoquit, ipsa qua concoquit facultate laesit,</text:p>
      <text:p text:style-name="P3">ab intemperie quidem- lu propria sui ipsius f abstantia; a cae-<text:line-break/>teris vero morbis, qui simpliciter sunt organici, duntaxat<text:line-break/>impedita; ab iis vero qui ex intemperie et organicis morbis<text:line-break/>compositi <text:span text:style-name="Default_20_Paragraph_20_Font"><text:span text:style-name="T1">sunt</text:span></text:span>, utroque mosto <text:span text:style-name="Default_20_Paragraph_20_Font"><text:span text:style-name="T1">laeditur.</text:span></text:span> Atque sus de causis<text:line-break/>venter male concoquit, etiamsi in caeteris externis mullus<text:line-break/>error sit. Rursus ventre ipso. minime affecto , non coneo-.<text:line-break/>quit animal, vel propter eduliorum ac potuum immoderatam<text:line-break/>copiam, vel propter pravam qualitatem, vel propter tempus<text:line-break/>inopportunum, vel ob incongruum ordinem, vel vitiosum<text:line-break/>excrementum, vel somnum exiguum. . Verum a vitiosis ci-<text:line-break/>borum qualitatibus et excrementis quae in. ventriculo con-<text:line-break/>sistunt cum corruptione fit apepfia ; interdum etiam ob prae-<text:line-break/>posterum ordinem et. tempus non opportunum Dico au-<text:line-break/>tum praeposterum ordinem,. si mala <text:span text:style-name="Default_20_Paragraph_20_Font"><text:span text:style-name="T1">c</text:span></text:span>y<text:span text:style-name="Default_20_Paragraph_20_Font"><text:span text:style-name="T1">donia;</text:span></text:span> fi ita contingat,<text:line-break/>et punica primis mensis sumantur, olera cum oleo et garo<text:line-break/>ultimis. Intempeflivitatem vero, ut si quis mane antequam<text:line-break/>prior cibus descenderit, .vel paulo ante exercitationem pran-<text:line-break/>sus suerit, Porro. corruptelae nidorosae a. calidioribus .ma:</text:p>
      <text:p text:style-name="P3">gisque biliosis accidunt cibis; aridae vero, a frigidioribus<text:line-break/>natura magisque pituitofis. Ita vero et in excrementis ; aci-<text:line-break/>das quidem <text:span text:style-name="Default_20_Paragraph_20_Font"><text:span text:style-name="T1">creant</text:span></text:span>, quae pituitofa sunt et frigida; nidorofas,<text:line-break/>quae calida et biliofa. Etiam ipsis venter in frigidioribus<text:line-break/>nidorofas mutationes facit. Tardas concoctiones efficiunt<text:line-break/>ea quae aegre quidem corrumpuntur, fed superant faculta-<text:line-break/>tem aut somnum. Quum autem citra corruptelam conco-<text:line-break/>ctiouis omnino est privatio, scire licet eo cnsu prorsus lupe-<text:line-break/>ratum esse ventriculum vel ab immodica multitudine pro fa-<text:line-break/>cultatis imbecillitate , vel a vehementi frigore ; ita enim in<text:line-break/>tali statu ventriculus non concoquit, ut etiam concoquere<text:line-break/>prorsus <text:span text:style-name="Default_20_Paragraph_20_Font"><text:span text:style-name="T1">n</text:span></text:span>on tentet. Ergo haec tibi quoque cruditatis in va-<text:line-break/>fis <text:span text:style-name="Default_20_Paragraph_20_Font"><text:span text:style-name="T1">sanguini</text:span></text:span>s oborientia exempla sunto. Hanc enim rursus<text:line-break/>ad eosdem modos reduces, sicuti ad hanc etiam eum quae lu<text:line-break/>tertia est concoctione, quam totius molis corporis nutritio<text:line-break/>sequitur, eandem rationem ad venas habente alimento, quod<text:line-break/>e ventre lu eas defertur ; et ad carnes , quod e venis in has</text:p>
      <text:p text:style-name="P3">llistribuitur, quam habent ad ventriculum,. quae comeduntur<text:line-break/>.et bibuntur .Haec igitur omnia nobis indicavit concoctionis<text:line-break/>modus praecognitus... Scientes enim, quod quatuor elemen-<text:line-break/>.torum certa. quaedam temperies, quae proprietatem corporis<text:line-break/>ventriculi effecit, alteratiouis ciborum sit causa, tum quod<text:line-break/>plurimarum id vim calidum elementum conserat, veluti ma-<text:line-break/>nu ad causarum cruditatis inventionem ducti sumus. Est<text:line-break/>porro non in cruditatibus modo, sed .etiam in omni sympto-<text:line-break/>matrun genere, aliud actionis veluti jactura, seu privatio, seu<text:line-break/>quomodocunque aliter id nominare libet, aliud imperfecta<text:line-break/>deficiensque actio, aliud depravata et erraris. Atque lu ven-<text:line-break/>trrculo quidem (ut mox est dictum] privatio actionis est, quum<text:line-break/>cibi ne vel minimam quidem mutationem accipiunt; impera<text:line-break/>fenta autem coctio in bradypepsiis <text:span text:style-name="Default_20_Paragraph_20_Font"><text:span text:style-name="T1">c</text:span></text:span>o<text:span text:style-name="Default_20_Paragraph_20_Font"><text:span text:style-name="T1">nsistit</text:span></text:span>, quemadmodum.<text:line-break/>depravata et errans lu corruptelis. In venis autem privatio<text:line-break/>actionis .est, quum humores .omnino sunt crusti; deficiens<text:line-break/>actio, -quum semicocti ; depravata, quum vitiosu Sic et ur</text:p>
      <text:p text:style-name="P3">toto quoque animalis habitu, quae velut privatio est, lu cru-<text:line-break/>dis istinc <text:span text:style-name="Default_20_Paragraph_20_Font"><text:span text:style-name="T1">c</text:span></text:span>o<text:span text:style-name="Default_20_Paragraph_20_Font"><text:span text:style-name="T1">nsist</text:span></text:span>i? . humoribus, quae tanquam deficiens est<text:line-break/><text:span text:style-name="Default_20_Paragraph_20_Font"><text:span text:style-name="T1">functio</text:span></text:span>, in semic<text:span text:style-name="Default_20_Paragraph_20_Font"><text:span text:style-name="T1">o</text:span></text:span> ctis; sicut depravata; in vitiosis hrunori-.<text:line-break/>hus. Porro ex iis vitiosis humoribus eryfipelata, cancri,<text:line-break/>gangraenaeque nuscuntur; praeterea phagedaenae, carbunculi,<text:line-break/>ulcera <text:span text:style-name="Default_20_Paragraph_20_Font"><text:span text:style-name="T1">s</text:span></text:span>erpentia aliaque ejusmodi. lu nutriendi autem<text:line-break/>actione, privatio quidem actionis atrophia est, deficiens ve-<text:line-break/>ro nutritio gracilitas ; vitiosa in leucis et elephantiasi appel-<text:line-break/>lata cernitur. Causae .omnium praedictorum symptomatum<text:line-break/>eaedem genere sunt cum iis , quae supra de ventriculo sunt<text:line-break/>dictae ; quaedam ipsarum ad facultatis imbecillitatem ; quae-<text:line-break/>dam ad alimenti depravationem; tertiae ad vitae rationem,<text:line-break/>et ea, quae extrinsecus animali incidunt, <text:span text:style-name="Default_20_Paragraph_20_Font"><text:span text:style-name="T1">r</text:span></text:span>eductae. Ad eun-<text:line-break/>dem quoque m<text:span text:style-name="Default_20_Paragraph_20_Font"><text:span text:style-name="T1">o</text:span></text:span>dum facultatis imbecillitates, quae quidem<text:line-break/>propriae sunt similarium, intemperiem, quae non propriae,<text:line-break/>organicos sequuntur morbos. Depravationes vero nutri-<text:line-break/>menti lu quantitatem et qualitatem humorum dividuntur;</text:p>
      <text:p text:style-name="P3">quemadmodum, arbitror, et vitae rationum , et eorum quae<text:line-break/>extrinsecus appropinquant, errores, in ordinem vitiatum,<text:line-break/>et intempestivi talem quandam^ dividuntur. Voco rationem<text:line-break/>vitae, equitationem, piscationem, venerem, balueas, ambu-.<text:line-break/>lationes, navigationes ; venationes, omnia denique, in qui-<text:line-break/>bus aliquid co<text:span text:style-name="Default_20_Paragraph_20_Font"><text:span text:style-name="T1">r</text:span></text:span>pore agimus. oportet autem medicum non<text:line-break/>folum symptomatum dignoscendorum facultatem habere , ac<text:line-break/>generationis eorum inveniendae peritum esse, fed etiam mo-<text:line-break/>eliquo generentur, qui luter essectrrcunr causarum differen-<text:line-break/>tias numeratur. Non enim illud tantum nosse convenit,<text:line-break/>num ventriculus nihil omnino concoxerit, fed etiam quam-<text:line-break/>obrem ; utrumne propter exuperantem concoctricis faculta-<text:line-break/>tis imbecillitatem, an ob copiam aliquam immodicam, au<text:line-break/>pessimam aliquam ciborum qualitatem. Nam symptoma ci-<text:line-break/>bis succedens facile corrigitur; quod vero ob extremum fa-<text:line-break/>culturis incidit collapfum , in lienteriam , aut tympanitem<text:line-break/>vocatum hydropa finitur. In venis quoque simili rati<text:span text:style-name="Default_20_Paragraph_20_Font"><text:span text:style-name="T1">o</text:span></text:span>ne<text:line-break/>non solum sanguinis frustrationem aestimari conveniet, sed</text:p>
      <text:p text:style-name="P3">etiam qua ex causa ea contingat; utrumne <text:span text:style-name="Default_20_Paragraph_20_Font"><text:span text:style-name="T1">o</text:span></text:span>b sanguineae faa .<text:line-break/>culturis imbecillitatem ( non eniti ita ipfam nominere abs re<text:line-break/>fuerit] au ob multitudinem humorum crudorum frigidorum-<text:line-break/>que qui a ventriculo distribuuntur; quippe hoc facilis fana-<text:line-break/>tinnis est, illud in hydropem terminator. Ad eundem mo-<text:line-break/>dunr in carne, Ob crudos namque humores , qui a morbis<text:line-break/>immodice fe satiant, flatuosi ac tot<text:span text:style-name="Default_20_Paragraph_20_Font"><text:span text:style-name="T1">o</text:span></text:span> corporis habitu aquis<text:line-break/>turgidi redduntur. Ob imbecillitatem vero virium, qui in-<text:line-break/>tercutes vocantur hyderi <text:span text:style-name="Default_20_Paragraph_20_Font"><text:span text:style-name="T1">ex</text:span></text:span>i<text:span text:style-name="Default_20_Paragraph_20_Font"><text:span text:style-name="T1">stunt. </text:span></text:span>Atque <text:span text:style-name="Default_20_Paragraph_20_Font"><text:span text:style-name="T1">o</text:span></text:span>mnes quidem<text:line-break/>magnae intemperies facultatem desierunt. Verum quae ex<text:line-break/>frigido supe<text:span text:style-name="Default_20_Paragraph_20_Font"><text:span text:style-name="T1">r</text:span></text:span>ante constant, frigidos assectus excitare snnt ido-<text:line-break/>neae; quae vero ex calido, c<text:span text:style-name="Default_20_Paragraph_20_Font"><text:span text:style-name="T1">o</text:span></text:span>ntrari<text:span text:style-name="Default_20_Paragraph_20_Font"><text:span text:style-name="T1">o</text:span></text:span>s: eodem autem modo<text:line-break/>et in reliqua oppositione c<text:span text:style-name="Default_20_Paragraph_20_Font"><text:span text:style-name="T1">o</text:span></text:span>njugationeque intellige. In om-<text:line-break/>rubus vero, ut dictum est, communis est a naturali statu ma-<text:line-break/>rima eversio. Circa mediocres enim et consuetos cibos ni-<text:line-break/>lili omnino effecisse , . maximum ventris intemperiem prodit.<text:line-break/>Verum fipropter exuperantem calorem tale <text:span text:style-name="Default_20_Paragraph_20_Font"><text:span text:style-name="T1">quid</text:span></text:span> accidat,<text:line-break/>protinus etiam corrumpuntur cibi ; generatim quidem cor-</text:p>
      <text:p text:style-name="P3">ruptela quadam, quae ad nidorosum inclinet; speciatim vero<text:line-break/>pro sua quisque natura. Nam alia quum corrumpuntur,<text:line-break/>tanquam virus ; alia tanquam lutum ; alia crudos pisces, aut<text:line-break/>indicibilem alienamque putredinem olent; nullum enimedu-<text:line-break/>liorum vehementer calefactum durare imputre potest : pro-<text:line-break/>tinus autem sitiunt quoque immodice qui ita sunt affecti , fe-<text:line-break/>bricitantque interdum tenui parvaque hectica febre. Sin ex<text:line-break/>frigore immodico periit plane ciborum concoctio, nec sili nec<text:line-break/>febri affliguntur, et ciborum ip<text:span text:style-name="Default_20_Paragraph_20_Font"><text:span text:style-name="T1">s</text:span></text:span>orum qualitates, sive metare<text:line-break/>velint sive vomere, plane <text:span text:style-name="Default_20_Paragraph_20_Font"><text:span text:style-name="T1">s</text:span></text:span>ervant. Quod si exigua quaepi-<text:line-break/>am circa concoctionem eorum sit actio , et cibormn natura<text:line-break/>sit vel medii temperamenti vel frigidioris, acidi ructus fiunt i<text:line-break/>sin calidiore temperie cibi sint, aut esiam natura flatulenliores,<text:line-break/>ventriculus halituofo impletur spiritu. In ejusm<text:span text:style-name="Default_20_Paragraph_20_Font"><text:span text:style-name="T1">o</text:span></text:span>di quidem<text:line-break/>intemper<text:span text:style-name="Default_20_Paragraph_20_Font"><text:span text:style-name="T1">i</text:span></text:span>em brevi incidere p<text:span text:style-name="Default_20_Paragraph_20_Font"><text:span text:style-name="T1">o</text:span></text:span>test ventriculus; in humidi-<text:line-break/>late vero et siccitate adeo intemperatus venter esse, ut actio-<text:line-break/>nem amittat, non potest sine pr<text:span text:style-name="Default_20_Paragraph_20_Font"><text:span text:style-name="T1">o</text:span></text:span>lixo temporis spatio ; debet-</text:p>
      <text:p text:style-name="P3">que praecessisse humiditatem quidem hydrops, siccitatem<text:line-break/>vero VeI senium vel marasmus. Verum tales distinxisse<text:line-break/>differentias alterius est operis.</text:p>
      <text:p text:style-name="P1">Cap. H. lam ad retentricem facultatem veniendum<text:line-break/>est. In hac enim occurrit prima <text:span text:style-name="Default_20_Paragraph_20_Font"><text:span text:style-name="T1">s</text:span></text:span>ymptomatum differentia<text:line-break/>triplex; quum ea vel omnino cibos non complectitur, veI<text:line-break/>diminute, vel depravate. Quod itaque veI prorsus non com-<text:line-break/>plectatur, vel debiliter, et inflationes et fluctuationes cum<text:line-break/>fonitu succedunt; inflationes quidem, quum et cibi flatulenti<text:line-break/>sunt et ventriculus non admodum frigidus : fluctuationes cum<text:line-break/>sonitu, quum vel nihil in eo c<text:span text:style-name="Default_20_Paragraph_20_Font"><text:span text:style-name="T1">o</text:span></text:span>ntinetur, quod verli in fla-<text:line-break/>tus possit; vel quum vehementer perscigeratus est, talis<text:line-break/>enim affectus nullum creat halitum. Constat autem citra<text:line-break/>potionem non posse fieri in ventre sonoras fluctualiones.<text:line-break/>Extremae vero imbecillitatis ejus causa morbus est; alius,<text:line-break/>ut similaris est pars ventriculus, alius ut organica. De mo-<text:line-break/>l i bus autem in eo depravatis , quod vel tremuli quidam sint<text:line-break/>vel palpitantes , veI tanquam concussivi veI convulsivi , di-</text:p>
      <text:p text:style-name="P3">ctum Iupra est in libro de symptomatum differentiis ; qualis<text:line-break/>vero dictorum quisque sit motuum, tum quae cujusque eo-<text:line-break/>rum causa, superio<text:span text:style-name="Default_20_Paragraph_20_Font"><text:span text:style-name="T1">r</text:span></text:span>e libro declaratum esu Nunc tantulum<text:line-break/>etiamnum adiiciendum est, quod tam. retentricis quam ex-<text:line-break/>metricis facultatis tum morbi tum symptomata miscentur..<text:line-break/>Verbi gratia veluti convulsi vus- ventriculi motus, qui in sin-<text:line-break/>gultiendo accidit, convulsio quidem . absoluta non est , quae<text:line-break/>Polis - accidit muscusis (ventriculus autem neque ipsis musco-<text:line-break/>lus est, neque ejus orificium) fixi veluti convulsio quaedam,<text:line-break/>ambarum facultatum commune symptoma; retentricis qui-<text:line-break/>dem, quod ventriculus^ quum singultat, et prave et non sc-<text:line-break/>cundum naturam cibos complectitur; excretricis, quod pri-<text:line-break/>mmn ejus sit ipsis motus depravatus, dum ea, quae molesta<text:line-break/><text:span text:style-name="Default_20_Paragraph_20_Font"><text:span text:style-name="T1">t</text:span></text:span>unt, expellere conatur. Sane non idem est vomentibus<text:line-break/>atque- singultientibus motus, quod non idem fit assectus.<text:line-break/>Nam vomitionibus , quae in capacitate sunt <text:span text:style-name="Default_20_Paragraph_20_Font"><text:span text:style-name="T1">ventriculi</text:span></text:span>, eji-<text:line-break/>ciuntur ; singultu quae in ipsi, ventricusi sunt corpore, simili<text:line-break/>tum affectu tum motu, qualem in iis, qui ob intemperiem</text:p>
      <text:p text:style-name="P3">tussiunt, demonsseavimus; omnibus nimirum. ventriculi par-<text:line-break/>tibus, quae sibi molesta fiunt, premendo expellentibus. Pro-<text:line-break/>inde ejusmodi symptoma tum iis , quibus ventriculus obri-<text:line-break/>guit, tum iis qui piper aut calidum perinde medicamentum<text:line-break/>liberalius sumpserunt, delude calidam potionem superbibe-<text:line-break/>runt, accidit; his. magis etiam singultire contingit, .quum<text:line-break/>piper tenuissime tritum fuerit ; nam ejusmodi piper . altius in<text:line-break/>ipsum ventriculi corpus inseritur. Sic et caeteris omnibus<text:line-break/>refrigerantibus calefacientibusque, quae in corpus ipsum ven-<text:line-break/>triculi descendunt, supervenit; estque is singultus primo<text:line-break/>excretricis facultatis motus depravatus ; secundo retentricis<text:line-break/>ac complecte<text:span text:style-name="Default_20_Paragraph_20_Font"><text:span text:style-name="T1">n</text:span></text:span>tis nominatae. Ita vero et nauseae et vomis<text:line-break/>tus excretricis facultatis depravati motus fiunt, .ad ea, quae<text:line-break/>ventriculo molesta sunt, quam citissime per stomachum va-<text:line-break/>cuanda. Simile huic symptoma est et quod lu lienteriis <text:span text:style-name="Default_20_Paragraph_20_Font"><text:span text:style-name="T1">ap-<text:line-break/>paret</text:span></text:span>, quum ventriculus ab aliqua re vel mordaci vel gra-<text:line-break/>vante vexatus, ejicere eam statim cupit. Quum autem. ipsi</text:p>
      <text:p text:style-name="P3">du<text:span text:style-name="Default_20_Paragraph_20_Font"><text:span text:style-name="T1">d</text:span></text:span> sint orificia, unum superius -ad gulam , alterum inferius i<text:line-break/>adpylorum, ad utrumcunque horum vergit qu<text:span text:style-name="Default_20_Paragraph_20_Font"><text:span text:style-name="T1">o</text:span></text:span>d laedit, illo<text:line-break/>utitur ad expulsionem; qu<text:span text:style-name="Default_20_Paragraph_20_Font"><text:span text:style-name="T1">o</text:span></text:span>d si toti illi talis affectus aliquam-<text:line-break/>do contingat, utroque orificio simul utitur, veluti in chole-<text:line-break/>ris. Reliqua vero quartaque ejus facultas attractrix triplici<text:line-break/>genere symptomatum et ipsa corripitur. Vel enim cib<text:span text:style-name="Default_20_Paragraph_20_Font"><text:span text:style-name="T1">o</text:span></text:span>s<text:line-break/>attrahere omnino non potest, vocatur que id symptoma st<text:span text:style-name="Default_20_Paragraph_20_Font"><text:span text:style-name="T1">o- .<text:line-break/></text:span></text:span>mariti paralysis ; vel aegre attrahit, qu<text:span text:style-name="Default_20_Paragraph_20_Font"><text:span text:style-name="T1">o</text:span></text:span> temp<text:span text:style-name="Default_20_Paragraph_20_Font"><text:span text:style-name="T1">o</text:span></text:span>re resolvi qui-.<text:line-break/>dem incipit,- resolutus tamen adhuc n<text:span text:style-name="Default_20_Paragraph_20_Font"><text:span text:style-name="T1">o</text:span></text:span>n est; tertium praeter<text:line-break/>haec est, quum aliquid depravate .<text:span text:style-name="Default_20_Paragraph_20_Font"><text:span text:style-name="T1">trahit. </text:span></text:span>Depravati autum<text:line-break/>motus <text:span text:style-name="Default_20_Paragraph_20_Font"><text:span text:style-name="T1">t</text:span></text:span>aepe jam dicti sunt, quemadm<text:span text:style-name="Default_20_Paragraph_20_Font"><text:span text:style-name="T1">o</text:span></text:span>dum et assectus, qui-.<text:line-break/>bus succedunt. Sane accidit aliquand<text:span text:style-name="Default_20_Paragraph_20_Font"><text:span text:style-name="T1">o</text:span></text:span> et carnosum aliquod<text:line-break/>tuber culum, qualia <text:span text:style-name="Default_20_Paragraph_20_Font"><text:span text:style-name="T1">t</text:span></text:span>aepe foris videmus , in stomacho nnsci,<text:line-break/>quod vel omnino cib<text:span text:style-name="Default_20_Paragraph_20_Font"><text:span text:style-name="T1">o</text:span></text:span>rum viam obstruit, vel aliquatenus im-<text:line-break/>pedit. Vocantur autem ejusmodi morbi organici, et pr<text:span text:style-name="Default_20_Paragraph_20_Font"><text:span text:style-name="T1">oni-. -<text:line-break/></text:span></text:span>tum .de iis est- in libro de m<text:span text:style-name="Default_20_Paragraph_20_Font"><text:span text:style-name="T1">o</text:span></text:span>rborum- differentiis. Quum .<text:line-break/>enim fecundum .naturam fe habet ventriculus, e. supernis</text:p>
      <text:p text:style-name="P3">partibus per stomachum ad <text:span text:style-name="Default_20_Paragraph_20_Font"><text:span text:style-name="T1">t</text:span></text:span>e trahit, atque per .inferiores .<text:line-break/>excernit; quum praeter naturam affectus est, etiam ah iuse-<text:line-break/>rioribus aliquid assumit; num et clysteres ita nounullis nscen—<text:line-break/>derunt, ut vomuerint, et stercus per lethales volvulos. Sa-<text:line-break/>tius enim est existimemus eum lu ejusmodi affectibus non<text:line-break/>trahere, fed quod ab intestinis violenter comprimentibus<text:line-break/>sursum fertur, duntaxat recipere. Nam lu intestinis (jam<text:line-break/>enim de iis agere tempestivum est) secundum naturam. est<text:line-break/>comprehensio , ut aliis in libris demonstratum est, et hae .<text:line-break/>quum utuntur, nutrimentum ad iuferiorem suum exitum pro-<text:line-break/>pellunt. In quibusdam tamen affectibus quum .peristalticus ,<text:line-break/>motus inferne incipit, quae in ipsis continentur, sursum fe-<text:line-break/>runtur. Ita quoque humor acer quispiam ad salem ali-<text:line-break/>quando delatus, ab iis qui in foro vel esto quopiam loco ver-<text:line-break/>fantur aut negocio aliquo, quod deserere pon licuit, distrin-<text:line-break/>guntur, violenter retentus , rursus iurium ductus est , ven- .<text:line-break/>trictllumque mordet ac caput vaporibus implet, principio.<text:line-break/>quidem motus ab animali organo sphinctere accepto, abhinc,,</text:p>
      <text:p text:style-name="P3">vero unoquoque intestino ipsum a fe ad Iupra positum pro-<text:line-break/>pellente, simili modo quo prius deorsum protrudebati. Ad<text:line-break/>eundem vero modum flatus retentus recurrit Ergo mirum -<text:line-break/>non est , clysmatis quoque aliquid et stercoris. ex tam rio-,<text:line-break/>lente intestinorum compreheusione ad ventrem aliquando<text:line-break/>praeter naturam sursum ferri, deinde sic ad exitum prope-,<text:line-break/>rare. Caeteri vero eorum motus ex genere quidem motuum<text:line-break/>fecundum naturum sunt, verum vel diminuti, vel depra-<text:line-break/>vati, atque idcirco etiam symptomata. Accipiendi vero<text:line-break/>sunt ad eorum, qui de ventre sunt dicti, proportionem.<text:line-break/>Pari modo et motus eorum privatio , quae non levissimum<text:line-break/>symptoma est: ob eamqne causam gignitur etiam interdum<text:line-break/>volvulus , quemadmodum et tumores praetor naturam , qui<text:line-break/>interdum mulo modo deorsum ferri excrementa sinunt, in-<text:line-break/>turdum vero parciora. Quin et durum stercus in quibus-<text:line-break/>dam intestinorum anfractibus impactum, superiora deorsum<text:line-break/>ferri excrementa nonnunquam prohibebit. Ac servatur luo<text:line-break/>quoque ad ea quae de ventre imtt dictu, proportio, omni-</text:p>
      <text:p text:style-name="P3">bus symptomatis vel ob intemperiem aliquam vel ob tumo-<text:line-break/>res praeter <text:span text:style-name="Default_20_Paragraph_20_Font"><text:span text:style-name="T1">n</text:span></text:span>aturam vel ob ipsa quae continentur exeremen-.<text:line-break/><text:span text:style-name="Default_20_Paragraph_20_Font"><text:span text:style-name="T1">tu., saet</text:span></text:span>i<text:span text:style-name="Default_20_Paragraph_20_Font"><text:span text:style-name="T1">s. </text:span></text:span>Itaque satius est in his non oratione amplius<text:line-break/>morari, imo ad aliud ipforum symptomatum genus accedere<text:line-break/>tempestivum est.</text:p>
      <text:p text:style-name="P1">Cap. Issi Est igitur naturale quoddam opus, alimenti<text:line-break/>ex ventriculo in jecur, ex jecore vero in totum corpus tlis-<text:line-break/>tributio. Hanc perfici demonstratum est, quum singulae<text:line-break/>partes familiare sibi alimentum alliciunt. Quare synrpto-<text:line-break/>mata circa hujusmodi quoque actionem triplicia incident,<text:line-break/>alias diminute, alias depravate, usias om<text:span text:style-name="Default_20_Paragraph_20_Font"><text:span text:style-name="T1">n</text:span></text:span>ino non peractam.<text:line-break/>Causae vero triplices sunt, quemadmodum in antedictis, vel<text:line-break/>intemperies <text:span text:style-name="Default_20_Paragraph_20_Font"><text:span text:style-name="T1">partium</text:span></text:span> trahentium; vel organici earundem<text:line-break/>morbi; vel alimenti, quod distribuitur, pratitas. Ac in-<text:line-break/>temperies quidem facultatem reddit imbecillem; organici<text:line-break/>morbi rias coarctant; alimenti pratitas est crassitudo et<text:line-break/>lentitia, de quorum dignotione licendi tempus nunc<text:line-break/>non est. Sed ad secretionem exerementorum veniendum.</text:p>
      <text:p text:style-name="P3">Est vero in hac quoque causa triplex:; una quidem partium<text:line-break/><text:span text:style-name="Default_20_Paragraph_20_Font"><text:span text:style-name="T1">.excrementa</text:span></text:span> ipsis exp urgentium imbecillitas ; secunda viarum<text:line-break/>.angustia; quae vero superest excrementa ipfius pravitas. Ac<text:line-break/>imbecillitatis quidem caula intemperies est; viarum angu-<text:line-break/>itiae, obstructio vel aliquis organorum tumor. Uerum tu-<text:line-break/>moris ejusmodi caula fluxio humorum est, quae in ipsum or-<text:line-break/>ganorum corpus decumbit; ob structionis vero, vel crassitudo<text:line-break/>humorum vellantur vel tubercula. Excrementorum ipso-<text:line-break/>vum pravitas est multitudo, crassitudo et lentor. Quum<text:line-break/>autem triplex sit in venarum concoctione excrementum,<text:line-break/>unum amara bilis, alterum melancholicum, tertium sero-<text:line-break/>fum: biliosum quidem vesica jecinori adjacens expurgat;<text:line-break/>melancholicum, lien; scrotum, renes Itaque etiam vitiose<text:line-break/>purgabuntur horum singula ; vel ob imbecillitatem aliquam<text:line-break/>propriorum organorum, vel riis quomodocunque obstructis :<text:line-break/>quum autem via duplex sit , alia per quam trahitur exere-<text:line-break/>mentum, alia per quam excernitur, in utraque secretio<text:span text:style-name="Default_20_Paragraph_20_Font"><text:span text:style-name="T1">n</text:span></text:span>em</text:p>
      <text:p text:style-name="P3">laedet angustia; aliquando horum nullum laesionis est causa;<text:line-break/>fed excrementi mutitudo, quum immoderata est , nec tota si-<text:line-break/>mul expurgari potest; una cunr sanguine per totum. corpus<text:line-break/>defertur. Imm<text:span text:style-name="Default_20_Paragraph_20_Font"><text:span text:style-name="T1">o</text:span></text:span>derationis hujus <text:span text:style-name="Default_20_Paragraph_20_Font"><text:span text:style-name="T1">excrementi</text:span></text:span> duplex causa,<text:line-break/>et alteratrix facultas male affecta et alimentorum pravitas.<text:line-break/>Ac lae<text:span text:style-name="Default_20_Paragraph_20_Font"><text:span text:style-name="T1">t</text:span></text:span>ae quidem facultatis intemperies partium cau<text:span text:style-name="Default_20_Paragraph_20_Font"><text:span text:style-name="T1">t</text:span></text:span>a est,<text:line-break/>ut saepenumero lictum est; alimentorum pravitas cuique<text:line-break/>excremento respondet: alia namque magis melancholicae<text:line-break/>naturae simt, alia magis aquosae, alia magis blliusae, ut i<text:span text:style-name="Default_20_Paragraph_20_Font"><text:span text:style-name="T1">n<text:line-break/></text:span></text:span>libris de his editis dictum est:. Sed alteratricis facultatis in-<text:line-break/>temperies , quae ad calidius sit versa ; alias biliosum ; alias<text:line-break/>melancholicum efficit excrementum, (cuiusm<text:span text:style-name="Default_20_Paragraph_20_Font"><text:span text:style-name="T1">o</text:span></text:span>di autem utrum-<text:line-break/>que sit, in aliis est traditum) ad frigidius vero <text:span text:style-name="Default_20_Paragraph_20_Font"><text:span text:style-name="T1">mutata, </text:span></text:span>vel<text:line-break/>pituitosius vel aquatius f<text:span text:style-name="Default_20_Paragraph_20_Font"><text:span text:style-name="T1">acit excrementum.- </text:span></text:span>Porr<text:span text:style-name="Default_20_Paragraph_20_Font"><text:span text:style-name="T1">o</text:span></text:span> singula<text:line-break/>.excrementa proprie symptomatis species comitabitur;. pal-<text:line-break/>lidam quidem <text:span text:style-name="Default_20_Paragraph_20_Font"><text:span text:style-name="T1">bilem</text:span></text:span> quum in toto corpore redundat, . regius<text:line-break/>morbus; quum unam quampiam partem obsidet; erylipelata</text:p>
      <text:p text:style-name="P3">et herpetes: atram vero lu toto quidem corpore elephas;<text:line-break/>in una quadam parte ca<text:span text:style-name="Default_20_Paragraph_20_Font"><text:span text:style-name="T1">n</text:span></text:span>cer; pituitosp exeremento per uni-<text:line-break/>versam corporis molem <text:span text:style-name="Default_20_Paragraph_20_Font"><text:span text:style-name="T1">succedit</text:span></text:span> hydrops leucophlegmatiae<text:line-break/>dictus; lu una parte, vocatum oedenra (sic autem vocant do-<text:line-break/>Ioris expertem ac laxum tumorem ) scrofa excrementa quum<text:line-break/>redundant, tum nsrites vocatus hydrops comitatur, tum papu-<text:line-break/>Iarum in iis animalis partibus , in quas perducta exerentem-<text:line-break/>fa sunt, proventus. Ita quidem fit., ubi singula excrementa<text:line-break/>sincera redundant; ubi autem inter se et cum sanguine mi-<text:line-break/>siccatur, complures tam symptomatum, quam morborum spe-<text:line-break/>cies existunt , de quibus lue pluribus disputare non est ne-<text:line-break/>cesse ; sed ad propositum redeundum.</text:p>
      <text:p text:style-name="P1">C ap. IV. Naturalium actionum prima ac propemo-<text:line-break/>dum omnium maxime necessaria nutritio est, quae alteratis-<text:line-break/>cis actionis quaedam est species. Est enim et lu ventre con-<text:line-break/>coctio ; est quoque et lu venis ; est et in singusis partibus, in<text:line-break/>quibus et quarta quaedam est alteratio, quam assimilationem</text:p>
      <text:p text:style-name="P3">appellant, a nutritione <text:span text:style-name="Default_20_Paragraph_20_Font"><text:span text:style-name="T1">n</text:span></text:span>omine quidem diver<text:span text:style-name="Default_20_Paragraph_20_Font"><text:span text:style-name="T1">t</text:span></text:span>am , sed opere<text:line-break/>eandem. Frustratur autem et nutritio, quum vel prorsus<text:line-break/>non fit, vel diminute vel depravate fit ; rdque vel ob nutri-<text:line-break/>cem facultatem, cujus genus est alteratrix, vel ob materiae<text:line-break/>defectum, vel pravitatem; ob defectum quidem in strophiis,<text:line-break/>tum quae ex defectu; tum quae ex privatione dicuntur, ob<text:line-break/>pravitatem vero , ut in elephantiafi et yitiliginibus caele-<text:line-break/>risque id genus. Acridit enim dum agglutinatur carnibus<text:line-break/>nutrimentum, ubi pituitusior fanguis est, carnem quoque<text:line-break/>effici pituitofiorem, non enim idem est ipsi carni esse et<text:line-break/>pituitofae^ carni esse; ut neque idem est et cerni esse et me-<text:line-break/>lancholicae carni <text:span text:style-name="Default_20_Paragraph_20_Font"><text:span text:style-name="T1">este;</text:span></text:span> neque biliofae et temperatae etintem-<text:line-break/>peratae, et in primis, quas vocant, qualitatibus, humiliori<text:line-break/>et- sicciori et calidiori et frigidiori. Certiorem fidem fer-<text:line-break/>morti nostro adhibebis , fi animalium carnes trusi sanguine<text:line-break/>praeditorum, tum exanguium aestimaveris; ad haec etiam<text:line-break/>reptilium; quae veris tempore gigni cernuntur, maximeque</text:p>
      <text:p text:style-name="P3">ex iis, quaecunque viridibus herbis colore Eunt similia.^<text:line-break/>Caeterum horum caro simillima ipsis herbis est ; alorum al-,<text:line-break/>ba .et exanguis, veluti carabi et polypi atque aliorum alia<text:line-break/>quaedam ; neque enim nominare facile est eorum disseren-<text:line-break/>tias, adeo infinitae multitudinis sunt. Ergo quum, ut sii-<text:line-break/>limus, caro longo tempore pituitofo simul ac glutinos<text:span text:style-name="Default_20_Paragraph_20_Font"><text:span text:style-name="T1">a</text:span></text:span> san-<text:line-break/>guine nutritur, caro quidem adhucmanet, mutatur tamen<text:line-break/>ejus differentia et in alteram speciem vertitur, fitque media<text:line-break/>quaedam inter sanguineam exanguemque camem. Ubi au-<text:line-break/>tem talis est reddita, accidit ei, ut de caetero allatum sibi<text:line-break/>nutrimentum non magis tentet in rubram carnis speciem<text:line-break/>mutare, quam polypodes et .carabi; ita fit, ut tum alba<text:line-break/>tum pituitosa tota quam citissime evadat, quum nec ipfapos-<text:line-break/>sit nutrimentum in ruborem transmutare , et pituitosmn il-.<text:line-break/>lud affluat. Ergo qualem ab initio carabus carnem habet<text:line-break/>fereque omnes ostreae, talem ex transmutatione habent, qui<text:line-break/>lauris foedantur (ita enim cernis vitium nominant, a colo<text:span text:style-name="Default_20_Paragraph_20_Font"><text:span text:style-name="T1">r</text:span></text:span>e</text:p>
      <text:p text:style-name="P3">albo n<text:span text:style-name="Default_20_Paragraph_20_Font"><text:span text:style-name="T1">o</text:span></text:span>men imponentes] nigrae veru simul et callosae t cernit<text:line-break/>ab elephante animali nomen fecerunt;. fit itaque eodem quo<text:line-break/><text:span text:style-name="Default_20_Paragraph_20_Font"><text:span text:style-name="T1">lan</text:span></text:span>ce modo, melancholico nutrimento ad carnem longo tem-<text:line-break/>pore cousiuente. Vitiliginum autem . generatio praedictis.<text:line-break/>affectibus similis est; non tamen tota ipfa caro vitiatur, fed<text:line-break/>in superficie cutis, veluti squamae quaepiam, vitiliglues infi-<text:line-break/>guntur; quae albae quidem expituitoso, nigrae ex melan-<text:line-break/>cholico exoriuntur. Quanta vero. fit alimenti saetulas prae-<text:line-break/>cipueque ad carnis mutationem , etiam ab AristoteIe est tra-<text:line-break/>ditum, ubi meminit regionum , in quibus pecora , quae tam:<text:line-break/>colore quam caeteris differentiis sensibilibus mutantur, alo<text:line-break/>teruntur. Qui vero ab alimento alterari alita non conca-,<text:line-break/>dunt, quod .victi, . non vincentis alimentum sit nomen , hii<text:line-break/>neque de animantium, neque etiamnum magis de plantarum<text:line-break/>transmutatione quicquam sanum dicere possunt, sed omnino<text:line-break/>in rebus uuicuique luculentrr apparentibus haerent. Quae<text:line-break/>de persica planta ex Perside lu. Aegyptum ..translata <text:span text:style-name="Default_20_Paragraph_20_Font"><text:span text:style-name="T1">prod</text:span></text:span>i<text:span text:style-name="Default_20_Paragraph_20_Font"><text:span text:style-name="T1">tu-</text:span></text:span></text:p>
      <text:p text:style-name="P2"><text:span text:style-name="Default_20_Paragraph_20_Font"><text:span text:style-name="T1">tnr, </text:span></text:span>nemo ignorat; Iethalis siquidem in Perside erat, in<text:line-break/>Aegyptum autem translata quod inerat- periculosum muta-<text:line-break/>vit; quemadmodum,. arbitror, et id viles apud nos , quae<text:line-break/>quum loca mutant, diversum afferunt vinum. De aliis vero<text:line-break/>stirpibus tradiderunt qui deagricultura scripserunt, utetiam<text:line-break/>de herbis, qui de herbari<text:span text:style-name="Default_20_Paragraph_20_Font"><text:span text:style-name="T1">o</text:span></text:span>; transportatae enim ex aliis in<text:line-break/>alia loca, saepe minori quam duorum Radiorum intervallo<text:line-break/>multis differentiis efferantur. oportebat igitur , qui ajunt<text:line-break/>alimenti nomen esse rei; quae vincitur, atteratur ac mutatur,<text:line-break/>eos non.id modo scire ac dicere, sed etiam de lances gene-<text:line-break/>ratio<text:span text:style-name="Default_20_Paragraph_20_Font"><text:span text:style-name="T1">n</text:span></text:span>e dissertationem aggredi: Nam aut quae alitur cero,<text:line-break/>ejus morbi causa est, aut alimenti pravitas; sed fi alime<text:span text:style-name="Default_20_Paragraph_20_Font"><text:span text:style-name="T1">n-<text:line-break/></text:span></text:span>tum <text:span text:style-name="Default_20_Paragraph_20_Font"><text:span text:style-name="T1">causa n</text:span></text:span>u<text:span text:style-name="Default_20_Paragraph_20_Font"><text:span text:style-name="T1">n est</text:span></text:span> (ita enim volunt], necesse est carnem lice-<text:line-break/>re. Quo ergo pacto ipsa alimentum sibi in totum non assi-<text:line-break/>mllat ? ita enim natura hujus affectionis ducetur causa; at<text:line-break/>multo, arbitror; satius erat alimento causam imputare. At<text:line-break/>quod aliti quidem actio sit sibi alimentum assimilare,. astum-</text:p>
      <text:p text:style-name="P2">leri vero et transmutari alimenti passio, non tamen pro-<text:line-break/>pterea impossibile est, quodf n agendo patitur, agenti aliquid<text:line-break/>etiamsi minimum suerit, rependere. Ipsum erum maxime<text:line-break/>contrarium in dissertatione de his demonstravimus , neque<text:line-break/>nos duntaxat, verum etiam philosophorum gravissimi , qui<text:line-break/>omnium naturae tum actionum tum passionum interpretes<text:line-break/>suerunt. Apparet igitur, omnia, etiamsi multo iis, quibus-.<text:line-break/>, cum congrediuntur, sint valentiora, aliquid tamen ab ipsis<text:line-break/>scnsibile manifestumque pati ; et si non primo statim eorum<text:line-break/>occursu, at certe temporis processu. .. Nam et ferrum acu-.<text:line-break/>tissimum in mollissima cerne fecunda est hebetatum , et du-<text:line-break/>rissimus lapis a guttula longo tempore ictus cavitatem con-<text:line-break/>traxit. Jam quid de iis , quae inter fele miscentur , dicen-<text:line-break/>dum sit, omnes norunt. Si enim in amphorum aquae fer-.<text:line-break/>ventis frigidae heminam. inlicias , quod mixtum ex ambabus<text:line-break/>est, non solum expugnationem heminae declarat, feti etiam.<text:line-break/>vincentis passionem; si quis rursus heminam calidae immittat<text:line-break/>in amphoram frigidae; vincetur quidem hemina, .patietur.</text:p>
      <text:p text:style-name="P3">vero pusillum quid et amphora. Sed enim quod a nobis<text:line-break/>prius dictum est, neque hoc in opere verbis contendere, ne-<text:line-break/>que orati<text:span text:style-name="Default_20_Paragraph_20_Font"><text:span text:style-name="T1">o</text:span></text:span>nem protrahere mei est instituti , sed quoad fieri<text:line-break/>potest brevissimam doctrinam tradere. Ergo fauce maximus<text:line-break/>quidem alteratricis facultatis error est, parvi autem alii com-<text:line-break/>plures fiunt, quum per humorem, siccitatem, frigus et calo-<text:line-break/>rem caro immutatur. <text:span text:style-name="Default_20_Paragraph_20_Font"><text:span text:style-name="T1">Privabitur aliment</text:span></text:span>o pars, non fo-<text:line-break/>lum ob alteratricis facultatis imbeciliitatem , verum esiam ob<text:line-break/>attractricis infirmitatem, aut immoderatiorem excretricis<text:line-break/>motum. Porro ad immoderati<text:span text:style-name="Default_20_Paragraph_20_Font"><text:span text:style-name="T1">o</text:span></text:span>rem motum excretrix facul-<text:line-break/>tas venit, ut prius dictum est, quum retentrix facultas vel<text:line-break/>ob multitudinem vel acrimoniam excrementorum vel pro-<text:line-break/>priam imbecillitatem gravatur. Tunc enim necesse est ex-<text:line-break/>cerni cum <text:span text:style-name="Default_20_Paragraph_20_Font"><text:span text:style-name="T1">s</text:span></text:span>upervacaneo utile, ut in lien tersis, dysenteria<text:line-break/>et choleris , exp ultricis vero imbecillitate necesse est carnem<text:line-break/>et humidiorem fieri et pluribus excremenlis impleri. At<text:line-break/>excrementorum ipsorum uberior Iun generatio alteratricis<text:line-break/>imbecillitate perficitur. Ubi igitur simul evenit, ut attra-</text:p>
      <text:p text:style-name="P3">ctrix quidem facultas multum hum<text:span text:style-name="Default_20_Paragraph_20_Font"><text:span text:style-name="T1">o</text:span></text:span>rem attrahat , fed eum<text:line-break/>attractum t<text:span text:style-name="Default_20_Paragraph_20_Font"><text:span text:style-name="T1">o</text:span></text:span>tunr alteratrix facultas conficere nun valeat, at-<text:line-break/>que hunc <text:span text:style-name="Default_20_Paragraph_20_Font"><text:span text:style-name="T1">o</text:span></text:span>b rem multa excrementa gignantur, expultrix<text:line-break/>autem facultas eo tempore et deterius et imbecillius quam<text:line-break/>prius m<text:span text:style-name="Default_20_Paragraph_20_Font"><text:span text:style-name="T1">o</text:span></text:span>veatur ; necesse est ita excrementorum c<text:span text:style-name="Default_20_Paragraph_20_Font"><text:span text:style-name="T1">o</text:span></text:span>piam in<text:line-break/>carnibus c<text:span text:style-name="Default_20_Paragraph_20_Font"><text:span text:style-name="T1">o</text:span></text:span>nsistere, atque interdum pr<text:span text:style-name="Default_20_Paragraph_20_Font"><text:span text:style-name="T1">o</text:span></text:span> excrementi tum<text:line-break/>fpecie tum multitudi<text:span text:style-name="Default_20_Paragraph_20_Font"><text:span text:style-name="T1">n</text:span></text:span>e estas aliam fieri carnem ; quae inter-<text:line-break/>dum <text:span text:style-name="Default_20_Paragraph_20_Font"><text:span text:style-name="T1">o</text:span></text:span>edematis, inte<text:span text:style-name="Default_20_Paragraph_20_Font"><text:span text:style-name="T1">r</text:span></text:span>dum testationis, interdum hyderi spe-<text:line-break/>ciem refert. Est enim etiam hyderus, quem annsarca v<text:span text:style-name="Default_20_Paragraph_20_Font"><text:span text:style-name="T1">o-<text:line-break/></text:span></text:span>eunt, ex hoc ge<text:span text:style-name="Default_20_Paragraph_20_Font"><text:span text:style-name="T1">n</text:span></text:span>ere. Verum de talibus producendum am-<text:line-break/>plius sierm<text:span text:style-name="Default_20_Paragraph_20_Font"><text:span text:style-name="T1">o</text:span></text:span>nem non arbitr<text:span text:style-name="Default_20_Paragraph_20_Font"><text:span text:style-name="T1">o</text:span></text:span>r ; non enim <text:span text:style-name="Default_20_Paragraph_20_Font"><text:span text:style-name="T1">o</text:span></text:span>mnia su h<text:span text:style-name="Default_20_Paragraph_20_Font"><text:span text:style-name="T1">o</text:span></text:span>c libro<text:line-break/>particulatim recensere sympt<text:span text:style-name="Default_20_Paragraph_20_Font"><text:span text:style-name="T1">o</text:span></text:span>mata statui, sed lu plurimis<text:line-break/>studi<text:span text:style-name="Default_20_Paragraph_20_Font"><text:span text:style-name="T1">o</text:span></text:span>s<text:span text:style-name="Default_20_Paragraph_20_Font"><text:span text:style-name="T1">o</text:span></text:span>s exercitare.</text:p>
      <text:p text:style-name="P1">Cap. V. Quare jam milii ad alterum symptomatum<text:line-break/>genus, quod ad lae<text:span text:style-name="Default_20_Paragraph_20_Font"><text:span text:style-name="T1">t</text:span></text:span>as actiones spectat, huic ricinum trans-<text:line-break/>ire tempestivum est. Ipsum igitur genus in quantitate et<text:line-break/>qualitate excretorum consistit. Accidit autem aut laesi<text:span text:style-name="Default_20_Paragraph_20_Font"><text:span text:style-name="T1">o</text:span></text:span>ne<text:line-break/>aliqua facultatis, aut intempestiva irritatione , aut depravato</text:p>
      <text:p text:style-name="P3">m<text:span text:style-name="Default_20_Paragraph_20_Font"><text:span text:style-name="T1">o</text:span></text:span>tu facultatem excitante, aut alienius organi osculatione,<text:line-break/>yel ruptione, vel erosione, quemadmodum sane in sangui-<text:line-break/>nis excretione conspicitur; nihil enim deterius ab hac cec-<text:line-break/>pisse, quod genere ipso praeter naturam esse ut plurimum vi--<text:line-break/>fleatur ; praeter enim eas, quae mulieribus per uterum erunt-<text:line-break/>puni, caeterae omnes sanguinis vastationes tuto genere prae-<text:line-break/>ter naturam stant, illae vero sola multitudi<text:span text:style-name="Default_20_Paragraph_20_Font"><text:span text:style-name="T1">n</text:span></text:span>e. Ac ruptiones<text:line-break/>quidem organorum, vel ob plagas aliquas extrinsecus illatas<text:line-break/>fiunt, aut calcitrante aut percutiente aut alias qu<text:span text:style-name="Default_20_Paragraph_20_Font"><text:span text:style-name="T1">o</text:span></text:span>modocunque<text:line-break/>vehementer feriente aliqu<text:span text:style-name="Default_20_Paragraph_20_Font"><text:span text:style-name="T1">o</text:span></text:span> h<text:span text:style-name="Default_20_Paragraph_20_Font"><text:span text:style-name="T1">o</text:span></text:span>mine. Accidunt autem et tua-<text:line-break/>gnopere saltantibus et ab alt<text:span text:style-name="Default_20_Paragraph_20_Font"><text:span text:style-name="T1">o</text:span></text:span> in terram desilie<text:span text:style-name="Default_20_Paragraph_20_Font"><text:span text:style-name="T1">n</text:span></text:span>tibus et acute<text:line-break/>et alte <text:span text:style-name="Default_20_Paragraph_20_Font"><text:span text:style-name="T1">v</text:span></text:span>o<text:span text:style-name="Default_20_Paragraph_20_Font"><text:span text:style-name="T1">ciferantibus</text:span></text:span>, quoniam in eo vocalium organorum<text:line-break/>partes quam maxime tenduntur. Quae autem in saltantibus<text:line-break/>laesit sunt, ratione tensionis rumpuntur ; in desilientibus ve-<text:line-break/>ro ex alto <text:span text:style-name="Default_20_Paragraph_20_Font"><text:span text:style-name="T1">vaso rupta</text:span></text:span> plagarum generis sunt Nihil enim<text:line-break/>interest, an a lapide aliqu<text:span text:style-name="Default_20_Paragraph_20_Font"><text:span text:style-name="T1">o</text:span></text:span> foris illapfo, an ejus, qui ab. alto<text:line-break/>deciderit, vehementi lu terram lapsu pars aliqua contusa fit.<text:line-break/>Atque hae quidem ruptionis vasis manifestae causae fiunt, nec</text:p>
      <text:p text:style-name="P3">ullus ignorat. Aliae vero ex corporis affectibus excitantur;<text:line-break/>quum aliquis naribus sanguinem sponte emittit, ; aut vomit,<text:line-break/>aut extrusit, aut excreat, aut deorsum dejirit, aut mlugit;<text:line-break/>atque haec quidem toto genere praeter naturam sunt. Qui-<text:line-break/>bus autem mulieribus, ut dictum est, per uterum fanguis pro-<text:line-break/>fluit, toto genere praeter naturam vacuasse non est, sed quan-<text:line-break/>litate duntaxat. Sane haec omnia triplicem ob causam luci-<text:line-break/>dunt; aut ob facultatem vas sanguinis recludentem, ut in<text:line-break/>prosufionibus sanguinis per nares, aut ob sanguinem ipsum<text:line-break/>prave affectum , aut vasculum aliquod. Ac sanguinem qui,-<text:line-break/>dem prave affici dico, quum adeo vitiosus est, ut erodat vasa<text:line-break/>quibus continetur, et quum ita exuberat, ut <text:span text:style-name="Default_20_Paragraph_20_Font"><text:span text:style-name="T1">a vasi</text:span></text:span>s conti-<text:line-break/>neri nequeat ; etenim is quoque vas rumpere vel reserare<text:line-break/>potest. Ipsorum vero vasorum vitium in inmodica mollitie<text:line-break/>et duritie et tenuitate consuit. Erunt autum haec nonuullis<text:line-break/>quidem etiam lu utero statim vitiose formatis : mollities ve-<text:line-break/>ro non nunus ex immodica <text:span text:style-name="Default_20_Paragraph_20_Font"><text:span text:style-name="T1">proveniet</text:span></text:span> humiditate, durities ex</text:p>
      <text:p text:style-name="P3">siccitate, te<text:span text:style-name="Default_20_Paragraph_20_Font"><text:span text:style-name="T1">n</text:span></text:span>uitas ex atrophiis. Quod immodice molle est,<text:line-break/>id ob imbecillitatem promptius frangitur; at durum admo..<text:line-break/>dum , quod non facile amplius extendatur ; tenue vero ob<text:line-break/>utrasque venarum ejusmodi assectiones non fidum a causis<text:line-break/>internis facile rumpi potest, fed otium ab externis. Erodun-<text:line-break/>tur autem non omnia <text:span text:style-name="Default_20_Paragraph_20_Font"><text:span text:style-name="T1">vasa</text:span></text:span> pari modo ; quod enim durum est<text:line-break/>et crassum, non facile erosio ullius afficitur. Ita quoque re-<text:line-break/>cludi vasi et imbecillo et molli et tenui facile est ; robusio<text:line-break/>vero, crasso et duro non promptum. Fit autem anastom<text:span text:style-name="Default_20_Paragraph_20_Font"><text:span text:style-name="T1">o</text:span></text:span>sis<text:line-break/><text:span text:style-name="Default_20_Paragraph_20_Font"><text:span text:style-name="T1">vasorum reclusio</text:span></text:span> tum ab irritantibus ora vaforum tum a<text:line-break/>plenitudine gravante ; interdum vero et natura ipsa res no-<text:line-break/>xias excemente. Sunt qui sanguinis diapedefin quandam<text:line-break/>ut quartum genus praeter ea quae dicta sunt vocitant. Est<text:line-break/>autem minime quartum, <text:span text:style-name="Default_20_Paragraph_20_Font"><text:span text:style-name="T1">t</text:span></text:span>est vel exiguorum vasorum apertio,<text:line-break/>vel non excretiouis sanguinis, fed fieri species , qua maxime<text:line-break/>ratione ex jecoris renumque debilitate mejitur ac saepe deor-<text:line-break/>iunr dejicrtur cruentum serum. De his autem paulo post ni-<text:line-break/>netur, quum prius de iis,. quae vomitione repetuntur, ege-</text:p>
      <text:p text:style-name="P3">rinrus. Excernuntur itaque et haec , n<text:span text:style-name="Default_20_Paragraph_20_Font"><text:span text:style-name="T1">o</text:span></text:span>nnunquam ut exu-<text:line-break/>berantiora ac ventriculum gravantia, ut interdum alimenti<text:line-break/>copia; alias vero ut infestantia et mordentia, ut quum vel<text:line-break/>acidum vel nidorulentum vel amarunt et acre ex concoctio-<text:line-break/>uls de<text:span text:style-name="Default_20_Paragraph_20_Font"><text:span text:style-name="T1">t</text:span></text:span>ectu assumptum nutrimentum evaserit. Sane hujus<text:line-break/>generis sunt et biliosa et pituitosa et sc<text:span text:style-name="Default_20_Paragraph_20_Font"><text:span text:style-name="T1">r</text:span></text:span>ofa excrementa, tum<text:line-break/>quae in ipso sunt genita, tum quae in eum ex toto corporis<text:line-break/>habitu conflue<text:span text:style-name="Default_20_Paragraph_20_Font"><text:span text:style-name="T1">r</text:span></text:span>e sunt apta. Esit autem ad haec et tertimn<text:line-break/>genus causarum , quae ventriculum ad vomitionem excitant,<text:line-break/>licet nec degravent nec mordeant, sed p<text:span text:style-name="Default_20_Paragraph_20_Font"><text:span text:style-name="T1">r</text:span></text:span>aeter naturam dun-<text:line-break/>taxat sint. Porro omnium, quae praeter naturam sint, c<text:span text:style-name="Default_20_Paragraph_20_Font"><text:span text:style-name="T1">o</text:span></text:span>m-<text:line-break/>munis definitio est, si etiam c<text:span text:style-name="Default_20_Paragraph_20_Font"><text:span text:style-name="T1">o</text:span></text:span>ncocta nutri<text:span text:style-name="Default_20_Paragraph_20_Font"><text:span text:style-name="T1">r</text:span></text:span>e n<text:span text:style-name="Default_20_Paragraph_20_Font"><text:span text:style-name="T1">o</text:span></text:span>n valeant. .<text:line-break/>Hac, arbitror, ratione n<text:span text:style-name="Default_20_Paragraph_20_Font"><text:span text:style-name="T1">o</text:span></text:span>n solum acida pituita et salsa, sed<text:line-break/>etiam dulcis lu ventriculo collecta, non raro eum ad votui-<text:line-break/>tum provocare consuerit : sed et sanguis ipse in ventriculum<text:line-break/>effusus sic ipsum vomere cogit. Jam deorsum quoque<text:line-break/>transmittit <text:span text:style-name="Default_20_Paragraph_20_Font"><text:span text:style-name="T1">ventriculu</text:span></text:span>s aliquando maturius, aliquando tardi-<text:line-break/>us, aut parcius, aut liberalius, aut rere, aut faece , vel utile</text:p>
      <text:p text:style-name="P3">alimentum, vel corruptum, vel quod in eum superne affluit,<text:line-break/>vel quod lu eo generatur. Verum excretio , quae consue-<text:line-break/>tunr praevenit tempus, vel quod gravetur ventriculus veI-<text:line-break/>uti a multo cibario assumpto , vel pungatur velliceturque<text:line-break/>velutia mordacibus, vel tanquam alienum ac minime.fami-<text:line-break/>liare detrudat , accidit. Caeterum meminisse debemus nos<text:line-break/>quum qu<text:span text:style-name="Default_20_Paragraph_20_Font"><text:span text:style-name="T1">o</text:span></text:span>ddam <text:span text:style-name="Default_20_Paragraph_20_Font"><text:span text:style-name="T1">cibarium</text:span></text:span> multum <text:span text:style-name="Default_20_Paragraph_20_Font"><text:span text:style-name="T1">astumptum</text:span></text:span> elicimus, tri-<text:line-break/>plicem id habere generationem, vel quod facultas imbecillior<text:line-break/>sit quam prius ; vel quod symmetriam excedat quod assum-<text:line-break/>ptum est, vel ob utramque causam. Praeter jam dictas cau-<text:line-break/>fas celerem efficit dejeoti<text:span text:style-name="Default_20_Paragraph_20_Font"><text:span text:style-name="T1">o</text:span></text:span>nem humidiorurn quoque ac magis<text:line-break/>glutinosorum eduliorum sumptio, quae promptius delabuntur,<text:line-break/>maxime si qui ab assumptis lente ambulaverint, ita ut conca-<text:line-break/>utantur quidem, nequaquam autem ante tempus distribuantur i<text:line-break/>accidit namque tale quid in concussionibus, Quum enim<text:line-break/>complures intestinorum sint spicae, necesse pr<text:span text:style-name="Default_20_Paragraph_20_Font"><text:span text:style-name="T1">o</text:span></text:span>sectu est in.<text:line-break/>singulis eorum a superioribus in inseriora cibos deferri. De</text:p>
      <text:p text:style-name="P3">caetero vero <text:span text:style-name="Default_20_Paragraph_20_Font"><text:span text:style-name="T1">prae</text:span></text:span> gravitate quidem non amplius manere<text:line-break/>possunt; sed qui ru spiris sunt impacti intestinorum, ipsorum<text:line-break/>actione propelluntur, ipsis rerum oblaedentium expultricem<text:line-break/>facultatem linitam habentibus. Humidi veru et glutinosi<text:line-break/>cibi sive gravitate ipsa et corporis concussione , sive intesti-<text:line-break/>norunt actione propellantur, facilius permeant. Ac celeris<text:line-break/>quidem transitus dictae causae sunt. Tardius autem, quam<text:line-break/>pro consuetudine, excernit imus venter, aut ob intestinorum<text:line-break/>imbecillitatem , vel hebetem <text:span text:style-name="Default_20_Paragraph_20_Font"><text:span text:style-name="T1">e</text:span></text:span>o<text:span text:style-name="Default_20_Paragraph_20_Font"><text:span text:style-name="T1">rum</text:span></text:span> sensum; aut ob ciborum<text:line-break/>tum paucitatem tum qualitatem. Quippe quae imbecilla sunt,<text:line-break/>propellere non valent ; quae hebetis sunt sensus , res sibi<text:line-break/>molestas obscure sentiunt:. at expulsio molestiae ipsis erat<text:line-break/>fanatio. Jam ipsorum quoque ciborum ii , qui quam deceat<text:line-break/>sunt pauciores, purum habent excrem.enti, proinde non similia<text:line-break/>ter gravant ; crassi vero et acerbi omnes tardi sunt transitus,<text:line-break/>contra quam glutinosi et humidi. Non solum autem pro-<text:line-break/>pler intestinorum imbecillitatem, sed etiam multiflorum abdo-<text:line-break/>minis. dejectio retardatur; potissimum quum excrementa du-</text:p>
      <text:p text:style-name="P3">riora evnserunt, tum enim non susum musculorum abdomi-.<text:line-break/>nis, <text:span text:style-name="Default_20_Paragraph_20_Font"><text:span text:style-name="T1">t</text:span></text:span>ed etiam thoracis valenti actione est opus. At pauciora<text:line-break/>quam pro multitudinis comestorum ratione exerementa red-.<text:line-break/>duntur, ubi plus ex ipsis in distributionem venerit. E con-<text:line-break/>erario vero plus dejicitm,- quam pro sumpturum ratione,<text:line-break/>alias ob distributionis defectum, alias cousiuentibus fuperne<text:line-break/>aliquibus in ea, quae circa ventrem sunt Ioca. Assiduae au-<text:line-break/>tem excretiones fiunt ob imbecillitatem veI demersum.<text:line-break/>Atque imbecillitas quidem instrumentorum ventricusi, ut<text:line-break/>saepe jam dictum est, ab intemperie <text:span text:style-name="Default_20_Paragraph_20_Font"><text:span text:style-name="T1">provenit;</text:span></text:span> demersus au-<text:line-break/>tem ab iis fit, quae in ipsis continentur. Porro quatuor<text:line-break/>causae generationis fiunt eormu, quae sic mordent : vel me-<text:line-break/>dicameutusa quaedam facultas una cum cibis vel per feip-.<text:line-break/>Tam assumpta, vel etiam ciborum corruptelae; praeterea tum<text:line-break/>quae ex corpore in ventris partes mordacia excrementa con-<text:line-break/>fluunt, tum quae lu ipfo ejusmodi gignuntur, ut in.dysc<text:span text:style-name="Default_20_Paragraph_20_Font"><text:span text:style-name="T1">n-.<text:line-break/></text:span></text:span>tersis ab ulcere maligno subortis. Potest autem. aliquis et<text:line-break/>quintam ejusmodi symptomatum causam addere, vehemen-</text:p>
      <text:p text:style-name="P3">tem corporum sensum, sive is a natura, sive ab ulcere pro-.<text:line-break/>cedat. Alter assiduae exe<text:span text:style-name="Default_20_Paragraph_20_Font"><text:span text:style-name="T1">c</text:span></text:span>utionis motus est, ah omnibus jam<text:line-break/>dictis genere causae distmctus, qui paralysi succedit muscu-.<text:line-break/>lorum incumbentium extrem<text:span text:style-name="Default_20_Paragraph_20_Font"><text:span text:style-name="T1">o</text:span></text:span> meatui excrement<text:span text:style-name="Default_20_Paragraph_20_Font"><text:span text:style-name="T1">o</text:span></text:span>rum ; quip-<text:line-break/>pe involuntaria in iis est excreti<text:span text:style-name="Default_20_Paragraph_20_Font"><text:span text:style-name="T1">o</text:span></text:span> , proptereaque tum lutum-.<text:line-break/>pestiva, tum in<text:span text:style-name="Default_20_Paragraph_20_Font"><text:span text:style-name="T1">o</text:span></text:span>rdinata, tum assidua. Verum de dejecti<text:span text:style-name="Default_20_Paragraph_20_Font"><text:span text:style-name="T1">o-.<text:line-break/></text:span></text:span>orbus sunt<text:span text:style-name="Default_20_Paragraph_20_Font"><text:span text:style-name="T1">o</text:span></text:span> haec sutis.</text:p>
      <text:p text:style-name="P1">Cap. VI. De halitus sis spiritibus,. quos etiam flatus<text:line-break/>n<text:span text:style-name="Default_20_Paragraph_20_Font"><text:span text:style-name="T1">o</text:span></text:span>minant, deinceps dicendum. Est autem et horum gene-<text:line-break/>ratio in ipsa ventris regione, hum<text:span text:style-name="Default_20_Paragraph_20_Font"><text:span text:style-name="T1">o</text:span></text:span>ribus quibusdam inibi pi-<text:line-break/>tnitosis, vel cibis a deficiente calore in halitum solutis. Et-<text:line-break/>enim absolutum frigus prorsus halitum non facit, qu<text:span text:style-name="Default_20_Paragraph_20_Font"><text:span text:style-name="T1">o</text:span></text:span>d id<text:line-break/>omnino neque attenuet, neque conficiat, neque dissolvat ali-<text:line-break/>mentum; vehemens autem calor, qumn longo intervallo.<text:line-break/>alimentum fuperet, amplius quam pr<text:span text:style-name="Default_20_Paragraph_20_Font"><text:span text:style-name="T1">o</text:span></text:span>.halitu generando, id,<text:line-break/>attenuat, nisi famen statuo <text:span text:style-name="Default_20_Paragraph_20_Font"><text:span text:style-name="T1">t</text:span></text:span>um fit natura; tunc enim gignitur<text:line-break/>quidem spiritus quispiam turbidus, ac, ut si quis dicat, nehu-</text:p>
      <text:p text:style-name="P3">rosus, isque paucus et brevis temporis, ut uno vel altero<text:line-break/>ructu vacuetur. At calor, qui lu cibos agit quidem,- ali-:<text:line-break/>quanto debilius eos dissolvit, sed non prorsus coniicit ; atque<text:line-break/>lune flatulenta spiritus generatio. Unoque verbo , ut ex-<text:line-break/>trinsecus tum frigidissimi temporum status sunt sereni , su-<text:line-break/><text:span text:style-name="Default_20_Paragraph_20_Font"><text:span text:style-name="T1">sun</text:span></text:span>tque maxime flanle borea fieri , tum calidissimi , qui ae-<text:line-break/>statis tempore accidunt, ambientem aera purum reddunt,<text:line-break/>qui vero inter hos sunt, nebulam gignunt : ita in animalibus<text:line-break/>neque in caloris summa imbecillitate , neque quum viribus<text:line-break/>est vehemens, sed in iis qui inter hos fiunt statibus, flatulen-<text:line-break/>tum excrementum gignitur. Atque id quum per os excer-<text:line-break/>nitur, ructum creat; quum per inscriorempartem, <text:span text:style-name="Default_20_Paragraph_20_Font"><text:span text:style-name="T1">t</text:span></text:span>onorum<text:line-break/>silentemve flatum ; quum. vero per neutram partium emit-<text:line-break/>titur, symptoma creat, quod flatum feti inflationem vocant,<text:line-break/>quum ventriculus non potest excrement<text:span text:style-name="Default_20_Paragraph_20_Font"><text:span text:style-name="T1">o</text:span></text:span>sum nebulosumque<text:line-break/>excernere spiritum. Jam intestinorum alias aliae partes;<text:line-break/>ubi tniis spiritus in iis constitit ac me vetui, multiformes</text:p>
      <text:p text:style-name="P3">edunt sonitus, qui non omnes nomina sunt sortiti; caeterum<text:line-break/>prudenti viro, quale quanturnque excrementum fit, ac quo<text:line-break/>maxime loco volvatur, indicare possunt. Quippe si ejus-<text:line-break/>modi spiritus acutum et tenue sonet, per vacuum et prorsus<text:line-break/>angustum intestinum defertur, estque tum purior tum magis<text:line-break/>aereus ; statuo fior autem redditus , similiter quidem sonum<text:line-break/>edit exiguum, quum in tenuibus intestinis volvitur; caete-<text:line-break/>rum nec prorsus acutum nec tenuem. Atque ejusmodi soni<text:line-break/>omnes in iis quae circa jejunum sunt locis maxime cousi-<text:line-break/>stunt : in quantum autem lu<text:span text:style-name="Default_20_Paragraph_20_Font"><text:span text:style-name="T1">n</text:span></text:span>e ad usia te<text:span text:style-name="Default_20_Paragraph_20_Font"><text:span text:style-name="T1">n</text:span></text:span>uia intestina desceu-<text:line-break/>dunt, lu tantum mi<text:span text:style-name="Default_20_Paragraph_20_Font"><text:span text:style-name="T1">n</text:span></text:span>us sunt sonori. Alii vero bombofi sunt,<text:line-break/>iis, qui ex latissimis tibiis eduntur, similes; quo genere utun-<text:line-break/>tur, qui siticlues vocantur, quae ob materiam, ex qua fiunt,<text:line-break/>pure sonare nequeunt; -propter autem spuitus riae latitu-<text:line-break/>clinem graviter sonant. Tales autem omnes <text:span text:style-name="Default_20_Paragraph_20_Font"><text:span text:style-name="T1">status</text:span></text:span> in. massis<text:line-break/>fiunt intestinis , quum excrementorum fiunt vacua. Quod<text:line-break/>fi humor quispiam in his contineatur, accedit hinc quoque</text:p>
      <text:p text:style-name="P3">bombi species quaedam; vocantque homines ejusmodi fo-<text:line-break/>num murmurillum, qui humidi excrementi excretionem de-.<text:line-break/>nuntiati Quippe species ipfa simi haec ambo praesignat<text:line-break/>quod a .natura fiatmota, excretionem nuntians ; quod autem<text:line-break/>cum .ejusmodi murmurillo, humidum. At eorum flatuum,<text:line-break/>qui extra seruntur , sonitus alius quidem murmurillo cui-<text:line-break/>piam similis est, excretionem jam suturam indicans; alius<text:line-break/>purus atque, ut si quis suxerit, sonorus est et aereus, qui vel<text:line-break/>vacuum este intestinum docet, vel etiam praedurum quid-<text:line-break/>piam superius alicubi habere excrementum; jam alius qui-<text:line-break/>dam horum est messius, velutique bombosus, ex medio quo-<text:line-break/>dam praedictorum affectu provenie<text:span text:style-name="Default_20_Paragraph_20_Font"><text:span text:style-name="T1">n</text:span></text:span>s. <text:span text:style-name="Default_20_Paragraph_20_Font"><text:span text:style-name="T1">Tenuis autem sani-<text:line-break/>tus</text:span></text:span>, qui veluti trysmos sive trismos est (quippe utroque<text:line-break/>modo appellant, alii per <text:span text:style-name="Default_20_Paragraph_20_Font"><text:span text:style-name="T1">v</text:span></text:span>, alii per । scribe<text:span text:style-name="Default_20_Paragraph_20_Font"><text:span text:style-name="T1">n</text:span></text:span>tes) ex instru-<text:line-break/>mentorum augustia simul et flatulent<text:span text:style-name="Default_20_Paragraph_20_Font"><text:span text:style-name="T1">a</text:span></text:span> spiritu cum exiguo<text:line-break/>humore efficitur.</text:p>
      <text:p text:style-name="P1">Cap. VII. Quoniam autem et de his, ut ad rem pro-<text:line-break/>positam, satis est dictum, ad ea quae e supernis lu ventrem</text:p>
      <text:p text:style-name="P3"><text:span text:style-name="Default_20_Paragraph_20_Font"><text:span text:style-name="T1">e</text:span></text:span>onfluunt, redeamus; quippe dictum est haee quoque tum<text:line-break/>humiditatis dejectionum, tum multitudinis esse cau<text:span text:style-name="Default_20_Paragraph_20_Font"><text:span text:style-name="T1">t</text:span></text:span>as. De^<text:line-break/>fertur igitur superne in ventrem saepenumero excrementum,<text:line-break/>natuiae expellentis robore; aliquando vero propter imbe-<text:line-break/>cillitatem neque quod utile est portare valentia<text:span text:style-name="Default_20_Paragraph_20_Font"><text:span text:style-name="T1">e</text:span></text:span> Ad excer-,<text:line-break/>nitur quidem quod supe<text:span text:style-name="Default_20_Paragraph_20_Font"><text:span text:style-name="T1">r</text:span></text:span>vacuum est, tum in crisibus, tum<text:line-break/>vero sanitatis nonnunquam tempore, veluti mulieribus sin-<text:line-break/>gulis mensibus. Tales vero etiam cruentas dysenterias Hip-<text:line-break/>pocrates in iis accide<text:span text:style-name="Default_20_Paragraph_20_Font"><text:span text:style-name="T1">r</text:span></text:span>e dixit, quibus artuum aliquis esset ab-<text:line-break/>seissus. Nos autem ridemus id non in iis modo, <text:span text:style-name="Default_20_Paragraph_20_Font"><text:span text:style-name="T1">t</text:span></text:span>est etiam<text:line-break/>aliis quibusdam per definitos circuitus evenire; qu<text:span text:style-name="Default_20_Paragraph_20_Font"><text:span text:style-name="T1">o</text:span></text:span>s autem<text:line-break/>ita vacuari vidimus , omnes ab exercitata priori vita penitus<text:line-break/>ad otium sc transtulerant ; atque hoc quidem excrementum,<text:line-break/>quantitate stola est alienum; alte<text:span text:style-name="Default_20_Paragraph_20_Font"><text:span text:style-name="T1">r</text:span></text:span>um vero qualitate, quod in<text:line-break/>acutis morbis eratice plerumque excernitur ; aliquando vero<text:line-break/>ratione colliquationis.- Inter hoc autem omnino inutile pr a-<text:line-break/>vumque excrementum et illud jam dictum utile, aliud ter--</text:p>
      <text:p text:style-name="P3">fiunt excrementa genus medium est , quale esit lu ventriculo<text:line-break/>cibus semicoctus. Excernitur id maxime in hepaticis affe-<text:line-break/>ctibus. . Eos autem ita nominant , in quibus morbus iecoris<text:line-break/>est imbecillitas , licet nulla affuerit phlegmone. Tum enim<text:line-break/>finalis affectus huic visceri accidit , iis qui imbecillo ventri-<text:line-break/>culo accidunt, quum ventriculus appetit quidem cibos , sed<text:line-break/>quos sibi admovet quum non concoquat, iisdem gravatur et<text:line-break/>semicoctos ad intestina demittit; atque is quidem ad vomitum<text:line-break/>quoque concitatur ; jecur autem quum affectum patiatur. ali-.<text:line-break/>quem vomitioni proportione respondentem, quod alimentum<text:line-break/>per vara,. quae in mesaraeo sunt, ut per stomachos quosdam<text:line-break/>attraxit, rursus per eadem semicoctum ablegat. Est autem<text:line-break/>ejusmodi. exdretionis species ( veluti etiam eam assimilarunt<text:line-break/>qui ante nos fuere] maxime similis carnium loturae ; praesti .<text:line-break/>terit autem fortassis non ita simpliciter pronunciare , feti ad<text:line-break/>exquisitam imaginis expressionem , cruentarum atque recen-<text:line-break/>ter jugulatarum sermoni addere. Quin etiam si quis, quod<text:line-break/>ita excretum est, equulum sanguinem nominet, hic quoque</text:p>
      <text:p text:style-name="P3">mihi illud clare interpretari ridetur. Atque hoc quidem<text:line-break/>symptoma semicoctomm ciborum vomitioui proportione re-<text:line-break/>spondet: alterum quod dicturus sum, humidis ventris deje-<text:line-break/>ctiouibus ad exquisitissimam concoctionem perductis, non<text:line-break/>tamen distributionem consecutis assimilatur. Nam ut has<text:line-break/>quoque venter omnino ab ipsis gravatus excernere cupit; sic<text:line-break/>jecur, ubi affatim distributi in ipsum alimenti fruct<text:span text:style-name="Default_20_Paragraph_20_Font"><text:span text:style-name="T3">um</text:span></text:span> ce-<text:line-break/>pit, non patitur id amplius apud fe morari. Quum ergo id<text:line-break/>ulterius progressi quavis ex caula nequeat, retrorsum ad<text:line-break/>ventrem recurrat necesse est; apparetque qui excernitur san—<text:line-break/>guis, et nigrior quam pro natura, et splendens, utpote ex<text:line-break/>fanguine et nigra bile commixtus. Sanguis enim ipse per<text:line-break/>se quum ob refrigerationem nigrescat , nedum ullum splen-<text:line-break/>dorem acquirit, etiam quem ab initio habebat, amittit. Sed<text:line-break/>atra bilis etiam sanguine ipso splendidior est, quemadmodum<text:line-break/>etiam bitumen, quod ex mari mortuo <text:span text:style-name="Default_20_Paragraph_20_Font"><text:span text:style-name="T1">aisertur, </text:span></text:span>Iudaicum<text:line-break/>id appellanti Non enim grumi exemplo, quum perstigera -<text:line-break/>tar sanguis, atram. bilem creat, fed quum supra modum ns—</text:p>
      <text:p text:style-name="P3">fatus est, ideoque etiam splendorem suum tuetur. Non<text:line-break/>enim ut grumus sanguine perfrigerato , sic etiam atra bilis<text:line-break/>generatur; imo contra omnino ex immodica assatione et<text:line-break/>ebullitione, veluti cinis quidam , atra bilis efficitur ; frigida<text:line-break/>quidem, quod terrestria; caloris autem particeps, sicuti cinis<text:line-break/>et acetum. Devenit autem ad dictum affectum qui ex ven-<text:line-break/>tricalo in jecur distributus est succus, quum is, quod ulte-<text:line-break/>rius in corpus non distribuatur, in hepate diutius moratur.<text:line-break/>Nominatur autem talis excretionis species a nonnullis dyfen-<text:line-break/>teria; etenim ita affecti saepenumero vellicentur peraeque<text:line-break/>ac dysenterici, vel, arbitror, pb flavae bilis acrimoniam,<text:line-break/>quam fangnis, dum assaretur, acquisivit; at vocet quidem<text:line-break/>quisque prout volet. Jam cruentorum excrementorum qua-<text:line-break/>trtor omnino sunt differentiae quatuor affectibus succedentes,<text:line-break/>Una est, ubi ipse sanguis per circuitus quosdam emanat, vei<text:line-break/>ob mutilatos artus , vel exercitationem derelictam. Altera,<text:line-break/>quum ob imbecillitatem jecoris aquosus sanguis deiicitur,<text:line-break/>quem loturae carnium assimilant, Tertia, quae nunc dicta</text:p>
      <text:p text:style-name="P3">est, melanch<text:span text:style-name="Default_20_Paragraph_20_Font"><text:span text:style-name="T1">o</text:span></text:span>lici sple<text:span text:style-name="Default_20_Paragraph_20_Font"><text:span text:style-name="T1">n</text:span></text:span>dentisque sanguinis. At hae quidem<text:line-break/>tres et confertam et fimus multam excretionem efficiunt<text:line-break/>Quarta vero eam , quae et paulatim et exiguo tempore fit,<text:line-break/>expulsionem continet, alias quidem since<text:span text:style-name="Default_20_Paragraph_20_Font"><text:span text:style-name="T1">r</text:span></text:span>i sanguinis , alias<text:line-break/>grumosi. In hac et saepe puris n<text:span text:style-name="Default_20_Paragraph_20_Font"><text:span text:style-name="T1">o</text:span></text:span>nnihil pauculum simul<text:line-break/>excernitur; etiam ramenta, quae ephelcides dicuntur; et<text:line-break/>membranula quaedam corpora , intestinorum ipsorum parti-<text:line-break/>culae ; sed et ste<text:span text:style-name="Default_20_Paragraph_20_Font"><text:span text:style-name="T1">r</text:span></text:span>cus super his collectum saepenumero excer- .<text:line-break/>nitur, sanguinis in se guttas habens. Affectus vero trium<text:line-break/>primarmn differentiarum paulo ante dicti funt. Quartae<text:line-break/>vero nunc explicatae intestinorum exulceratio est allectus;<text:line-break/>atque hanc solam nonnulli dysenteriam nominari ce<text:span text:style-name="Default_20_Paragraph_20_Font"><text:span text:style-name="T1">n</text:span></text:span>sent.<text:line-break/>Sed (quod a me saepe lictum est) quo nulla res omittatur,<text:line-break/>magna solicitudo est habenda, de nominibus vero minone cu-<text:line-break/>randunr. Est autum ex eodem , quo jam dicta dysenteria,<text:line-break/>genere et qui tenesmos vocatur, quum ulcus in recto intesti-<text:line-break/>no factum est; is caetera quidem symptomata infert. dyfente-<text:line-break/>ricis similia, tensiones tamen multo vehementiores.</text:p>
      <text:p text:style-name="P2">Cap, VllI. Urinarum autem tum suppressiones , tum<text:line-break/>depravatae vacuationes , ventris excrementorum retentioni-<text:line-break/>bus et contra naturam exeretionibus proportione respondent.<text:line-break/>Supprimuntur eum vel ob vesicae imbecillitatem excernere<text:line-break/>non valentis , vel ob ejus orificium occIusum. Atque <text:span text:style-name="Default_20_Paragraph_20_Font"><text:span text:style-name="T3">bi<text:line-break/></text:span></text:span>quidem duo velleae morbi unum commune symptoma ischu-<text:line-break/>riam habe<text:span text:style-name="Default_20_Paragraph_20_Font"><text:span text:style-name="T1">n</text:span></text:span>t; detinentur enim in ea urinae. Vocat autem<text:line-break/>vulgus medicorum non secus ischuriam , quanquam isthmia<text:line-break/>non sit, illud quoque symptoma, quum urina in vesicam<text:line-break/>omnino non venit, deperdita renum actione. Et ipsis con-<text:line-break/>cedendum est ita nominare , quum propriam appellatio<text:span text:style-name="Default_20_Paragraph_20_Font"><text:span text:style-name="T1">n</text:span></text:span>em<text:line-break/>non habeant ; non tamen ignoranda est amborum affectuum<text:line-break/>differentia. Nam alter eorum affectus est, quum vesica qui-<text:line-break/>dem est plena, sed nihil excernitur ; alter , quum vacua est,<text:line-break/>nihil omnino in fe continens. Sub tali enim affectu, in quo<text:line-break/>: plena est vesica, aut occlusum est ejus orisicium, aut hoc se-.<text:line-break/>eundum naturam se habente, ipsa ad se<text:span text:style-name="Default_20_Paragraph_20_Font"><text:span text:style-name="T1">t</text:span></text:span>e contrahendam ac<text:line-break/>lolium foras extrudendum, est imbecilla. Itaque ejus ori-</text:p>
      <text:p text:style-name="P3">sicli occlufio vel propter ohsseuctionem vel conniventiam<text:line-break/>oboritur. Fit autem obstructio tum a grumo, tum crasso<text:line-break/>pure,- tum calculo , tum cesto , et tuberculo aliquo in ejus<text:line-break/>meatu nato, qualia et in reliquis omnibus externis partibus,<text:line-break/>aure, naribus, pudendo et fede fieri ridentur. Conniventia<text:line-break/>vero , aut ob tumorem aliquem praeter naturam , aut ob<text:line-break/>multam siccitatem accidit. Ac tumor quidem a phlegmone,<text:line-break/>scirrbis, atque aliis perficitur tumoribus, qui vesicae cervi-<text:line-break/>cem attollentes, in internum meatum molem porrigunt. Sic-<text:line-break/>citas autem in ardentissimis ac sic<text:span text:style-name="Default_20_Paragraph_20_Font"><text:span text:style-name="T3">cissim</text:span></text:span>is febribus,.. lu quibus<text:line-break/>laborantum saepenumero neque loqui posse videmus., nisi os<text:line-break/>madefecerit. Imbecillitatis vesicae causas nihil opus est re-<text:line-break/>censeam: expositae enim jam mihi lu multis partibus fiunt,<text:line-break/>sive iis ut similaribus , sive ut organicis accidant. Sed pe-<text:line-break/>cusiare quiddam magis accidere lu vesica videtur , quum siu-<text:line-break/>pra modum. impleta est; quod fieri non nos modo vidimus,<text:line-break/>sed etiam ab aliis audivimus. , Ipsa namque impleta quum</text:p>
      <text:p text:style-name="P3">surgere e convivio ac mejere quosdam puderet, actionem<text:line-break/>ejus destrui contigit, nec urinam qui ita sunt affecti, quam-<text:line-break/>vis magnopere couniri, excernere praeterea potuerunt.<text:line-break/>Sane ridetur et ventri et intestinis tale quid accidere, sed<text:line-break/>vulgus latere ; in his quidem , qui in ipso ventriculo id pa-<text:line-break/>tiuntur, quod celeriter suffocentur : in illis vero, qui exere-<text:line-break/>me<text:span text:style-name="Default_20_Paragraph_20_Font"><text:span text:style-name="T1">n</text:span></text:span>tum in omnibus intestinis collegerunt, quod melici pro-<text:line-break/>pter sequentia symptomata ad alia convertantur: in folia<text:line-break/>enim purgationibus ad intestina demissis, atque inibi manen-<text:line-break/>tihus, tale quid accidere fossili Atque hi quidem affectus<text:line-break/>veluti privationem inferunt excretionis minarum. Qui ve-<text:line-break/>ro ejusdem funt cum issis generis , magnitudine tamen dest-<text:line-break/>ciunt, - veluti obtusas torpidasque actiones edunt. Aliis au-<text:line-break/>tem affectibus tertium symptomatum genus , quod in depra-<text:line-break/>vatis vacuationibus consistit, supervenire solet. Sunt autem-<text:line-break/>multae ejus species. Prima quae stranguria dicitur, ob im-<text:line-break/>becillitatem vesicae, vel urinae acrimoniam accidit. Secunda</text:p>
      <text:p text:style-name="P3">ventriculi fluxionibus est similis; de qua melius est copio-<text:line-break/>sius fiemel hoc loco elisserere. Fit igitur quaedam veluti<text:line-break/>renisio vel colliquatio veI resolutio sive dissolutio aut quo-.<text:line-break/>modocunque quis aliter <text:span text:style-name="Default_20_Paragraph_20_Font"><text:span text:style-name="T1">n</text:span></text:span>ominare voluerit, aliquand<text:span text:style-name="Default_20_Paragraph_20_Font"><text:span text:style-name="T1">o</text:span></text:span> totius<text:line-break/>corporis , aliquando humorum qui in venis su<text:span text:style-name="Default_20_Paragraph_20_Font"><text:span text:style-name="T1">n</text:span></text:span>t duntaxat.<text:line-break/>Atque hujus colliquamentum usias ad ventrem confluit , alias<text:line-break/>ad uri<text:span text:style-name="Default_20_Paragraph_20_Font"><text:span text:style-name="T1">n</text:span></text:span>as , alias ad <text:span text:style-name="Default_20_Paragraph_20_Font"><text:span text:style-name="T1">t</text:span></text:span>rilores pellitur, Ac humoribus , quos<text:line-break/>venae continent, in scrofam famem resolutis , renes ad ex-<text:line-break/>erementum id trahendum nati , potissimum quum fa<text:span text:style-name="Default_20_Paragraph_20_Font"><text:span text:style-name="T1">n</text:span></text:span>i sunt,<text:line-break/>ferum quidem a venis expungunt , fluxionem autem ad veli-<text:line-break/>eam assidue mittunt. Ubi autem renes trahere non valent,<text:line-break/>aut ve<text:span text:style-name="Default_20_Paragraph_20_Font"><text:span text:style-name="T1">n</text:span></text:span>ae ejusmodi ferum in ventrem mittunt, aut toti id<text:line-break/>corpori partientes, subitaneos hydropum status luducunt.<text:line-break/>Si autem quod liquatum est, crassam sit, quamque re<text:span text:style-name="Default_20_Paragraph_20_Font"><text:span text:style-name="T1">n</text:span></text:span>es tra--<text:line-break/>here non possunt, totum in ventrem <text:span text:style-name="Default_20_Paragraph_20_Font"><text:span text:style-name="T1">n</text:span></text:span>ecessario confluit.<text:line-break/>Carnosio vero genere ita c<text:span text:style-name="Default_20_Paragraph_20_Font"><text:span text:style-name="T1">o</text:span></text:span>lliquat<text:span text:style-name="Default_20_Paragraph_20_Font"><text:span text:style-name="T1">a, </text:span></text:span>tum venter fluxionem<text:line-break/>ejus recipit, ubi ea est crassior; tum sudores multi snperve-</text:p>
      <text:p text:style-name="P3">alunt, ubi in halitus est resoluta. Atque haec quidem de<text:line-break/>colliquatione tum carnis tum sanguinis ad praesens satis.<text:line-break/>Reliquorum urinae symptomatum quaedam vel vesicae vel<text:line-break/>renum affectum quendam indicant, de quibus Hippocrates<text:line-break/>in aphorismis prodidit; quaedam quousque concoctionis cru-<text:line-break/>ditatisve sanguis perve<text:span text:style-name="Default_20_Paragraph_20_Font"><text:span text:style-name="T1">n</text:span></text:span>erit, docent; scriptum autem de his<text:line-break/>est lu prognosticis.</text:p>
      <text:p text:style-name="P1">Cap. IX. Itaque jam ad Indures transeundi est tem-<text:line-break/>pus, de quibus hactenus saltem dictum est, quod interdum<text:line-break/>resoluto corporis habitu eveniunt, vocaturque hic affectus<text:line-break/>fyncope; cui contrarius status est, qui per decretorios <text:span text:style-name="Default_20_Paragraph_20_Font"><text:span text:style-name="T1">aoci-<text:line-break/>dit</text:span></text:span> sudores, .qui robustam naturam indicant, non autem re-<text:line-break/>solutam; atque ejusmodi quidem sudores corpus expurgant.<text:line-break/>Similes iis sunt, quos medioeres exercitationes et balneae et<text:line-break/>calor aestivus excitant. In immoderatis vero exercitiis etiam<text:line-break/>boni aliquid effluit. . Porro odorem coloremque excremento,<text:line-break/>quod vacuatur, sunilem habent. Copia vero eorum aut ob</text:p>
      <text:p text:style-name="P5">corporis raritatem, aut propter excrementi abundantiam,<text:line-break/>aut ob ejus quod vacuatur tenuitatem <text:span text:style-name="Default_20_Paragraph_20_Font"><text:span text:style-name="T1">provenit.</text:span></text:span> At propter<text:line-break/>horum contraria retineri quoque solent, quum paucum vel<text:line-break/>glutinosum vel massum fuerit excrementum, vel meatus<text:line-break/>constipati. Id autem adcidit ipsis vel propter obstructionem<text:line-break/>vel conniventiam. obstruuntur a crassis et glutinosis hu-<text:line-break/>moribus; connivent ob atrophiam, vel perfrigerationem;<text:line-break/>vel mollitiem. Fit autem et ob imbecillitatem facultatis in<text:line-break/>carnibus , sudorum tum rete<text:span text:style-name="Default_20_Paragraph_20_Font"><text:span text:style-name="T1">n</text:span></text:span>tio tum excretio , quemadmo-<text:line-break/>dum etiam reliquorum excrementorum. Etenim et vesica<text:line-break/>et ventriculus co<text:span text:style-name="Default_20_Paragraph_20_Font"><text:span text:style-name="T1">n</text:span></text:span>tenta lu se ipsis excrementa nonnunquam<text:line-break/>magis tolerant , eaque expellere cunctantur ; saepe contra<text:line-break/>ne vel minimum quidem sustinent, sed et gravantur et statim<text:line-break/>aspiciunt.<text:tab/>i .</text:p>
      <text:p text:style-name="P1">Cap. X. At hunc sermonem omnibus partibus com-<text:line-break/>nrunem omnium postremum simul tractandum <text:span text:style-name="Default_20_Paragraph_20_Font"><text:span text:style-name="T1">r</text:span></text:span>eservari.<text:line-break/>Etenim vix credibile ridetur esse, laeso aliquo corpo<text:span text:style-name="Default_20_Paragraph_20_Font"><text:span text:style-name="T1">r</text:span></text:span>e, non<text:line-break/>ex aequo omnes ejus facultates simul laedi, fed alias magis,</text:p>
      <text:p text:style-name="P3">alias nunus , usias haudquaquam. Enimvero nisi oblaesir<text:line-break/>aliquatenus cujusque partis substantia, non posse functi<text:span text:style-name="Default_20_Paragraph_20_Font"><text:span text:style-name="T1">o</text:span></text:span>nem<text:line-break/>ejus interturbari , cuique manifestum esu At saepenumer<text:span text:style-name="Default_20_Paragraph_20_Font"><text:span text:style-name="T1">o<text:line-break/></text:span></text:span>quacunque parte functionem obeunte, estas alia ejus laeditur<text:line-break/>actio; non enim simili apparatu opus est tum ad alterantes<text:line-break/>tum practicas functiones. Alteratio namque fit omnium,<text:line-break/>mutuo libi appropinquantium , quae minime deside<text:span text:style-name="Default_20_Paragraph_20_Font"><text:span text:style-name="T1">r</text:span></text:span>ant aut<text:line-break/>locum e loco mutare, aut aliquid apprehende<text:span text:style-name="Default_20_Paragraph_20_Font"><text:span text:style-name="T1">r</text:span></text:span>e , aut tenere,<text:line-break/>aut alicui inniti ; at quae vel tractura aliquid funt vel reten-<text:line-break/>tura vel repulsura, eorum actionem cum loci mutatione ne-<text:line-break/>cesse est fieri. Qua ratione quod ita est molle, ut tum hu-<text:line-break/>midunr fit tum fluxile tum nulli innitens, id nec trahendi si-<text:line-break/>utiliter, nec retinendi, .nec repellens vim habet: in omni<text:line-break/>namque ejusmodi opere nisum tenfionemque esse in operanti<text:line-break/>oportet. At ver<text:span text:style-name="Default_20_Paragraph_20_Font"><text:span text:style-name="T1">o</text:span></text:span> altera<text:span text:style-name="Default_20_Paragraph_20_Font"><text:span text:style-name="T1">r</text:span></text:span>e propinquantia potest vel quod<text:line-break/>humidissimum est, ac maxime quum simul calidissimum est;.<text:line-break/>nulla enim activarum qualitatum adeo brevi, quod appro-</text:p>
      <text:p text:style-name="P3">pinquat, alterare videtur, ac calor; unde palum est corpus,<text:line-break/>quod humidissimum calidissimumque sit , . celerrime alteratu-<text:line-break/>rum, i. e. tum concoct<text:span text:style-name="Default_20_Paragraph_20_Font"><text:span text:style-name="T1">a</text:span></text:span>rum proprium alimentum tum sibi ipsi<text:line-break/>assimilaturum esse. Quod vero durum hactenus est, ut ne<text:span text:style-name="Default_20_Paragraph_20_Font"><text:span text:style-name="T1">c<text:line-break/></text:span></text:span>difficile ad flectendum sit et firmiter innitatur,- id et trahere<text:line-break/>valenter quicquid voluerit poterit, et violenter trudere et.<text:line-break/>fortiter tenere. Neque enim sicuti quae valde fiunt mollia,<text:line-break/>remittitur, cum id tendis ; nec si vehementer tenditur, fran-<text:line-break/>gi periclitatur ; et quae semel apprehenderit, ea complectens<text:line-break/>tenet ; nullo nec quod propter duritiem difficulter flectitur,<text:line-break/>nec quod propter humorem est molle, sic agere valente;<text:line-break/>illa enim non fimi i ter complectuntur ; haec imbecillo com-<text:line-break/>plexu usa, quae apprehenderunt, facile elabi sinunt. Atque<text:line-break/>optime quidem nutriuntur calida humidaque corpora, quippe<text:line-break/>quae alimentum alteram celerrime et in fe recipiunt et ag-<text:line-break/>glutiuant et assimilant: pessime vero frigida et sicca, ut<text:line-break/>quae neque alterare neque in sc ipsa recipere neque aggluti-<text:line-break/>nare neque assimilare queant. Ac quod celerrime alteret,</text:p>
      <text:p text:style-name="P3">quod calidissimum est, prius est dictum; hoc vero erat con-<text:line-break/>coctio. Quod vero humidissinmnr rnollissimumque prom-<text:line-break/>pte alteratum in su recipiat, admonitione potius quam pro-<text:line-break/>batione indiget. Sicuti contra quod siccum durumque est,<text:line-break/>nihil in se ingredi sinit priusquam ipsum ex aliqua parte<text:line-break/>divisum sit ac velut exulceratum. Etenim et quod facilius<text:line-break/>ac celerius tum agglutinentur tum coalescant humiliora<text:line-break/><text:span text:style-name="Default_20_Paragraph_20_Font"><text:span text:style-name="T1">c</text:span></text:span>o<text:span text:style-name="Default_20_Paragraph_20_Font"><text:span text:style-name="T1">rpora, </text:span></text:span>duriora vero partim <text:span text:style-name="Default_20_Paragraph_20_Font"><text:span text:style-name="T1">n</text:span></text:span>unquam , partim vix, nul-<text:line-break/>lus ignorat. Ut igitur quispiam aes , ferrum , aurum et la-<text:line-break/>pidem omittat, et ad plumbum orationem agat, id cum alte-<text:line-break/>ro plumbo omnino non coalescere ridetur, nisi calefactum<text:line-break/>liquetur. Itaque pueris et aliis quibus calidius et humi-<text:line-break/>dius est corporis temperamentum, optima tum concoctio est,<text:line-break/>tum appositio, tum agglutinatio, tiu, nutritio.. Nam con-<text:line-break/>coctio et nutritio alterationes sunt: Appofitio vero fit,<text:line-break/>quum alitum in roris speciem alimentum lu fe recipit. Ad-<text:line-break/>haesio vero alimenti, agglutinatio quaedam olus unitioque esu<text:line-break/><text:span text:style-name="Default_20_Paragraph_20_Font"><text:span text:style-name="T5">Α </text:span></text:span>quibus omnibus non leve c<text:span text:style-name="Default_20_Paragraph_20_Font"><text:span text:style-name="T1">o</text:span></text:span>mmodum ad assimilati<text:span text:style-name="Default_20_Paragraph_20_Font"><text:span text:style-name="T1">o</text:span></text:span>nem</text:p>
      <text:p text:style-name="P3">est alendi corporis humiditas , nutriendi consistentia similis.<text:line-break/>Distributionis vero organa pueris, licet ad functiones oheun-<text:line-break/>das non admodum sint valida, satis tamen idonea sunt, et<text:line-break/><text:span text:style-name="Default_20_Paragraph_20_Font"><text:span text:style-name="T1">viribus</text:span></text:span> nuHatenus indigent. Etenim commoderatam jam<text:line-break/>duritiem ac robur eorum venae obtinent. Retentrix autem<text:line-break/>facultas iis imbecillior est , atque idcirco sive ab aliquo pon-<text:line-break/>dere premantur, sive alias infestentur, celeriter excernunt.<text:line-break/>Similiter huic pueri etiam excretricem in imbecillitate com-<text:line-break/>moderatam habent. Quanquam retentrix facultas non fo-<text:line-break/>lum pueri<text:span text:style-name="Default_20_Paragraph_20_Font"><text:span text:style-name="T1">s</text:span></text:span> , sed esiam caeteris omnibus expultrice videtur<text:line-break/>imbecillior , etiamsi actionis diuturnitate sint aequales ; ma-<text:line-break/>time enim diuturna est retentricis facultatis actio , ut cujus<text:line-break/>retinere opus sit proprium ; expultrix vero brevem habet<text:line-break/>actionem , ut quae unico impetu quod laedit propeHere et<text:line-break/>abjicere potest. Quemadinodum igitur in externis rebus<text:line-break/>Idem homo, qni ad deiciendum onus maxime sufficit, portare<text:line-break/>Id tota die non valet, sic internis quoque instrumentis pro-</text:p>
      <text:p text:style-name="P3">pellere quod molestum est quam diu retinere est promptius.<text:line-break/>Itaque pueri, de quibus sermo est; alteratricem quidem fa-.<text:line-break/>cultatem valentiorem habent quam qui aetatis rigore pro-<text:line-break/>vecti sunt:; attractricem vero iisdem juvenibus imbecillio-<text:line-break/>rem, non tamen ad situm usum desilientem; reliquas vero<text:line-break/>duassim<text:span text:style-name="Default_20_Paragraph_20_Font"><text:span text:style-name="T1">ultate</text:span></text:span>s imbecilliores possident quam aetate floren-<text:line-break/>tes. Caeterum non deprehenditur expultricis imbecillitas,<text:line-break/>ob actionis <text:span text:style-name="Default_20_Paragraph_20_Font"><text:span text:style-name="T1">t</text:span></text:span>uae brevitatem ; quippe tum vomunt tum de-<text:line-break/>jiciunt frequentius quam aetate florentes, non expultricis<text:line-break/>robore, fixi retentricis debilitate. At in ventris concoctione,<text:line-break/>quae humida et messia sunt,. similiter ac aetate florentes<text:line-break/>concoquunt., quae vero dma, deterius. Pueris enim ludi-<text:line-break/>tuosior est calor, florentibus aetate siccior. Jam vero qui-<text:line-break/>bus humidius est corpus, ii nutritura alimenta humidiora<text:line-break/>postulant, quibus siccius, sicciora. Ergo si concoctio alte-<text:line-break/>teatio sit in propriam asilorum qualitatem, pueris quidem<text:line-break/>molliora lunnidioraque edulia magis congruunt; florentibus</text:p>
      <text:p text:style-name="P3">aetate, duriora magis idonea sunt; senibus autem .ad- omnes<text:line-break/>fere actiones corpus prave affectum est; quippe multo sicei-<text:line-break/>us quam aetate florentibus, illisque solis frigidum est; Ne-<text:line-break/>que igitur probe concoquunt caloris penuria <text:span text:style-name="Default_20_Paragraph_20_Font"><text:span text:style-name="T1">t</text:span></text:span> neque nutri-.<text:line-break/>untur, piopter tum siccitatem tum alteratricis facultatis im-<text:line-break/>becillilatem. Distributio ipsis, veluti a jam torpentibus prae<text:line-break/>frigore organis, et tarda et imbecilla fit. Et defectiones<text:line-break/>praeterea, quae breviores sunt, facultatis imbecillitatem noii<text:line-break/>arguunt; quae diuturniores, male obeuntur. Porro ad acti-<text:line-break/>vas actiones siccum calidum que instrumentum magis est ido-<text:line-break/>reum ; humidum et frigidum , magis imbecillum ; horiam in<text:line-break/>messio duae reliquae coniugationes sunt. Atque in aetati-<text:line-break/>bus quidem humidum et frigidum corpus non invenias;- fe-<text:line-break/>num enim corpus frigiuum. esse et siccum, demonstratum esu<text:line-break/>In pravis autem temperamentis, tum -quae fecundmn natu-<text:line-break/>ram cuique propriam Eunt, tum quae lu acquisitis affectibus<text:line-break/>fiunt, <text:span text:style-name="Default_20_Paragraph_20_Font"><text:span text:style-name="T1">invenia</text:span></text:span>s: ut verbi gratia phrenitis quidem calidus et</text:p>
      <text:p text:style-name="P3">siccus est morbus, ideoque in actionibus activis maximum<text:line-break/>habet robur; lethargus autem imbecillis, ut qui partes<text:line-break/>humore copioso frigidoque perfundat. Tale quippiam est et<text:line-break/>hydropum genus, maximeque ex iia leucophlegmatiae et<text:line-break/>anasarca. Ubique autem frigidum , sive cum siccitate con-<text:line-break/>junctum sit sive cum humiditate , tum imbecillius est tum<text:line-break/>torpidum. Ad eundem m<text:span text:style-name="Default_20_Paragraph_20_Font"><text:span text:style-name="T1">o</text:span></text:span>dum retentrices facultates , quae<text:line-break/>naturales sunt , in siccioribus et calidioribus organis validior<text:line-break/>res sunt; in humidioribus et frigidioribus , sive a nalivitate<text:line-break/>alicui sive alias contigerint, imbecilliores. Meus autem<text:line-break/>adlubenda est in singulis partibus ametriae magnitudini; ut<text:line-break/>verbi gratia nervi et tendones et musculi et ligamenta quan-<text:line-break/>to sunt sicciora, tanto sint robustiora necesse est, ad illam<text:line-break/>usque ametriam , qua vix flectantur ob duritiem , et veluti<text:line-break/>rigidentur ob siccitatem ; ita namque convulsionibus corripi-<text:line-break/>untur. Rursus naturalia <text:span text:style-name="Default_20_Paragraph_20_Font"><text:span text:style-name="T1">o</text:span></text:span>rgana, quo sunt humidiora, eo</text:p>
      <text:p text:style-name="P3">sunt ad nutriendum magis idonea, etiamsi ultimo tempera-<text:line-break/>menti gradu humida sint Ad conc<text:span text:style-name="Default_20_Paragraph_20_Font"><text:span text:style-name="T1">o</text:span></text:span>ctiones vero neque fe.<text:line-break/>ipsis neque aridioribus aptiora sunt, etiamsi similiter sint ca-<text:line-break/>lida, nisi sicco et squallenti organo siccum alimentum humo-<text:line-break/>re largo non admixto dederis. Ad distributiones vero et<text:line-break/>expulsiones valde dura corpora sunt inepta ; etenim dissici-<text:line-break/>lius tum dilatantur tum contrahuntur, qu<text:span text:style-name="Default_20_Paragraph_20_Font"><text:span text:style-name="T1">o</text:span></text:span>rum alterum:<text:line-break/>attractionem, alterum excretionem promovet. Quo vero<text:line-break/>ad pauc<text:span text:style-name="Default_20_Paragraph_20_Font"><text:span text:style-name="T1">o</text:span></text:span>s dirigat quis sc<text:span text:style-name="Default_20_Paragraph_20_Font"><text:span text:style-name="T1">a</text:span></text:span>pos, in summis rem totam distin-<text:line-break/>guam. Calor adauctus valentius suerat, quousque eo viri—<text:line-break/>um perveniat, ut nondmn colliquet, tum namque ad omnia<text:line-break/>est inutilis. Frigus vero nulli functioni est utile. Siccitas<text:line-break/>ad robur et firmitaten . conducit, quamdiu nec motu difficilia,<text:line-break/>nec facile frangibilia facit. Humiditas ad nutritionem ma-<text:line-break/>xime idonea est , sed ad alias functiones maxime contraria,<text:line-break/>auctione excepta, ad quam magis quam ad nutritionem est</text:p>
      <text:p text:style-name="P3">utilis, quum quae probe funt augenda, facillime tum tendi<text:line-break/>tum perflari undique debeant.</text:p>
      <text:p text:style-name="P1">Cap. XI. Equidem par erat fortassis huic operi jam<text:line-break/>finem imponere; non. enim, ut antea diximus, ut omnia par-<text:line-break/>ticulatim persequeremur; sed ut studiosos exerceremus plo-<text:line-break/>ribusexemplis, ad multas sympt<text:span text:style-name="Default_20_Paragraph_20_Font"><text:span text:style-name="T1">o</text:span></text:span>matum tum fpecies tum<text:line-break/>ge<text:span text:style-name="Default_20_Paragraph_20_Font"><text:span text:style-name="T1">n</text:span></text:span>era fertnonem duximus. At c<text:span text:style-name="Default_20_Paragraph_20_Font"><text:span text:style-name="T1">o</text:span></text:span>ncedente etiamnum libri<text:line-break/>magnitudine, aliquid et <text:span text:style-name="Default_20_Paragraph_20_Font"><text:span text:style-name="T1">M</text:span></text:span>e iis quae praetermissa funt disse-<text:line-break/>retur. Sive enim e naribus, sive auribus, sive palato , sive<text:line-break/>oculis, sive faucibus, sive utero, sive ex reliquarum partium<text:line-break/>quacunque aliquid excernatur, ejus tum quantitatem , tum<text:line-break/>qualitatem considerare, atque excretio ns modum ad yam .di-<text:line-break/>ctas causas . reducere oportet. Omnia namque invenientur<text:line-break/>symptomata ab intemperie similarium et organicis morbis<text:line-break/>ortum habere, praeterea a materiae ipsius tum qualitate tum<text:line-break/>quantitates .Veibi gratia catarrhi et corysae causa est ce-</text:p>
      <text:p text:style-name="P3">rebmm, ut pera quidem similaris vel a frigore, vel peraeque<text:line-break/>a solis ardore ad intemperiem reductum ; ut organica vero,<text:line-break/>quatenus impletur. Ergo qualis lu ventre diarrhoea affe-<text:line-break/>ctus ex dyspepsia fit, talis in cerebro praedictorum uterque ;<text:line-break/>catarrhum nominantibus nobis, quum excrementum in os<text:line-break/>defluit; coryzam, quum in nares: raucitas autem catarrhis<text:line-break/>supervenit, faucibus humore imbutis. Quod si in gmgulio-<text:line-break/>nem fluxio procumbat, aut vocatam in ipso arulam creat,<text:line-break/>aut alias eum in tumorem attollit ; at si in glandulas sibi in-<text:line-break/>vicem in fine oris utrinque oppositas, antiadas facit; si au-<text:line-break/>tem in partes iis proximas , paristhrnia. Defertur a capite<text:line-break/>fluxio et lu ve<text:span text:style-name="Default_20_Paragraph_20_Font"><text:span text:style-name="T1">n</text:span></text:span>triculum et in nsperam arteriam , utrumque<text:line-break/>magnopere laedens. Uerum <text:span text:style-name="Default_20_Paragraph_20_Font"><text:span text:style-name="T1">saeta</text:span></text:span>s ab ejusmodi fluxionibus<text:line-break/>laesiones tum alii ante nos diligentius exposuerunt tum<text:line-break/>nos prolixius in medendi methodo de iisdem amplius disse-<text:line-break/>remus. De iis vero, quae ex pulmone et pectore rejiciun-</text:p>
      <text:p text:style-name="P3">tur, in libris de crisibus jam egimus. Sed nec eorum, quae,<text:line-break/>ad mensium suppressionem , aut molestam omnium , quae ab<text:line-break/>utero. manant, expulfionem pertinent, etiam arduum est can-<text:line-break/>sas invenire, fi quis ad similes dirigat scopos. Etenim quum<text:line-break/>ipfius uteri corpus densiori durumque fuerit, fuppressiouis<text:line-break/>causa erit; tale scilicet aut a natura conditum, ut omnino<text:line-break/>nunquam purgetur, nili quis ipsum medicamentis longoque<text:line-break/>tempore ad meliorem statum transferat; aut certo tempore,<text:line-break/>sub illo affectu, quicmr que subinde uteros occupaverit.<text:line-break/>Etiam venarum angustia statim a principio congignitur , ubi .<text:line-break/>hac parte femina male formata est. Huic <text:span text:style-name="Default_20_Paragraph_20_Font"><text:span text:style-name="T1">asieotui</text:span></text:span> respon-<text:line-break/>det et quae ex circumiacentibus <text:span text:style-name="Default_20_Paragraph_20_Font"><text:span text:style-name="T1">partibus</text:span></text:span> valorum fit com-<text:line-break/>pressio, quum praeter modum corpus crassam evaserit. Ute-<text:line-break/>ri veru intemperies tum natura tum affectibus quibusdam<text:line-break/>suboritur, ut densitas. Aderit autem aliquando et ob ipsum<text:line-break/>materiam menstruorum retentio, qu<text:span text:style-name="Default_20_Paragraph_20_Font"><text:span text:style-name="T1">o</text:span></text:span>ties quod vacuatur, vel</text:p>
      <text:p text:style-name="P2">crassam vel glutin<text:span text:style-name="Default_20_Paragraph_20_Font"><text:span text:style-name="T1">o</text:span></text:span>sum esu Quin etiamsi id menstruum<text:line-break/>optimum fuerit, <text:span text:style-name="Default_20_Paragraph_20_Font"><text:span text:style-name="T1">o</text:span></text:span>bstructio tamen aliqua valorum ad uterum<text:line-break/>desce<text:span text:style-name="Default_20_Paragraph_20_Font"><text:span text:style-name="T1">n</text:span></text:span>dentium ab hujusm<text:span text:style-name="Default_20_Paragraph_20_Font"><text:span text:style-name="T1">o</text:span></text:span>di humoribus prius facta est; sic<text:line-break/>v qu<text:span text:style-name="Default_20_Paragraph_20_Font"><text:span text:style-name="T1">o</text:span></text:span>que supprimetur menstruum Praeterea ob uuiversum-<text:line-break/>c<text:span text:style-name="Default_20_Paragraph_20_Font"><text:span text:style-name="T1">o</text:span></text:span>rpus interdum prorsus non purgabitur musier, iirterdum<text:line-break/>pardus, aut liberalius, aut depravate. Pr<text:span text:style-name="Default_20_Paragraph_20_Font"><text:span text:style-name="T1">o</text:span></text:span>rsus quidem n<text:span text:style-name="Default_20_Paragraph_20_Font"><text:span text:style-name="T1">o</text:span></text:span>n<text:line-break/>purgabitur tum pr<text:span text:style-name="Default_20_Paragraph_20_Font"><text:span text:style-name="T1">o</text:span></text:span>pter plura exercitia, tum tenuem vi-<text:line-break/>ctum, tum humorum in alias partus sumptionem. Ob has<text:line-break/>autem ipsas caulas, sed quam pro naturae lege m<text:span text:style-name="Default_20_Paragraph_20_Font"><text:span text:style-name="T1">o</text:span></text:span>deratiores,<text:line-break/>minus purgatur ; plus autem, tum od diuturnunr <text:span text:style-name="Default_20_Paragraph_20_Font"><text:span text:style-name="T1">o</text:span></text:span>tium tum<text:line-break/>copiosum victum. Sed et depravatae per uterum fluxiones<text:line-break/>(vocatur autem id symptoma fluxus muliebris j expurgato per<text:line-break/>hanc partem universo. corpore fiunt. Est autem perpetuo<text:line-break/>quod evacuatur, tale specie, quale et qu<text:span text:style-name="Default_20_Paragraph_20_Font"><text:span text:style-name="T1">o</text:span></text:span>d in animali re-<text:line-break/>dundat; aliud rubrum, sanguinis sanies; aliud album, a pi-<text:line-break/>tuita; aliud pallidum, qu<text:span text:style-name="Default_20_Paragraph_20_Font"><text:span text:style-name="T1">o</text:span></text:span>d est biliosum; aliud aqu<text:span text:style-name="Default_20_Paragraph_20_Font"><text:span text:style-name="T1">o</text:span></text:span>sum et<text:line-break/>setosum. Est autem et praeter haec eorum , quae ab utero</text:p>
      <text:p text:style-name="P3">profluunt, vernatio prava, ob affectum aliquem in ipsi, ex-<text:line-break/>ortum. Est praeterea quoque talis mensium suppressio,<text:line-break/>quum neque ob sa<text:span text:style-name="Default_20_Paragraph_20_Font"><text:span text:style-name="T1">n</text:span></text:span>guinis penuriam , ut post plures exeret-<text:line-break/>sationes et tenuem victum accidere dictum est, neque pro-<text:line-break/>pter affectum in utero co<text:span text:style-name="Default_20_Paragraph_20_Font"><text:span text:style-name="T1">n</text:span></text:span>sistentem , sini interdum ob virium<text:line-break/>robur, sanguine in alias partes irruente, purgationes uteri<text:line-break/>sistuntur. Verum, ut nuper dicebam, haud arbitror difficile<text:line-break/>quemque lus incommentariis versatum et jam in multis ex-<text:line-break/>ercitatum per se ipsum quoque talia invenire. Etenim<text:line-break/>quod et propter uteri proprios morbos, tum qui in ejus cor-<text:line-break/>nibns, tum qui in cervice cousistunt, tum qui in toto <text:span text:style-name="Default_20_Paragraph_20_Font"><text:span text:style-name="T1">ejus<text:line-break/></text:span></text:span>conceptaculo , aliquando quidem aut plura quam prius, aut<text:line-break/>pauciora feruntur me<text:span text:style-name="Default_20_Paragraph_20_Font"><text:span text:style-name="T1">n</text:span></text:span>strua ; aliquando autum prorsus non<text:line-break/><text:span text:style-name="Default_20_Paragraph_20_Font"><text:span text:style-name="T1">sinant</text:span></text:span>, aut prava effluant, nemluem latet; etiam imperviae<text:line-break/>feminae in sermonis nostii divisione sub hoc genere inveni-<text:line-break/>untur. Sic autem et qui priapismus vocatur, tumescentia<text:line-break/>et inflatioin voluntaria est marium pudendi, symptoma ab</text:p>
      <text:p text:style-name="P3">inflante spiritu natium Quinetiam gonorrhoeae, quae citra<text:line-break/>tensionem pudendi sunt , imbecillitate retentricis seminalium<text:line-break/>valorum facultatis fiunt, quae vero tenso quodammodo <text:span text:style-name="Default_20_Paragraph_20_Font"><text:span text:style-name="T1">pu-<text:line-break/>d</text:span></text:span>a<text:span text:style-name="Default_20_Paragraph_20_Font"><text:span text:style-name="T1">ndo , </text:span></text:span>ceu convulfio<text:span text:style-name="Default_20_Paragraph_20_Font"><text:span text:style-name="T1">n</text:span></text:span>i cuidam similes erunt affectus. Non<text:line-break/>est igitur de bis pluribus disserendum.</text:p>
      <text:p text:style-name="P1">Cap. XII. Transeuntes autum ad reliquum fympto-<text:line-break/>matum genus, quod multis verbis non instiget ob ea, quae de<text:line-break/>consequentibus fe invicem symptomatis praedicta sunt, jam<text:line-break/>huic operi finem imponamus. Ergo colores mutabuntur, ut<text:line-break/>summatim dicam, ob humores, qni a naturali specie decesse-<text:line-break/>runt, aut qui in altum <text:span text:style-name="Default_20_Paragraph_20_Font"><text:span text:style-name="T1">corpu</text:span></text:span>s revertuntur, aut cutem veluti<text:line-break/>per<text:span text:style-name="Default_20_Paragraph_20_Font"><text:span text:style-name="T1">t</text:span></text:span>undunt. Particulatim vero propter causas , quae hu-<text:line-break/>mores ad ejusmodi tum motus, tum affectus pervenire oom-<text:line-break/>pellunti Hae vero stant tum animi perturbatio<text:span text:style-name="Default_20_Paragraph_20_Font"><text:span text:style-name="T1">n</text:span></text:span>es, tum am-<text:line-break/>bientis nos aeris in calorem et frigus mutationes ; tum ipsius<text:line-break/>corporis affectus, sanguinem vel calidiorem, vel frigidiorem,<text:line-break/>vel parciorem, vei uberiorem, vel suras protrmfunr , vel in-</text:p>
      <text:p text:style-name="P3">tro revulsum continentis. Hujus autum generis est omnis<text:line-break/>vitiosius humor, qui <text:span text:style-name="Default_20_Paragraph_20_Font"><text:span text:style-name="T1">t</text:span></text:span>ua specie etiam totius corporis colorem<text:line-break/>asserat, ut in aurigine et hydero et elephante et spleni<text:span text:style-name="Default_20_Paragraph_20_Font"><text:span text:style-name="T1">o</text:span></text:span> et<text:line-break/>jecoris imbecillitate. His autem proportione respondent<text:line-break/>cujusque partis decolorationes. Figurae vero naturales par-<text:line-break/>tium immutabuntur, quum hae vel immoderatius replentur,<text:line-break/>vel vacuantur, vela propriis sedibus transferuntur, vel avel-<text:line-break/>luntur. Causae vero cujusque horum affectuum plures funt,<text:line-break/>quas etiam invenire huic arduum non est, qui superiora non<text:line-break/>oscisanter perlegerit. - Sic nec graveolentiae autmolliciei<text:line-break/>aut duritiei,- aliorumve his similium causas in ventre opero-<text:line-break/>sum est: ei, qui a praedictis progrediatur ; quinymo jam ni- ..<text:line-break/>ctae a me su<text:span text:style-name="Default_20_Paragraph_20_Font"><text:span text:style-name="T1">n</text:span></text:span>t in fine libri, qui De symptomatum differentiis<text:line-break/>inscribitur ; ac proi<text:span text:style-name="Default_20_Paragraph_20_Font"><text:span text:style-name="T1">n</text:span></text:span>de in his haud immorandum. . Sed hoc<text:line-break/>loco opus de symptomatum -causis finem habeat, hoc tantum<text:line-break/><text:span text:style-name="Default_20_Paragraph_20_Font"><text:span text:style-name="T2">a </text:span></text:span>nobis adjectis, quod in libro De symptomatum differentiis<text:line-break/>huc demonstrandum distulimus, quaedam symptomata <text:span text:style-name="Default_20_Paragraph_20_Font"><text:span text:style-name="T1">t</text:span></text:span>e in-</text:p>
      <text:p text:style-name="P3">vicem necessario sequi, quaedam non necessario ; quod ipsum.<text:line-break/>quoque non longo milli sermone videtur indigere; <text:span text:style-name="Default_20_Paragraph_20_Font"><text:span text:style-name="T1">t</text:span></text:span>est satis<text:line-break/>erit me sub unico exemplo rei methodium demonstrantem<text:line-break/>particularium multitudinem abjicere. . Hortor igitur, ut uni-.<text:line-break/>madvertas, utrum ab unica cau<text:span text:style-name="Default_20_Paragraph_20_Font"><text:span text:style-name="T1">t</text:span></text:span>a perficiatur effectus, . an<text:line-break/>pluribus. Si enim ab unica , causam efficientem sequi neri<text:line-break/>nesse est; pluribus autem ad sui. generationem fi indiget, non<text:line-break/>necessario. Atque. haec quidem in rebus omnibus comma-<text:line-break/>nis est methodus. . Ad hunc igitur modum tibi fymptoniata<text:line-break/>exploranda sunt. . Quippe fi unum <text:span text:style-name="Default_20_Paragraph_20_Font"><text:span text:style-name="T1">samptoma</text:span></text:span> ab uno fiat,:<text:line-break/>necessario illi succedit: sui ad fecundi symptomatis genera-<text:line-break/>tionem aliae quaedam causae co<text:span text:style-name="Default_20_Paragraph_20_Font"><text:span text:style-name="T1">n</text:span></text:span>cu<text:span text:style-name="Default_20_Paragraph_20_Font"><text:span text:style-name="T1">r</text:span></text:span>rant , minime necessario<text:line-break/>priori succedet. Non enim apepfiam necessa<text:span text:style-name="Default_20_Paragraph_20_Font"><text:span text:style-name="T1">r</text:span></text:span>io inflatio sc.--<text:line-break/>quitm ; ut neque mordicatio, neque humida aut multa de--<text:line-break/>jectio, neque nausea, aut inappetentia, aut intensa appeten-<text:line-break/>tia, aut ad actiones ignavia, aut mentis torpor, aut capitis<text:line-break/>gravitas, aut vigilia, aut eardialgia; neque praeterea magis</text:p>
      <text:p text:style-name="P3">epilepsia, aut amentia, aut extasis, aut coma, ut neque nroe- .<text:line-break/>stilla ulla, neque alia quaevis molestia, neque mullo magis<text:line-break/>melanch<text:span text:style-name="Default_20_Paragraph_20_Font"><text:span text:style-name="T1">o</text:span></text:span>lica, praeterea neque omnino coli,. veI renum, vel<text:line-break/>lienis, veIjerinoris, veI thoracis, vel articulorum dolor;<text:line-break/>ut <text:span text:style-name="Default_20_Paragraph_20_Font"><text:span text:style-name="T1">n</text:span></text:span>ec luaequalitas, aut horror, aut rigor, autsebris. Quan-<text:line-break/>quam tum horum tum reliquorum prope omnium fympto-<text:line-break/>matum nullum invenitur, quod no<text:span text:style-name="Default_20_Paragraph_20_Font"><text:span text:style-name="T1">n</text:span></text:span> aliquo tempore in iis,<text:line-break/>qui male concoxerunt, appareat: imo pro cruditatis magni-<text:line-break/>tudine ac differentia , et naturae hominis facili. fertili atque<text:line-break/>difficili , . singularumque corporis partium robore aut imbe-<text:line-break/>cillitate, alias. aliud symptoma gignetur. Quippe magna<text:line-break/>cruditas et maj ora et plura symptomata ereat; parva cosse;-<text:line-break/>tra pauciora minoraque. Jam vero et cruditatum ipsarum<text:line-break/>differentiae, quae ad frigidum .et pituitosum deflectunt, ali-<text:line-break/>orum symptomatum sunt causae ; quae ad nidorem et.calo-<text:line-break/>rem, aliorum; sic et quae non mordent,. et- quae in halituo-<text:line-break/>fum spiritum folutae sunt, aut non sumtae; Sed et humi-</text:p>
      <text:p text:style-name="P3">nis natura, ut dictum est, symptomatum generationi tum<text:line-break/>conseri tum repugnat. Verbi gratia, quibus hebetis sen-<text:line-break/><text:span text:style-name="Default_20_Paragraph_20_Font"><text:span text:style-name="T1">t</text:span></text:span>us ventriculus est, ii neque veheme<text:span text:style-name="Default_20_Paragraph_20_Font"><text:span text:style-name="T1">n</text:span></text:span>ter mordentur, neque<text:line-break/>dolent, neque multa excernunt; eodemque modo nec cardr-<text:line-break/>algia laborant , nec facile capite infestantur : quibus boni est<text:line-break/><text:span text:style-name="Default_20_Paragraph_20_Font"><text:span text:style-name="T1">t</text:span></text:span>ensus, iis omnia haec ex facili <text:span text:style-name="Default_20_Paragraph_20_Font"><text:span text:style-name="T1">s</text:span></text:span>uperveniunt, principe parte<text:line-break/>e fupernis symptomata emittente. Quid dicendum , singulis<text:line-break/>cruditate laborantibus eam partem maxime laesionem sentire,<text:line-break/>quae imbecilliora est? Prolude dicere non par est, sympto-<text:line-break/>ma ullam necessario eruditatem loqui Atqui actionis dis-<text:line-break/>tribuendi in corpus alimenti sive privatio sive imbecillitas<text:line-break/>atrophiam necessario indurit ; quemadmodum etiam altera-<text:line-break/>tricis in singulis partibus facultatis laesio et secretionis ex-<text:line-break/>crementorum a sanguine frustratio, quae secretiicis actionis<text:line-break/>est symptoma, necessario decolorationis ad<text:span text:style-name="Default_20_Paragraph_20_Font"><text:span text:style-name="T1">t</text:span></text:span>eri symptomata.<text:line-break/>Vocatur alterum eorum morbus regius ; alterum, quod me-<text:line-break/>Iancholico excremento succedit, sine nomine est. Simili</text:p>
      <text:p text:style-name="P3">modo in omni symptomatis genere , et quae semper sibi fuc-<text:line-break/>cedant invenies, et quae non semper. Ego vero longitudini<text:line-break/>parcens, hinc libro finem impona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1T18:59:00Z</meta:creation-date>
    <dc:date>2023-01-11T21:36:38.702000000</dc:date>
    <meta:editing-cycles>3</meta:editing-cycles>
    <meta:editing-duration>PT1H26M35S</meta:editing-duration>
    <meta:document-statistic meta:table-count="0" meta:image-count="0" meta:object-count="0" meta:page-count="188" meta:paragraph-count="224" meta:word-count="27419" meta:character-count="185039" meta:non-whitespace-character-count="157832"/>
    <meta:template xlink:type="simple" xlink:actuate="onRequest" xlink:title="" xlink:href="Normal.dotm"/>
  </office:meta>
</office:document-meta>
</file>